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4">
      <style:table-cell-properties fo:wrap-option="wrap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estDefinitivoMSrecursivoSeri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office:value-type="string" calcext:value-type="string">
            <text:p>T48</text:p>
          </table:table-cell>
          <table:table-cell office:value-type="string" calcext:value-type="string">
            <text:p>T49</text:p>
          </table:table-cell>
          <table:table-cell office:value-type="string" calcext:value-type="string">
            <text:p>T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77" calcext:value-type="float">
            <text:p>5077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443300" calcext:value-type="float">
            <text:p>443300</text:p>
          </table:table-cell>
          <table:table-cell office:value-type="float" office:value="5600" calcext:value-type="float">
            <text:p>5600</text:p>
          </table:table-cell>
          <table:table-cell office:value-type="float" office:value="3800" calcext:value-type="float">
            <text:p>38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office:value-type="float" office:value="5100" calcext:value-type="float">
            <text:p>5100</text:p>
          </table:table-cell>
          <table:table-cell office:value-type="float" office:value="5800" calcext:value-type="float">
            <text:p>5800</text:p>
          </table:table-cell>
          <table:table-cell office:value-type="float" office:value="4500" calcext:value-type="float">
            <text:p>4500</text:p>
          </table:table-cell>
          <table:table-cell office:value-type="float" office:value="2500" calcext:value-type="float">
            <text:p>25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2900" calcext:value-type="float">
            <text:p>2900</text:p>
          </table:table-cell>
          <table:table-cell office:value-type="float" office:value="3700" calcext:value-type="float">
            <text:p>3700</text:p>
          </table:table-cell>
          <table:table-cell office:value-type="float" office:value="12100" calcext:value-type="float">
            <text:p>12100</text:p>
          </table:table-cell>
          <table:table-cell office:value-type="float" office:value="7900" calcext:value-type="float">
            <text:p>7900</text:p>
          </table:table-cell>
          <table:table-cell office:value-type="float" office:value="6200" calcext:value-type="float">
            <text:p>6200</text:p>
          </table:table-cell>
          <table:table-cell office:value-type="float" office:value="20800" calcext:value-type="float">
            <text:p>20800</text:p>
          </table:table-cell>
          <table:table-cell office:value-type="float" office:value="5400" calcext:value-type="float">
            <text:p>5400</text:p>
          </table:table-cell>
          <table:table-cell office:value-type="float" office:value="3000" calcext:value-type="float">
            <text:p>3000</text:p>
          </table:table-cell>
          <table:table-cell office:value-type="float" office:value="6100" calcext:value-type="float">
            <text:p>61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100" calcext:value-type="float">
            <text:p>5100</text:p>
          </table:table-cell>
          <table:table-cell office:value-type="float" office:value="4400" calcext:value-type="float">
            <text:p>4400</text:p>
          </table:table-cell>
          <table:table-cell office:value-type="float" office:value="7100" calcext:value-type="float">
            <text:p>7100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office:value-type="float" office:value="4900" calcext:value-type="float">
            <text:p>4900</text:p>
          </table:table-cell>
          <table:table-cell office:value-type="float" office:value="4300" calcext:value-type="float">
            <text:p>4300</text:p>
          </table:table-cell>
          <table:table-cell office:value-type="float" office:value="10500" calcext:value-type="float">
            <text:p>10500</text:p>
          </table:table-cell>
          <table:table-cell office:value-type="float" office:value="4900" calcext:value-type="float">
            <text:p>4900</text:p>
          </table:table-cell>
          <table:table-cell office:value-type="float" office:value="6900" calcext:value-type="float">
            <text:p>6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300" calcext:value-type="float">
            <text:p>6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2900" calcext:value-type="float">
            <text:p>2900</text:p>
          </table:table-cell>
          <table:table-cell office:value-type="float" office:value="2600" calcext:value-type="float">
            <text:p>2600</text:p>
          </table:table-cell>
          <table:table-cell office:value-type="float" office:value="3100" calcext:value-type="float">
            <text:p>3100</text:p>
          </table:table-cell>
          <table:table-cell office:value-type="float" office:value="4000" calcext:value-type="float">
            <text:p>4000</text:p>
          </table:table-cell>
          <table:table-cell office:value-type="float" office:value="2800" calcext:value-type="float">
            <text:p>2800</text:p>
          </table:table-cell>
          <table:table-cell office:value-type="float" office:value="3300" calcext:value-type="float">
            <text:p>330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1700" calcext:value-type="float">
            <text:p>1700</text:p>
          </table:table-cell>
          <table:table-cell office:value-type="float" office:value="2400" calcext:value-type="float">
            <text:p>2400</text:p>
          </table:table-cell>
          <table:table-cell office:value-type="float" office:value="3400" calcext:value-type="float">
            <text:p>34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083" calcext:value-type="float">
            <text:p>8083</text:p>
          </table:table-cell>
          <table:table-cell office:value-type="float" office:value="3900" calcext:value-type="float">
            <text:p>3900</text:p>
          </table:table-cell>
          <table:table-cell office:value-type="float" office:value="60300" calcext:value-type="float">
            <text:p>6030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8200" calcext:value-type="float">
            <text:p>820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6000" calcext:value-type="float">
            <text:p>6000</text:p>
          </table:table-cell>
          <table:table-cell office:value-type="float" office:value="5200" calcext:value-type="float">
            <text:p>5200</text:p>
          </table:table-cell>
          <table:table-cell office:value-type="float" office:value="4900" calcext:value-type="float">
            <text:p>4900</text:p>
          </table:table-cell>
          <table:table-cell office:value-type="float" office:value="6500" calcext:value-type="float">
            <text:p>6500</text:p>
          </table:table-cell>
          <table:table-cell office:value-type="float" office:value="6800" calcext:value-type="float">
            <text:p>6800</text:p>
          </table:table-cell>
          <table:table-cell office:value-type="float" office:value="4300" calcext:value-type="float">
            <text:p>4300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6600" calcext:value-type="float">
            <text:p>6600</text:p>
          </table:table-cell>
          <table:table-cell office:value-type="float" office:value="5200" calcext:value-type="float">
            <text:p>52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6300" calcext:value-type="float">
            <text:p>6300</text:p>
          </table:table-cell>
          <table:table-cell office:value-type="float" office:value="6200" calcext:value-type="float">
            <text:p>6200</text:p>
          </table:table-cell>
          <table:table-cell office:value-type="float" office:value="7500" calcext:value-type="float">
            <text:p>7500</text:p>
          </table:table-cell>
          <table:table-cell office:value-type="float" office:value="5500" calcext:value-type="float">
            <text:p>5500</text:p>
          </table:table-cell>
          <table:table-cell office:value-type="float" office:value="8600" calcext:value-type="float">
            <text:p>8600</text:p>
          </table:table-cell>
          <table:table-cell office:value-type="float" office:value="23500" calcext:value-type="float">
            <text:p>23500</text:p>
          </table:table-cell>
          <table:table-cell office:value-type="float" office:value="6400" calcext:value-type="float">
            <text:p>6400</text:p>
          </table:table-cell>
          <table:table-cell office:value-type="float" office:value="8100" calcext:value-type="float">
            <text:p>8100</text:p>
          </table:table-cell>
          <table:table-cell office:value-type="float" office:value="9800" calcext:value-type="float">
            <text:p>9800</text:p>
          </table:table-cell>
          <table:table-cell office:value-type="float" office:value="8800" calcext:value-type="float">
            <text:p>88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" calcext:value-type="float">
            <text:p>4800</text:p>
          </table:table-cell>
          <table:table-cell office:value-type="float" office:value="6900" calcext:value-type="float">
            <text:p>6900</text:p>
          </table:table-cell>
          <table:table-cell office:value-type="float" office:value="6300" calcext:value-type="float">
            <text:p>6300</text:p>
          </table:table-cell>
          <table:table-cell office:value-type="float" office:value="60300" calcext:value-type="float">
            <text:p>60300</text:p>
          </table:table-cell>
          <table:table-cell office:value-type="float" office:value="14900" calcext:value-type="float">
            <text:p>14900</text:p>
          </table:table-cell>
          <table:table-cell office:value-type="float" office:value="16600" calcext:value-type="float">
            <text:p>16600</text:p>
          </table:table-cell>
          <table:table-cell office:value-type="float" office:value="13400" calcext:value-type="float">
            <text:p>13400</text:p>
          </table:table-cell>
          <table:table-cell office:value-type="float" office:value="21800" calcext:value-type="float">
            <text:p>218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5100" calcext:value-type="float">
            <text:p>51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16400" calcext:value-type="float">
            <text:p>16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83" calcext:value-type="float">
            <text:p>6083</text:p>
          </table:table-cell>
          <table:table-cell office:value-type="float" office:value="3100" calcext:value-type="float">
            <text:p>3100</text:p>
          </table:table-cell>
          <table:table-cell office:value-type="float" office:value="18600" calcext:value-type="float">
            <text:p>18600</text:p>
          </table:table-cell>
          <table:table-cell office:value-type="float" office:value="9500" calcext:value-type="float">
            <text:p>9500</text:p>
          </table:table-cell>
          <table:table-cell office:value-type="float" office:value="7400" calcext:value-type="float">
            <text:p>7400</text:p>
          </table:table-cell>
          <table:table-cell office:value-type="float" office:value="6200" calcext:value-type="float">
            <text:p>6200</text:p>
          </table:table-cell>
          <table:table-cell office:value-type="float" office:value="7400" calcext:value-type="float">
            <text:p>7400</text:p>
          </table:table-cell>
          <table:table-cell office:value-type="float" office:value="6500" calcext:value-type="float">
            <text:p>6500</text:p>
          </table:table-cell>
          <table:table-cell office:value-type="float" office:value="9400" calcext:value-type="float">
            <text:p>9400</text:p>
          </table:table-cell>
          <table:table-cell office:value-type="float" office:value="6600" calcext:value-type="float">
            <text:p>66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table:number-columns-repeated="2"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18600" calcext:value-type="float">
            <text:p>18600</text:p>
          </table:table-cell>
          <table:table-cell office:value-type="float" office:value="3700" calcext:value-type="float">
            <text:p>37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6900" calcext:value-type="float">
            <text:p>69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200" calcext:value-type="float">
            <text:p>62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3100" calcext:value-type="float">
            <text:p>3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6300" calcext:value-type="float">
            <text:p>6300</text:p>
          </table:table-cell>
          <table:table-cell office:value-type="float" office:value="5100" calcext:value-type="float">
            <text:p>5100</text:p>
          </table:table-cell>
          <table:table-cell office:value-type="float" office:value="4800" calcext:value-type="float">
            <text:p>4800</text:p>
          </table:table-cell>
          <table:table-cell office:value-type="float" office:value="6200" calcext:value-type="float">
            <text:p>6200</text:p>
          </table:table-cell>
          <table:table-cell office:value-type="float" office:value="6800" calcext:value-type="float">
            <text:p>6800</text:p>
          </table:table-cell>
          <table:table-cell office:value-type="float" office:value="5900" calcext:value-type="float">
            <text:p>5900</text:p>
          </table:table-cell>
          <table:table-cell office:value-type="float" office:value="6500" calcext:value-type="float">
            <text:p>6500</text:p>
          </table:table-cell>
          <table:table-cell office:value-type="float" office:value="7700" calcext:value-type="float">
            <text:p>7700</text:p>
          </table:table-cell>
          <table:table-cell office:value-type="float" office:value="5300" calcext:value-type="float">
            <text:p>5300</text:p>
          </table:table-cell>
          <table:table-cell office:value-type="float" office:value="5600" calcext:value-type="float">
            <text:p>5600</text:p>
          </table:table-cell>
          <table:table-cell office:value-type="float" office:value="4300" calcext:value-type="float">
            <text:p>4300</text:p>
          </table:table-cell>
          <table:table-cell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4600" calcext:value-type="float">
            <text:p>4600</text:p>
          </table:table-cell>
          <table:table-cell office:value-type="float" office:value="6100" calcext:value-type="float">
            <text:p>6100</text:p>
          </table:table-cell>
          <table:table-cell office:value-type="float" office:value="4800" calcext:value-type="float">
            <text:p>4800</text:p>
          </table:table-cell>
          <table:table-cell office:value-type="float" office:value="4600" calcext:value-type="float">
            <text:p>4600</text:p>
          </table:table-cell>
          <table:table-cell office:value-type="float" office:value="5600" calcext:value-type="float">
            <text:p>5600</text:p>
          </table:table-cell>
          <table:table-cell office:value-type="float" office:value="5500" calcext:value-type="float">
            <text:p>55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100" calcext:value-type="float">
            <text:p>6100</text:p>
          </table:table-cell>
          <table:table-cell office:value-type="float" office:value="5000" calcext:value-type="float">
            <text:p>5000</text:p>
          </table:table-cell>
          <table:table-cell office:value-type="float" office:value="3800" calcext:value-type="float">
            <text:p>3800</text:p>
          </table:table-cell>
          <table:table-cell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4033" calcext:value-type="float">
            <text:p>24033</text:p>
          </table:table-cell>
          <table:table-cell office:value-type="float" office:value="17000" calcext:value-type="float">
            <text:p>17000</text:p>
          </table:table-cell>
          <table:table-cell office:value-type="float" office:value="33700" calcext:value-type="float">
            <text:p>33700</text:p>
          </table:table-cell>
          <table:table-cell office:value-type="float" office:value="22900" calcext:value-type="float">
            <text:p>22900</text:p>
          </table:table-cell>
          <table:table-cell office:value-type="float" office:value="26500" calcext:value-type="float">
            <text:p>26500</text:p>
          </table:table-cell>
          <table:table-cell office:value-type="float" office:value="22200" calcext:value-type="float">
            <text:p>22200</text:p>
          </table:table-cell>
          <table:table-cell office:value-type="float" office:value="24600" calcext:value-type="float">
            <text:p>24600</text:p>
          </table:table-cell>
          <table:table-cell office:value-type="float" office:value="24700" calcext:value-type="float">
            <text:p>24700</text:p>
          </table:table-cell>
          <table:table-cell office:value-type="float" office:value="26200" calcext:value-type="float">
            <text:p>26200</text:p>
          </table:table-cell>
          <table:table-cell office:value-type="float" office:value="25300" calcext:value-type="float">
            <text:p>25300</text:p>
          </table:table-cell>
          <table:table-cell office:value-type="float" office:value="23300" calcext:value-type="float">
            <text:p>23300</text:p>
          </table:table-cell>
          <table:table-cell office:value-type="float" office:value="24100" calcext:value-type="float">
            <text:p>24100</text:p>
          </table:table-cell>
          <table:table-cell office:value-type="float" office:value="23400" calcext:value-type="float">
            <text:p>23400</text:p>
          </table:table-cell>
          <table:table-cell office:value-type="float" office:value="23700" calcext:value-type="float">
            <text:p>23700</text:p>
          </table:table-cell>
          <table:table-cell office:value-type="float" office:value="24500" calcext:value-type="float">
            <text:p>24500</text:p>
          </table:table-cell>
          <table:table-cell office:value-type="float" office:value="24400" calcext:value-type="float">
            <text:p>24400</text:p>
          </table:table-cell>
          <table:table-cell office:value-type="float" office:value="22700" calcext:value-type="float">
            <text:p>22700</text:p>
          </table:table-cell>
          <table:table-cell office:value-type="float" office:value="24500" calcext:value-type="float">
            <text:p>24500</text:p>
          </table:table-cell>
          <table:table-cell office:value-type="float" office:value="25200" calcext:value-type="float">
            <text:p>25200</text:p>
          </table:table-cell>
          <table:table-cell office:value-type="float" office:value="30500" calcext:value-type="float">
            <text:p>30500</text:p>
          </table:table-cell>
          <table:table-cell office:value-type="float" office:value="21200" calcext:value-type="float">
            <text:p>21200</text:p>
          </table:table-cell>
          <table:table-cell office:value-type="float" office:value="20900" calcext:value-type="float">
            <text:p>20900</text:p>
          </table:table-cell>
          <table:table-cell office:value-type="float" office:value="23700" calcext:value-type="float">
            <text:p>237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300" calcext:value-type="float">
            <text:p>30300</text:p>
          </table:table-cell>
          <table:table-cell office:value-type="float" office:value="24200" calcext:value-type="float">
            <text:p>24200</text:p>
          </table:table-cell>
          <table:table-cell office:value-type="float" office:value="22300" calcext:value-type="float">
            <text:p>22300</text:p>
          </table:table-cell>
          <table:table-cell office:value-type="float" office:value="23700" calcext:value-type="float">
            <text:p>23700</text:p>
          </table:table-cell>
          <table:table-cell office:value-type="float" office:value="22100" calcext:value-type="float">
            <text:p>22100</text:p>
          </table:table-cell>
          <table:table-cell office:value-type="float" office:value="33700" calcext:value-type="float">
            <text:p>33700</text:p>
          </table:table-cell>
          <table:table-cell office:value-type="float" office:value="24400" calcext:value-type="float">
            <text:p>24400</text:p>
          </table:table-cell>
          <table:table-cell office:value-type="float" office:value="22900" calcext:value-type="float">
            <text:p>22900</text:p>
          </table:table-cell>
          <table:table-cell office:value-type="float" office:value="25100" calcext:value-type="float">
            <text:p>25100</text:p>
          </table:table-cell>
          <table:table-cell office:value-type="float" office:value="23900" calcext:value-type="float">
            <text:p>23900</text:p>
          </table:table-cell>
          <table:table-cell office:value-type="float" office:value="25300" calcext:value-type="float">
            <text:p>25300</text:p>
          </table:table-cell>
          <table:table-cell office:value-type="float" office:value="24100" calcext:value-type="float">
            <text:p>24100</text:p>
          </table:table-cell>
          <table:table-cell office:value-type="float" office:value="22400" calcext:value-type="float">
            <text:p>22400</text:p>
          </table:table-cell>
          <table:table-cell office:value-type="float" office:value="20900" calcext:value-type="float">
            <text:p>20900</text:p>
          </table:table-cell>
          <table:table-cell office:value-type="float" office:value="17000" calcext:value-type="float">
            <text:p>17000</text:p>
          </table:table-cell>
          <table:table-cell office:value-type="float" office:value="24300" calcext:value-type="float">
            <text:p>24300</text:p>
          </table:table-cell>
          <table:table-cell office:value-type="float" office:value="23800" calcext:value-type="float">
            <text:p>23800</text:p>
          </table:table-cell>
          <table:table-cell office:value-type="float" office:value="24400" calcext:value-type="float">
            <text:p>24400</text:p>
          </table:table-cell>
          <table:table-cell office:value-type="float" office:value="23600" calcext:value-type="float">
            <text:p>23600</text:p>
          </table:table-cell>
          <table:table-cell office:value-type="float" office:value="21400" calcext:value-type="float">
            <text:p>21400</text:p>
          </table:table-cell>
          <table:table-cell office:value-type="float" office:value="21900" calcext:value-type="float">
            <text:p>21900</text:p>
          </table:table-cell>
          <table:table-cell office:value-type="float" office:value="25700" calcext:value-type="float">
            <text:p>25700</text:p>
          </table:table-cell>
          <table:table-cell office:value-type="float" office:value="23200" calcext:value-type="float">
            <text:p>23200</text:p>
          </table:table-cell>
          <table:table-cell office:value-type="float" office:value="24100" calcext:value-type="float">
            <text:p>24100</text:p>
          </table:table-cell>
          <table:table-cell office:value-type="float" office:value="25700" calcext:value-type="float">
            <text:p>25700</text:p>
          </table:table-cell>
          <table:table-cell office:value-type="float" office:value="21800" calcext:value-type="float">
            <text:p>21800</text:p>
          </table:table-cell>
          <table:table-cell office:value-type="float" office:value="24600" calcext:value-type="float">
            <text:p>24600</text:p>
          </table:table-cell>
          <table:table-cell office:value-type="float" office:value="22300" calcext:value-type="float">
            <text:p>22300</text:p>
          </table:table-cell>
          <table:table-cell office:value-type="float" office:value="25700" calcext:value-type="float">
            <text:p>257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3639" calcext:value-type="float">
            <text:p>53639</text:p>
          </table:table-cell>
          <table:table-cell office:value-type="float" office:value="42700" calcext:value-type="float">
            <text:p>42700</text:p>
          </table:table-cell>
          <table:table-cell office:value-type="float" office:value="70900" calcext:value-type="float">
            <text:p>70900</text:p>
          </table:table-cell>
          <table:table-cell office:value-type="float" office:value="59700" calcext:value-type="float">
            <text:p>59700</text:p>
          </table:table-cell>
          <table:table-cell office:value-type="float" office:value="51900" calcext:value-type="float">
            <text:p>51900</text:p>
          </table:table-cell>
          <table:table-cell office:value-type="float" office:value="53300" calcext:value-type="float">
            <text:p>53300</text:p>
          </table:table-cell>
          <table:table-cell office:value-type="float" office:value="52800" calcext:value-type="float">
            <text:p>52800</text:p>
          </table:table-cell>
          <table:table-cell office:value-type="float" office:value="70900" calcext:value-type="float">
            <text:p>70900</text:p>
          </table:table-cell>
          <table:table-cell office:value-type="float" office:value="50400" calcext:value-type="float">
            <text:p>50400</text:p>
          </table:table-cell>
          <table:table-cell office:value-type="float" office:value="69300" calcext:value-type="float">
            <text:p>69300</text:p>
          </table:table-cell>
          <table:table-cell office:value-type="float" office:value="56800" calcext:value-type="float">
            <text:p>56800</text:p>
          </table:table-cell>
          <table:table-cell office:value-type="float" office:value="58600" calcext:value-type="float">
            <text:p>58600</text:p>
          </table:table-cell>
          <table:table-cell office:value-type="float" office:value="53400" calcext:value-type="float">
            <text:p>53400</text:p>
          </table:table-cell>
          <table:table-cell office:value-type="float" office:value="51300" calcext:value-type="float">
            <text:p>51300</text:p>
          </table:table-cell>
          <table:table-cell office:value-type="float" office:value="50200" calcext:value-type="float">
            <text:p>50200</text:p>
          </table:table-cell>
          <table:table-cell office:value-type="float" office:value="49800" calcext:value-type="float">
            <text:p>49800</text:p>
          </table:table-cell>
          <table:table-cell office:value-type="float" office:value="51800" calcext:value-type="float">
            <text:p>51800</text:p>
          </table:table-cell>
          <table:table-cell office:value-type="float" office:value="50100" calcext:value-type="float">
            <text:p>50100</text:p>
          </table:table-cell>
          <table:table-cell office:value-type="float" office:value="54600" calcext:value-type="float">
            <text:p>54600</text:p>
          </table:table-cell>
          <table:table-cell office:value-type="float" office:value="54300" calcext:value-type="float">
            <text:p>54300</text:p>
          </table:table-cell>
          <table:table-cell office:value-type="float" office:value="46500" calcext:value-type="float">
            <text:p>46500</text:p>
          </table:table-cell>
          <table:table-cell office:value-type="float" office:value="42700" calcext:value-type="float">
            <text:p>42700</text:p>
          </table:table-cell>
          <table:table-cell office:value-type="float" office:value="52200" calcext:value-type="float">
            <text:p>52200</text:p>
          </table:table-cell>
          <table:table-cell office:value-type="float" office:value="50600" calcext:value-type="float">
            <text:p>50600</text:p>
          </table:table-cell>
          <table:table-cell office:value-type="float" office:value="53200" calcext:value-type="float">
            <text:p>53200</text:p>
          </table:table-cell>
          <table:table-cell office:value-type="float" office:value="52900" calcext:value-type="float">
            <text:p>52900</text:p>
          </table:table-cell>
          <table:table-cell table:number-columns-repeated="2" office:value-type="float" office:value="52500" calcext:value-type="float">
            <text:p>52500</text:p>
          </table:table-cell>
          <table:table-cell office:value-type="float" office:value="56700" calcext:value-type="float">
            <text:p>56700</text:p>
          </table:table-cell>
          <table:table-cell office:value-type="float" office:value="53900" calcext:value-type="float">
            <text:p>53900</text:p>
          </table:table-cell>
          <table:table-cell office:value-type="float" office:value="51200" calcext:value-type="float">
            <text:p>51200</text:p>
          </table:table-cell>
          <table:table-cell office:value-type="float" office:value="53600" calcext:value-type="float">
            <text:p>53600</text:p>
          </table:table-cell>
          <table:table-cell office:value-type="float" office:value="58600" calcext:value-type="float">
            <text:p>58600</text:p>
          </table:table-cell>
          <table:table-cell office:value-type="float" office:value="68000" calcext:value-type="float">
            <text:p>68000</text:p>
          </table:table-cell>
          <table:table-cell table:number-columns-repeated="2" office:value-type="float" office:value="54100" calcext:value-type="float">
            <text:p>54100</text:p>
          </table:table-cell>
          <table:table-cell office:value-type="float" office:value="54300" calcext:value-type="float">
            <text:p>54300</text:p>
          </table:table-cell>
          <table:table-cell office:value-type="float" office:value="53200" calcext:value-type="float">
            <text:p>53200</text:p>
          </table:table-cell>
          <table:table-cell office:value-type="float" office:value="50700" calcext:value-type="float">
            <text:p>50700</text:p>
          </table:table-cell>
          <table:table-cell office:value-type="float" office:value="50200" calcext:value-type="float">
            <text:p>50200</text:p>
          </table:table-cell>
          <table:table-cell office:value-type="float" office:value="55800" calcext:value-type="float">
            <text:p>55800</text:p>
          </table:table-cell>
          <table:table-cell office:value-type="float" office:value="50700" calcext:value-type="float">
            <text:p>50700</text:p>
          </table:table-cell>
          <table:table-cell office:value-type="float" office:value="56200" calcext:value-type="float">
            <text:p>56200</text:p>
          </table:table-cell>
          <table:table-cell office:value-type="float" office:value="50600" calcext:value-type="float">
            <text:p>50600</text:p>
          </table:table-cell>
          <table:table-cell office:value-type="float" office:value="48500" calcext:value-type="float">
            <text:p>48500</text:p>
          </table:table-cell>
          <table:table-cell office:value-type="float" office:value="53400" calcext:value-type="float">
            <text:p>53400</text:p>
          </table:table-cell>
          <table:table-cell office:value-type="float" office:value="50600" calcext:value-type="float">
            <text:p>50600</text:p>
          </table:table-cell>
          <table:table-cell office:value-type="float" office:value="52800" calcext:value-type="float">
            <text:p>52800</text:p>
          </table:table-cell>
          <table:table-cell office:value-type="float" office:value="53300" calcext:value-type="float">
            <text:p>53300</text:p>
          </table:table-cell>
          <table:table-cell office:value-type="float" office:value="55100" calcext:value-type="float">
            <text:p>55100</text:p>
          </table:table-cell>
          <table:table-cell office:value-type="float" office:value="55300" calcext:value-type="float">
            <text:p>55300</text:p>
          </table:table-cell>
          <table:table-cell office:value-type="float" office:value="53300" calcext:value-type="float">
            <text:p>53300</text:p>
          </table:table-cell>
          <table:table-cell office:value-type="float" office:value="51800" calcext:value-type="float">
            <text:p>51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275110" calcext:value-type="float">
            <text:p>275110</text:p>
          </table:table-cell>
          <table:table-cell office:value-type="float" office:value="257900" calcext:value-type="float">
            <text:p>257900</text:p>
          </table:table-cell>
          <table:table-cell office:value-type="float" office:value="301900" calcext:value-type="float">
            <text:p>301900</text:p>
          </table:table-cell>
          <table:table-cell office:value-type="float" office:value="279400" calcext:value-type="float">
            <text:p>279400</text:p>
          </table:table-cell>
          <table:table-cell office:value-type="float" office:value="274900" calcext:value-type="float">
            <text:p>274900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200" calcext:value-type="float">
            <text:p>272200</text:p>
          </table:table-cell>
          <table:table-cell office:value-type="float" office:value="284500" calcext:value-type="float">
            <text:p>284500</text:p>
          </table:table-cell>
          <table:table-cell office:value-type="float" office:value="277300" calcext:value-type="float">
            <text:p>277300</text:p>
          </table:table-cell>
          <table:table-cell office:value-type="float" office:value="276900" calcext:value-type="float">
            <text:p>276900</text:p>
          </table:table-cell>
          <table:table-cell office:value-type="float" office:value="278400" calcext:value-type="float">
            <text:p>278400</text:p>
          </table:table-cell>
          <table:table-cell office:value-type="float" office:value="271900" calcext:value-type="float">
            <text:p>271900</text:p>
          </table:table-cell>
          <table:table-cell office:value-type="float" office:value="285300" calcext:value-type="float">
            <text:p>2853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68400" calcext:value-type="float">
            <text:p>268400</text:p>
          </table:table-cell>
          <table:table-cell office:value-type="float" office:value="284400" calcext:value-type="float">
            <text:p>284400</text:p>
          </table:table-cell>
          <table:table-cell office:value-type="float" office:value="279700" calcext:value-type="float">
            <text:p>279700</text:p>
          </table:table-cell>
          <table:table-cell office:value-type="float" office:value="278700" calcext:value-type="float">
            <text:p>278700</text:p>
          </table:table-cell>
          <table:table-cell office:value-type="float" office:value="270100" calcext:value-type="float">
            <text:p>270100</text:p>
          </table:table-cell>
          <table:table-cell office:value-type="float" office:value="267500" calcext:value-type="float">
            <text:p>267500</text:p>
          </table:table-cell>
          <table:table-cell office:value-type="float" office:value="285400" calcext:value-type="float">
            <text:p>2854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271900" calcext:value-type="float">
            <text:p>271900</text:p>
          </table:table-cell>
          <table:table-cell office:value-type="float" office:value="275100" calcext:value-type="float">
            <text:p>275100</text:p>
          </table:table-cell>
          <table:table-cell office:value-type="float" office:value="274500" calcext:value-type="float">
            <text:p>274500</text:p>
          </table:table-cell>
          <table:table-cell office:value-type="float" office:value="271700" calcext:value-type="float">
            <text:p>271700</text:p>
          </table:table-cell>
          <table:table-cell office:value-type="float" office:value="278800" calcext:value-type="float">
            <text:p>278800</text:p>
          </table:table-cell>
          <table:table-cell office:value-type="float" office:value="274300" calcext:value-type="float">
            <text:p>274300</text:p>
          </table:table-cell>
          <table:table-cell office:value-type="float" office:value="277400" calcext:value-type="float">
            <text:p>277400</text:p>
          </table:table-cell>
          <table:table-cell office:value-type="float" office:value="277600" calcext:value-type="float">
            <text:p>277600</text:p>
          </table:table-cell>
          <table:table-cell office:value-type="float" office:value="278700" calcext:value-type="float">
            <text:p>278700</text:p>
          </table:table-cell>
          <table:table-cell office:value-type="float" office:value="280500" calcext:value-type="float">
            <text:p>280500</text:p>
          </table:table-cell>
          <table:table-cell office:value-type="float" office:value="275600" calcext:value-type="float">
            <text:p>2756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284800" calcext:value-type="float">
            <text:p>284800</text:p>
          </table:table-cell>
          <table:table-cell office:value-type="float" office:value="294800" calcext:value-type="float">
            <text:p>294800</text:p>
          </table:table-cell>
          <table:table-cell office:value-type="float" office:value="287600" calcext:value-type="float">
            <text:p>287600</text:p>
          </table:table-cell>
          <table:table-cell office:value-type="float" office:value="288100" calcext:value-type="float">
            <text:p>288100</text:p>
          </table:table-cell>
          <table:table-cell office:value-type="float" office:value="279800" calcext:value-type="float">
            <text:p>279800</text:p>
          </table:table-cell>
          <table:table-cell office:value-type="float" office:value="272500" calcext:value-type="float">
            <text:p>272500</text:p>
          </table:table-cell>
          <table:table-cell office:value-type="float" office:value="266400" calcext:value-type="float">
            <text:p>266400</text:p>
          </table:table-cell>
          <table:table-cell office:value-type="float" office:value="267500" calcext:value-type="float">
            <text:p>267500</text:p>
          </table:table-cell>
          <table:table-cell office:value-type="float" office:value="269600" calcext:value-type="float">
            <text:p>269600</text:p>
          </table:table-cell>
          <table:table-cell office:value-type="float" office:value="301900" calcext:value-type="float">
            <text:p>301900</text:p>
          </table:table-cell>
          <table:table-cell office:value-type="float" office:value="277200" calcext:value-type="float">
            <text:p>277200</text:p>
          </table:table-cell>
          <table:table-cell office:value-type="float" office:value="264600" calcext:value-type="float">
            <text:p>264600</text:p>
          </table:table-cell>
          <table:table-cell office:value-type="float" office:value="267300" calcext:value-type="float">
            <text:p>267300</text:p>
          </table:table-cell>
          <table:table-cell office:value-type="float" office:value="260300" calcext:value-type="float">
            <text:p>260300</text:p>
          </table:table-cell>
          <table:table-cell office:value-type="float" office:value="258500" calcext:value-type="float">
            <text:p>258500</text:p>
          </table:table-cell>
          <table:table-cell office:value-type="float" office:value="257900" calcext:value-type="float">
            <text:p>257900</text:p>
          </table:table-cell>
          <table:table-cell office:value-type="float" office:value="261900" calcext:value-type="float">
            <text:p>2619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63500" calcext:value-type="float">
            <text:p>263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35981" calcext:value-type="float">
            <text:p>635981</text:p>
          </table:table-cell>
          <table:table-cell office:value-type="float" office:value="606600" calcext:value-type="float">
            <text:p>606600</text:p>
          </table:table-cell>
          <table:table-cell office:value-type="float" office:value="663300" calcext:value-type="float">
            <text:p>663300</text:p>
          </table:table-cell>
          <table:table-cell office:value-type="float" office:value="639400" calcext:value-type="float">
            <text:p>639400</text:p>
          </table:table-cell>
          <table:table-cell office:value-type="float" office:value="627800" calcext:value-type="float">
            <text:p>627800</text:p>
          </table:table-cell>
          <table:table-cell office:value-type="float" office:value="619300" calcext:value-type="float">
            <text:p>619300</text:p>
          </table:table-cell>
          <table:table-cell office:value-type="float" office:value="631900" calcext:value-type="float">
            <text:p>631900</text:p>
          </table:table-cell>
          <table:table-cell office:value-type="float" office:value="618600" calcext:value-type="float">
            <text:p>618600</text:p>
          </table:table-cell>
          <table:table-cell office:value-type="float" office:value="606600" calcext:value-type="float">
            <text:p>606600</text:p>
          </table:table-cell>
          <table:table-cell office:value-type="float" office:value="607600" calcext:value-type="float">
            <text:p>607600</text:p>
          </table:table-cell>
          <table:table-cell office:value-type="float" office:value="607800" calcext:value-type="float">
            <text:p>607800</text:p>
          </table:table-cell>
          <table:table-cell office:value-type="float" office:value="639500" calcext:value-type="float">
            <text:p>639500</text:p>
          </table:table-cell>
          <table:table-cell office:value-type="float" office:value="635800" calcext:value-type="float">
            <text:p>635800</text:p>
          </table:table-cell>
          <table:table-cell office:value-type="float" office:value="625700" calcext:value-type="float">
            <text:p>625700</text:p>
          </table:table-cell>
          <table:table-cell office:value-type="float" office:value="623700" calcext:value-type="float">
            <text:p>623700</text:p>
          </table:table-cell>
          <table:table-cell office:value-type="float" office:value="637600" calcext:value-type="float">
            <text:p>637600</text:p>
          </table:table-cell>
          <table:table-cell office:value-type="float" office:value="639100" calcext:value-type="float">
            <text:p>639100</text:p>
          </table:table-cell>
          <table:table-cell office:value-type="float" office:value="637400" calcext:value-type="float">
            <text:p>637400</text:p>
          </table:table-cell>
          <table:table-cell office:value-type="float" office:value="644900" calcext:value-type="float">
            <text:p>644900</text:p>
          </table:table-cell>
          <table:table-cell office:value-type="float" office:value="640300" calcext:value-type="float">
            <text:p>640300</text:p>
          </table:table-cell>
          <table:table-cell office:value-type="float" office:value="635200" calcext:value-type="float">
            <text:p>635200</text:p>
          </table:table-cell>
          <table:table-cell office:value-type="float" office:value="643300" calcext:value-type="float">
            <text:p>643300</text:p>
          </table:table-cell>
          <table:table-cell office:value-type="float" office:value="646600" calcext:value-type="float">
            <text:p>646600</text:p>
          </table:table-cell>
          <table:table-cell office:value-type="float" office:value="661200" calcext:value-type="float">
            <text:p>661200</text:p>
          </table:table-cell>
          <table:table-cell office:value-type="float" office:value="643300" calcext:value-type="float">
            <text:p>643300</text:p>
          </table:table-cell>
          <table:table-cell office:value-type="float" office:value="641800" calcext:value-type="float">
            <text:p>641800</text:p>
          </table:table-cell>
          <table:table-cell office:value-type="float" office:value="638100" calcext:value-type="float">
            <text:p>638100</text:p>
          </table:table-cell>
          <table:table-cell office:value-type="float" office:value="642700" calcext:value-type="float">
            <text:p>642700</text:p>
          </table:table-cell>
          <table:table-cell office:value-type="float" office:value="641800" calcext:value-type="float">
            <text:p>641800</text:p>
          </table:table-cell>
          <table:table-cell office:value-type="float" office:value="643700" calcext:value-type="float">
            <text:p>643700</text:p>
          </table:table-cell>
          <table:table-cell office:value-type="float" office:value="613700" calcext:value-type="float">
            <text:p>613700</text:p>
          </table:table-cell>
          <table:table-cell office:value-type="float" office:value="630100" calcext:value-type="float">
            <text:p>630100</text:p>
          </table:table-cell>
          <table:table-cell office:value-type="float" office:value="642900" calcext:value-type="float">
            <text:p>642900</text:p>
          </table:table-cell>
          <table:table-cell office:value-type="float" office:value="633500" calcext:value-type="float">
            <text:p>633500</text:p>
          </table:table-cell>
          <table:table-cell office:value-type="float" office:value="636200" calcext:value-type="float">
            <text:p>636200</text:p>
          </table:table-cell>
          <table:table-cell office:value-type="float" office:value="640100" calcext:value-type="float">
            <text:p>640100</text:p>
          </table:table-cell>
          <table:table-cell office:value-type="float" office:value="663300" calcext:value-type="float">
            <text:p>663300</text:p>
          </table:table-cell>
          <table:table-cell office:value-type="float" office:value="637500" calcext:value-type="float">
            <text:p>637500</text:p>
          </table:table-cell>
          <table:table-cell office:value-type="float" office:value="638000" calcext:value-type="float">
            <text:p>638000</text:p>
          </table:table-cell>
          <table:table-cell office:value-type="float" office:value="650600" calcext:value-type="float">
            <text:p>6506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624300" calcext:value-type="float">
            <text:p>624300</text:p>
          </table:table-cell>
          <table:table-cell office:value-type="float" office:value="633600" calcext:value-type="float">
            <text:p>633600</text:p>
          </table:table-cell>
          <table:table-cell office:value-type="float" office:value="637500" calcext:value-type="float">
            <text:p>637500</text:p>
          </table:table-cell>
          <table:table-cell office:value-type="float" office:value="638400" calcext:value-type="float">
            <text:p>638400</text:p>
          </table:table-cell>
          <table:table-cell office:value-type="float" office:value="647400" calcext:value-type="float">
            <text:p>647400</text:p>
          </table:table-cell>
          <table:table-cell office:value-type="float" office:value="636700" calcext:value-type="float">
            <text:p>636700</text:p>
          </table:table-cell>
          <table:table-cell office:value-type="float" office:value="644400" calcext:value-type="float">
            <text:p>644400</text:p>
          </table:table-cell>
          <table:table-cell office:value-type="float" office:value="638800" calcext:value-type="float">
            <text:p>638800</text:p>
          </table:table-cell>
          <table:table-cell office:value-type="float" office:value="637900" calcext:value-type="float">
            <text:p>637900</text:p>
          </table:table-cell>
          <table:table-cell office:value-type="float" office:value="634800" calcext:value-type="float">
            <text:p>634800</text:p>
          </table:table-cell>
          <table:table-cell office:value-type="float" office:value="634000" calcext:value-type="float">
            <text:p>634000</text:p>
          </table:table-cell>
          <table:table-cell office:value-type="float" office:value="634600" calcext:value-type="float">
            <text:p>634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3067068" calcext:value-type="float">
            <text:p>3067068</text:p>
          </table:table-cell>
          <table:table-cell office:value-type="float" office:value="2970700" calcext:value-type="float">
            <text:p>2970700</text:p>
          </table:table-cell>
          <table:table-cell office:value-type="float" office:value="3163800" calcext:value-type="float">
            <text:p>3163800</text:p>
          </table:table-cell>
          <table:table-cell office:value-type="float" office:value="3081500" calcext:value-type="float">
            <text:p>3081500</text:p>
          </table:table-cell>
          <table:table-cell office:value-type="float" office:value="3063500" calcext:value-type="float">
            <text:p>3063500</text:p>
          </table:table-cell>
          <table:table-cell office:value-type="float" office:value="3070100" calcext:value-type="float">
            <text:p>3070100</text:p>
          </table:table-cell>
          <table:table-cell office:value-type="float" office:value="3108400" calcext:value-type="float">
            <text:p>3108400</text:p>
          </table:table-cell>
          <table:table-cell office:value-type="float" office:value="3063200" calcext:value-type="float">
            <text:p>3063200</text:p>
          </table:table-cell>
          <table:table-cell office:value-type="float" office:value="3035600" calcext:value-type="float">
            <text:p>3035600</text:p>
          </table:table-cell>
          <table:table-cell office:value-type="float" office:value="3132800" calcext:value-type="float">
            <text:p>3132800</text:p>
          </table:table-cell>
          <table:table-cell office:value-type="float" office:value="3058900" calcext:value-type="float">
            <text:p>3058900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3048200" calcext:value-type="float">
            <text:p>3048200</text:p>
          </table:table-cell>
          <table:table-cell office:value-type="float" office:value="3056700" calcext:value-type="float">
            <text:p>3056700</text:p>
          </table:table-cell>
          <table:table-cell office:value-type="float" office:value="3081300" calcext:value-type="float">
            <text:p>3081300</text:p>
          </table:table-cell>
          <table:table-cell office:value-type="float" office:value="3047700" calcext:value-type="float">
            <text:p>3047700</text:p>
          </table:table-cell>
          <table:table-cell office:value-type="float" office:value="3000800" calcext:value-type="float">
            <text:p>3000800</text:p>
          </table:table-cell>
          <table:table-cell office:value-type="float" office:value="2970700" calcext:value-type="float">
            <text:p>2970700</text:p>
          </table:table-cell>
          <table:table-cell office:value-type="float" office:value="3064200" calcext:value-type="float">
            <text:p>3064200</text:p>
          </table:table-cell>
          <table:table-cell office:value-type="float" office:value="3019100" calcext:value-type="float">
            <text:p>3019100</text:p>
          </table:table-cell>
          <table:table-cell office:value-type="float" office:value="3064500" calcext:value-type="float">
            <text:p>3064500</text:p>
          </table:table-cell>
          <table:table-cell office:value-type="float" office:value="3110500" calcext:value-type="float">
            <text:p>3110500</text:p>
          </table:table-cell>
          <table:table-cell office:value-type="float" office:value="3067200" calcext:value-type="float">
            <text:p>3067200</text:p>
          </table:table-cell>
          <table:table-cell office:value-type="float" office:value="3032800" calcext:value-type="float">
            <text:p>3032800</text:p>
          </table:table-cell>
          <table:table-cell office:value-type="float" office:value="3018300" calcext:value-type="float">
            <text:p>3018300</text:p>
          </table:table-cell>
          <table:table-cell office:value-type="float" office:value="3056600" calcext:value-type="float">
            <text:p>3056600</text:p>
          </table:table-cell>
          <table:table-cell office:value-type="float" office:value="3050700" calcext:value-type="float">
            <text:p>3050700</text:p>
          </table:table-cell>
          <table:table-cell office:value-type="float" office:value="3044400" calcext:value-type="float">
            <text:p>3044400</text:p>
          </table:table-cell>
          <table:table-cell office:value-type="float" office:value="3078100" calcext:value-type="float">
            <text:p>3078100</text:p>
          </table:table-cell>
          <table:table-cell office:value-type="float" office:value="3089900" calcext:value-type="float">
            <text:p>3089900</text:p>
          </table:table-cell>
          <table:table-cell office:value-type="float" office:value="3069700" calcext:value-type="float">
            <text:p>3069700</text:p>
          </table:table-cell>
          <table:table-cell office:value-type="float" office:value="3051500" calcext:value-type="float">
            <text:p>3051500</text:p>
          </table:table-cell>
          <table:table-cell office:value-type="float" office:value="3059700" calcext:value-type="float">
            <text:p>3059700</text:p>
          </table:table-cell>
          <table:table-cell office:value-type="float" office:value="3031300" calcext:value-type="float">
            <text:p>3031300</text:p>
          </table:table-cell>
          <table:table-cell office:value-type="float" office:value="3064700" calcext:value-type="float">
            <text:p>3064700</text:p>
          </table:table-cell>
          <table:table-cell office:value-type="float" office:value="3010600" calcext:value-type="float">
            <text:p>3010600</text:p>
          </table:table-cell>
          <table:table-cell office:value-type="float" office:value="3003000" calcext:value-type="float">
            <text:p>3003000</text:p>
          </table:table-cell>
          <table:table-cell office:value-type="float" office:value="3012100" calcext:value-type="float">
            <text:p>3012100</text:p>
          </table:table-cell>
          <table:table-cell office:value-type="float" office:value="3017600" calcext:value-type="float">
            <text:p>3017600</text:p>
          </table:table-cell>
          <table:table-cell office:value-type="float" office:value="2978400" calcext:value-type="float">
            <text:p>2978400</text:p>
          </table:table-cell>
          <table:table-cell office:value-type="float" office:value="3016100" calcext:value-type="float">
            <text:p>3016100</text:p>
          </table:table-cell>
          <table:table-cell office:value-type="float" office:value="3120400" calcext:value-type="float">
            <text:p>3120400</text:p>
          </table:table-cell>
          <table:table-cell office:value-type="float" office:value="3101800" calcext:value-type="float">
            <text:p>3101800</text:p>
          </table:table-cell>
          <table:table-cell office:value-type="float" office:value="3061900" calcext:value-type="float">
            <text:p>3061900</text:p>
          </table:table-cell>
          <table:table-cell office:value-type="float" office:value="3100300" calcext:value-type="float">
            <text:p>3100300</text:p>
          </table:table-cell>
          <table:table-cell office:value-type="float" office:value="3126100" calcext:value-type="float">
            <text:p>3126100</text:p>
          </table:table-cell>
          <table:table-cell office:value-type="float" office:value="3126200" calcext:value-type="float">
            <text:p>3126200</text:p>
          </table:table-cell>
          <table:table-cell office:value-type="float" office:value="3148100" calcext:value-type="float">
            <text:p>3148100</text:p>
          </table:table-cell>
          <table:table-cell office:value-type="float" office:value="3150900" calcext:value-type="float">
            <text:p>3150900</text:p>
          </table:table-cell>
          <table:table-cell office:value-type="float" office:value="3102400" calcext:value-type="float">
            <text:p>3102400</text:p>
          </table:table-cell>
          <table:table-cell office:value-type="float" office:value="3163800" calcext:value-type="float">
            <text:p>3163800</text:p>
          </table:table-cell>
          <table:table-cell office:value-type="float" office:value="3113000" calcext:value-type="float">
            <text:p>3113000</text:p>
          </table:table-cell>
          <table:table-cell office:value-type="float" office:value="3156500" calcext:value-type="float">
            <text:p>3156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6855085" calcext:value-type="float">
            <text:p>6855085</text:p>
          </table:table-cell>
          <table:table-cell office:value-type="float" office:value="6770200" calcext:value-type="float">
            <text:p>6770200</text:p>
          </table:table-cell>
          <table:table-cell office:value-type="float" office:value="7099700" calcext:value-type="float">
            <text:p>7099700</text:p>
          </table:table-cell>
          <table:table-cell office:value-type="float" office:value="6894400" calcext:value-type="float">
            <text:p>6894400</text:p>
          </table:table-cell>
          <table:table-cell office:value-type="float" office:value="7099700" calcext:value-type="float">
            <text:p>7099700</text:p>
          </table:table-cell>
          <table:table-cell office:value-type="float" office:value="6891700" calcext:value-type="float">
            <text:p>6891700</text:p>
          </table:table-cell>
          <table:table-cell office:value-type="float" office:value="6865600" calcext:value-type="float">
            <text:p>6865600</text:p>
          </table:table-cell>
          <table:table-cell office:value-type="float" office:value="6839300" calcext:value-type="float">
            <text:p>6839300</text:p>
          </table:table-cell>
          <table:table-cell office:value-type="float" office:value="6826100" calcext:value-type="float">
            <text:p>6826100</text:p>
          </table:table-cell>
          <table:table-cell office:value-type="float" office:value="6859700" calcext:value-type="float">
            <text:p>6859700</text:p>
          </table:table-cell>
          <table:table-cell office:value-type="float" office:value="6859800" calcext:value-type="float">
            <text:p>6859800</text:p>
          </table:table-cell>
          <table:table-cell office:value-type="float" office:value="6856900" calcext:value-type="float">
            <text:p>6856900</text:p>
          </table:table-cell>
          <table:table-cell office:value-type="float" office:value="6809300" calcext:value-type="float">
            <text:p>6809300</text:p>
          </table:table-cell>
          <table:table-cell office:value-type="float" office:value="6778900" calcext:value-type="float">
            <text:p>6778900</text:p>
          </table:table-cell>
          <table:table-cell office:value-type="float" office:value="6852200" calcext:value-type="float">
            <text:p>6852200</text:p>
          </table:table-cell>
          <table:table-cell office:value-type="float" office:value="6775700" calcext:value-type="float">
            <text:p>6775700</text:p>
          </table:table-cell>
          <table:table-cell office:value-type="float" office:value="6778300" calcext:value-type="float">
            <text:p>6778300</text:p>
          </table:table-cell>
          <table:table-cell office:value-type="float" office:value="6790600" calcext:value-type="float">
            <text:p>6790600</text:p>
          </table:table-cell>
          <table:table-cell office:value-type="float" office:value="6770200" calcext:value-type="float">
            <text:p>6770200</text:p>
          </table:table-cell>
          <table:table-cell office:value-type="float" office:value="6815200" calcext:value-type="float">
            <text:p>6815200</text:p>
          </table:table-cell>
          <table:table-cell office:value-type="float" office:value="6875300" calcext:value-type="float">
            <text:p>6875300</text:p>
          </table:table-cell>
          <table:table-cell office:value-type="float" office:value="6911100" calcext:value-type="float">
            <text:p>6911100</text:p>
          </table:table-cell>
          <table:table-cell office:value-type="float" office:value="6957600" calcext:value-type="float">
            <text:p>6957600</text:p>
          </table:table-cell>
          <table:table-cell office:value-type="float" office:value="7023100" calcext:value-type="float">
            <text:p>7023100</text:p>
          </table:table-cell>
          <table:table-cell office:value-type="float" office:value="6851600" calcext:value-type="float">
            <text:p>6851600</text:p>
          </table:table-cell>
          <table:table-cell office:value-type="float" office:value="6868600" calcext:value-type="float">
            <text:p>6868600</text:p>
          </table:table-cell>
          <table:table-cell office:value-type="float" office:value="6893800" calcext:value-type="float">
            <text:p>6893800</text:p>
          </table:table-cell>
          <table:table-cell office:value-type="float" office:value="6932000" calcext:value-type="float">
            <text:p>6932000</text:p>
          </table:table-cell>
          <table:table-cell office:value-type="float" office:value="6850300" calcext:value-type="float">
            <text:p>6850300</text:p>
          </table:table-cell>
          <table:table-cell office:value-type="float" office:value="6876600" calcext:value-type="float">
            <text:p>6876600</text:p>
          </table:table-cell>
          <table:table-cell office:value-type="float" office:value="6924600" calcext:value-type="float">
            <text:p>6924600</text:p>
          </table:table-cell>
          <table:table-cell office:value-type="float" office:value="6904400" calcext:value-type="float">
            <text:p>6904400</text:p>
          </table:table-cell>
          <table:table-cell office:value-type="float" office:value="6864700" calcext:value-type="float">
            <text:p>6864700</text:p>
          </table:table-cell>
          <table:table-cell office:value-type="float" office:value="6890400" calcext:value-type="float">
            <text:p>6890400</text:p>
          </table:table-cell>
          <table:table-cell office:value-type="float" office:value="6843300" calcext:value-type="float">
            <text:p>6843300</text:p>
          </table:table-cell>
          <table:table-cell office:value-type="float" office:value="6846500" calcext:value-type="float">
            <text:p>6846500</text:p>
          </table:table-cell>
          <table:table-cell office:value-type="float" office:value="6840100" calcext:value-type="float">
            <text:p>6840100</text:p>
          </table:table-cell>
          <table:table-cell office:value-type="float" office:value="6825100" calcext:value-type="float">
            <text:p>6825100</text:p>
          </table:table-cell>
          <table:table-cell office:value-type="float" office:value="6781300" calcext:value-type="float">
            <text:p>6781300</text:p>
          </table:table-cell>
          <table:table-cell office:value-type="float" office:value="6783300" calcext:value-type="float">
            <text:p>6783300</text:p>
          </table:table-cell>
          <table:table-cell office:value-type="float" office:value="6813000" calcext:value-type="float">
            <text:p>6813000</text:p>
          </table:table-cell>
          <table:table-cell office:value-type="float" office:value="6926400" calcext:value-type="float">
            <text:p>6926400</text:p>
          </table:table-cell>
          <table:table-cell office:value-type="float" office:value="6896000" calcext:value-type="float">
            <text:p>6896000</text:p>
          </table:table-cell>
          <table:table-cell office:value-type="float" office:value="6812700" calcext:value-type="float">
            <text:p>6812700</text:p>
          </table:table-cell>
          <table:table-cell office:value-type="float" office:value="6820300" calcext:value-type="float">
            <text:p>6820300</text:p>
          </table:table-cell>
          <table:table-cell office:value-type="float" office:value="6810900" calcext:value-type="float">
            <text:p>6810900</text:p>
          </table:table-cell>
          <table:table-cell office:value-type="float" office:value="6911900" calcext:value-type="float">
            <text:p>6911900</text:p>
          </table:table-cell>
          <table:table-cell office:value-type="float" office:value="6775200" calcext:value-type="float">
            <text:p>6775200</text:p>
          </table:table-cell>
          <table:table-cell office:value-type="float" office:value="6955000" calcext:value-type="float">
            <text:p>6955000</text:p>
          </table:table-cell>
          <table:table-cell office:value-type="float" office:value="6789700" calcext:value-type="float">
            <text:p>6789700</text:p>
          </table:table-cell>
          <table:table-cell office:value-type="float" office:value="6825000" calcext:value-type="float">
            <text:p>6825000</text:p>
          </table:table-cell>
          <table:table-cell office:value-type="float" office:value="6794000" calcext:value-type="float">
            <text:p>6794000</text:p>
          </table:table-cell>
          <table:table-cell office:value-type="float" office:value="6876600" calcext:value-type="float">
            <text:p>6876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float" office:value="32441360" calcext:value-type="float">
            <text:p>32441360</text:p>
          </table:table-cell>
          <table:table-cell office:value-type="float" office:value="32155300" calcext:value-type="float">
            <text:p>32155300</text:p>
          </table:table-cell>
          <table:table-cell office:value-type="float" office:value="33496700" calcext:value-type="float">
            <text:p>33496700</text:p>
          </table:table-cell>
          <table:table-cell office:value-type="float" office:value="32482000" calcext:value-type="float">
            <text:p>32482000</text:p>
          </table:table-cell>
          <table:table-cell office:value-type="float" office:value="32661400" calcext:value-type="float">
            <text:p>32661400</text:p>
          </table:table-cell>
          <table:table-cell office:value-type="float" office:value="32554100" calcext:value-type="float">
            <text:p>32554100</text:p>
          </table:table-cell>
          <table:table-cell office:value-type="float" office:value="32461600" calcext:value-type="float">
            <text:p>32461600</text:p>
          </table:table-cell>
          <table:table-cell office:value-type="float" office:value="32756300" calcext:value-type="float">
            <text:p>32756300</text:p>
          </table:table-cell>
          <table:table-cell office:value-type="float" office:value="32454800" calcext:value-type="float">
            <text:p>32454800</text:p>
          </table:table-cell>
          <table:table-cell office:value-type="float" office:value="32445800" calcext:value-type="float">
            <text:p>32445800</text:p>
          </table:table-cell>
          <table:table-cell office:value-type="float" office:value="32465300" calcext:value-type="float">
            <text:p>32465300</text:p>
          </table:table-cell>
          <table:table-cell office:value-type="float" office:value="32219200" calcext:value-type="float">
            <text:p>32219200</text:p>
          </table:table-cell>
          <table:table-cell office:value-type="float" office:value="32606700" calcext:value-type="float">
            <text:p>32606700</text:p>
          </table:table-cell>
          <table:table-cell office:value-type="float" office:value="32376500" calcext:value-type="float">
            <text:p>32376500</text:p>
          </table:table-cell>
          <table:table-cell office:value-type="float" office:value="32431500" calcext:value-type="float">
            <text:p>32431500</text:p>
          </table:table-cell>
          <table:table-cell office:value-type="float" office:value="32321300" calcext:value-type="float">
            <text:p>32321300</text:p>
          </table:table-cell>
          <table:table-cell office:value-type="float" office:value="32364000" calcext:value-type="float">
            <text:p>32364000</text:p>
          </table:table-cell>
          <table:table-cell office:value-type="float" office:value="32241100" calcext:value-type="float">
            <text:p>32241100</text:p>
          </table:table-cell>
          <table:table-cell office:value-type="float" office:value="32449500" calcext:value-type="float">
            <text:p>32449500</text:p>
          </table:table-cell>
          <table:table-cell office:value-type="float" office:value="32420700" calcext:value-type="float">
            <text:p>32420700</text:p>
          </table:table-cell>
          <table:table-cell office:value-type="float" office:value="32155300" calcext:value-type="float">
            <text:p>32155300</text:p>
          </table:table-cell>
          <table:table-cell office:value-type="float" office:value="32367600" calcext:value-type="float">
            <text:p>32367600</text:p>
          </table:table-cell>
          <table:table-cell office:value-type="float" office:value="33002000" calcext:value-type="float">
            <text:p>33002000</text:p>
          </table:table-cell>
          <table:table-cell office:value-type="float" office:value="32268700" calcext:value-type="float">
            <text:p>32268700</text:p>
          </table:table-cell>
          <table:table-cell office:value-type="float" office:value="32713300" calcext:value-type="float">
            <text:p>32713300</text:p>
          </table:table-cell>
          <table:table-cell office:value-type="float" office:value="32705200" calcext:value-type="float">
            <text:p>32705200</text:p>
          </table:table-cell>
          <table:table-cell office:value-type="float" office:value="32319800" calcext:value-type="float">
            <text:p>32319800</text:p>
          </table:table-cell>
          <table:table-cell office:value-type="float" office:value="32841200" calcext:value-type="float">
            <text:p>32841200</text:p>
          </table:table-cell>
          <table:table-cell office:value-type="float" office:value="32261300" calcext:value-type="float">
            <text:p>32261300</text:p>
          </table:table-cell>
          <table:table-cell office:value-type="float" office:value="32449600" calcext:value-type="float">
            <text:p>32449600</text:p>
          </table:table-cell>
          <table:table-cell office:value-type="float" office:value="32447500" calcext:value-type="float">
            <text:p>32447500</text:p>
          </table:table-cell>
          <table:table-cell office:value-type="float" office:value="32550100" calcext:value-type="float">
            <text:p>32550100</text:p>
          </table:table-cell>
          <table:table-cell office:value-type="float" office:value="32353200" calcext:value-type="float">
            <text:p>32353200</text:p>
          </table:table-cell>
          <table:table-cell office:value-type="float" office:value="32236900" calcext:value-type="float">
            <text:p>32236900</text:p>
          </table:table-cell>
          <table:table-cell office:value-type="float" office:value="32434500" calcext:value-type="float">
            <text:p>32434500</text:p>
          </table:table-cell>
          <table:table-cell office:value-type="float" office:value="32224300" calcext:value-type="float">
            <text:p>32224300</text:p>
          </table:table-cell>
          <table:table-cell office:value-type="float" office:value="32310400" calcext:value-type="float">
            <text:p>32310400</text:p>
          </table:table-cell>
          <table:table-cell office:value-type="float" office:value="32428600" calcext:value-type="float">
            <text:p>32428600</text:p>
          </table:table-cell>
          <table:table-cell office:value-type="float" office:value="32290500" calcext:value-type="float">
            <text:p>32290500</text:p>
          </table:table-cell>
          <table:table-cell office:value-type="float" office:value="32479300" calcext:value-type="float">
            <text:p>32479300</text:p>
          </table:table-cell>
          <table:table-cell office:value-type="float" office:value="32439100" calcext:value-type="float">
            <text:p>32439100</text:p>
          </table:table-cell>
          <table:table-cell office:value-type="float" office:value="32475000" calcext:value-type="float">
            <text:p>32475000</text:p>
          </table:table-cell>
          <table:table-cell office:value-type="float" office:value="32424700" calcext:value-type="float">
            <text:p>32424700</text:p>
          </table:table-cell>
          <table:table-cell office:value-type="float" office:value="32421700" calcext:value-type="float">
            <text:p>32421700</text:p>
          </table:table-cell>
          <table:table-cell office:value-type="float" office:value="32177800" calcext:value-type="float">
            <text:p>32177800</text:p>
          </table:table-cell>
          <table:table-cell office:value-type="float" office:value="32354900" calcext:value-type="float">
            <text:p>32354900</text:p>
          </table:table-cell>
          <table:table-cell office:value-type="float" office:value="32390900" calcext:value-type="float">
            <text:p>32390900</text:p>
          </table:table-cell>
          <table:table-cell office:value-type="float" office:value="32270500" calcext:value-type="float">
            <text:p>32270500</text:p>
          </table:table-cell>
          <table:table-cell office:value-type="float" office:value="32358700" calcext:value-type="float">
            <text:p>32358700</text:p>
          </table:table-cell>
          <table:table-cell office:value-type="float" office:value="32409500" calcext:value-type="float">
            <text:p>32409500</text:p>
          </table:table-cell>
          <table:table-cell office:value-type="float" office:value="33496700" calcext:value-type="float">
            <text:p>33496700</text:p>
          </table:table-cell>
          <table:table-cell office:value-type="float" office:value="32674400" calcext:value-type="float">
            <text:p>32674400</text:p>
          </table:table-cell>
          <table:table-cell office:value-type="float" office:value="32392300" calcext:value-type="float">
            <text:p>32392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74761050" calcext:value-type="float">
            <text:p>74761050</text:p>
          </table:table-cell>
          <table:table-cell office:value-type="float" office:value="74080400" calcext:value-type="float">
            <text:p>74080400</text:p>
          </table:table-cell>
          <table:table-cell office:value-type="float" office:value="77710000" calcext:value-type="float">
            <text:p>77710000</text:p>
          </table:table-cell>
          <table:table-cell office:value-type="float" office:value="75060900" calcext:value-type="float">
            <text:p>75060900</text:p>
          </table:table-cell>
          <table:table-cell office:value-type="float" office:value="74298400" calcext:value-type="float">
            <text:p>74298400</text:p>
          </table:table-cell>
          <table:table-cell office:value-type="float" office:value="75791800" calcext:value-type="float">
            <text:p>75791800</text:p>
          </table:table-cell>
          <table:table-cell office:value-type="float" office:value="74851300" calcext:value-type="float">
            <text:p>74851300</text:p>
          </table:table-cell>
          <table:table-cell office:value-type="float" office:value="74729800" calcext:value-type="float">
            <text:p>74729800</text:p>
          </table:table-cell>
          <table:table-cell office:value-type="float" office:value="75002900" calcext:value-type="float">
            <text:p>75002900</text:p>
          </table:table-cell>
          <table:table-cell office:value-type="float" office:value="75121800" calcext:value-type="float">
            <text:p>75121800</text:p>
          </table:table-cell>
          <table:table-cell office:value-type="float" office:value="75233500" calcext:value-type="float">
            <text:p>75233500</text:p>
          </table:table-cell>
          <table:table-cell office:value-type="float" office:value="74810300" calcext:value-type="float">
            <text:p>74810300</text:p>
          </table:table-cell>
          <table:table-cell office:value-type="float" office:value="75448600" calcext:value-type="float">
            <text:p>75448600</text:p>
          </table:table-cell>
          <table:table-cell office:value-type="float" office:value="76280500" calcext:value-type="float">
            <text:p>76280500</text:p>
          </table:table-cell>
          <table:table-cell office:value-type="float" office:value="75077800" calcext:value-type="float">
            <text:p>75077800</text:p>
          </table:table-cell>
          <table:table-cell office:value-type="float" office:value="74814200" calcext:value-type="float">
            <text:p>74814200</text:p>
          </table:table-cell>
          <table:table-cell office:value-type="float" office:value="74554600" calcext:value-type="float">
            <text:p>74554600</text:p>
          </table:table-cell>
          <table:table-cell office:value-type="float" office:value="74675400" calcext:value-type="float">
            <text:p>74675400</text:p>
          </table:table-cell>
          <table:table-cell office:value-type="float" office:value="75203000" calcext:value-type="float">
            <text:p>75203000</text:p>
          </table:table-cell>
          <table:table-cell office:value-type="float" office:value="74592200" calcext:value-type="float">
            <text:p>74592200</text:p>
          </table:table-cell>
          <table:table-cell office:value-type="float" office:value="74546600" calcext:value-type="float">
            <text:p>74546600</text:p>
          </table:table-cell>
          <table:table-cell office:value-type="float" office:value="74423400" calcext:value-type="float">
            <text:p>74423400</text:p>
          </table:table-cell>
          <table:table-cell office:value-type="float" office:value="74958600" calcext:value-type="float">
            <text:p>74958600</text:p>
          </table:table-cell>
          <table:table-cell office:value-type="float" office:value="77032000" calcext:value-type="float">
            <text:p>77032000</text:p>
          </table:table-cell>
          <table:table-cell office:value-type="float" office:value="75084500" calcext:value-type="float">
            <text:p>75084500</text:p>
          </table:table-cell>
          <table:table-cell office:value-type="float" office:value="74586700" calcext:value-type="float">
            <text:p>74586700</text:p>
          </table:table-cell>
          <table:table-cell office:value-type="float" office:value="74603300" calcext:value-type="float">
            <text:p>74603300</text:p>
          </table:table-cell>
          <table:table-cell office:value-type="float" office:value="74593300" calcext:value-type="float">
            <text:p>74593300</text:p>
          </table:table-cell>
          <table:table-cell office:value-type="float" office:value="74673600" calcext:value-type="float">
            <text:p>74673600</text:p>
          </table:table-cell>
          <table:table-cell office:value-type="float" office:value="74608500" calcext:value-type="float">
            <text:p>74608500</text:p>
          </table:table-cell>
          <table:table-cell office:value-type="float" office:value="74856600" calcext:value-type="float">
            <text:p>74856600</text:p>
          </table:table-cell>
          <table:table-cell office:value-type="float" office:value="74932200" calcext:value-type="float">
            <text:p>74932200</text:p>
          </table:table-cell>
          <table:table-cell office:value-type="float" office:value="74430400" calcext:value-type="float">
            <text:p>74430400</text:p>
          </table:table-cell>
          <table:table-cell office:value-type="float" office:value="74415000" calcext:value-type="float">
            <text:p>74415000</text:p>
          </table:table-cell>
          <table:table-cell office:value-type="float" office:value="74211500" calcext:value-type="float">
            <text:p>74211500</text:p>
          </table:table-cell>
          <table:table-cell office:value-type="float" office:value="74504200" calcext:value-type="float">
            <text:p>74504200</text:p>
          </table:table-cell>
          <table:table-cell office:value-type="float" office:value="74363200" calcext:value-type="float">
            <text:p>74363200</text:p>
          </table:table-cell>
          <table:table-cell office:value-type="float" office:value="74359700" calcext:value-type="float">
            <text:p>74359700</text:p>
          </table:table-cell>
          <table:table-cell office:value-type="float" office:value="74822000" calcext:value-type="float">
            <text:p>74822000</text:p>
          </table:table-cell>
          <table:table-cell office:value-type="float" office:value="74343200" calcext:value-type="float">
            <text:p>74343200</text:p>
          </table:table-cell>
          <table:table-cell office:value-type="float" office:value="77710000" calcext:value-type="float">
            <text:p>77710000</text:p>
          </table:table-cell>
          <table:table-cell office:value-type="float" office:value="74389500" calcext:value-type="float">
            <text:p>74389500</text:p>
          </table:table-cell>
          <table:table-cell office:value-type="float" office:value="74461300" calcext:value-type="float">
            <text:p>74461300</text:p>
          </table:table-cell>
          <table:table-cell office:value-type="float" office:value="74715600" calcext:value-type="float">
            <text:p>74715600</text:p>
          </table:table-cell>
          <table:table-cell office:value-type="float" office:value="74262200" calcext:value-type="float">
            <text:p>74262200</text:p>
          </table:table-cell>
          <table:table-cell office:value-type="float" office:value="74336800" calcext:value-type="float">
            <text:p>74336800</text:p>
          </table:table-cell>
          <table:table-cell office:value-type="float" office:value="74257800" calcext:value-type="float">
            <text:p>74257800</text:p>
          </table:table-cell>
          <table:table-cell office:value-type="float" office:value="74125900" calcext:value-type="float">
            <text:p>74125900</text:p>
          </table:table-cell>
          <table:table-cell office:value-type="float" office:value="74341300" calcext:value-type="float">
            <text:p>74341300</text:p>
          </table:table-cell>
          <table:table-cell office:value-type="float" office:value="74080400" calcext:value-type="float">
            <text:p>74080400</text:p>
          </table:table-cell>
          <table:table-cell office:value-type="float" office:value="74894300" calcext:value-type="float">
            <text:p>74894300</text:p>
          </table:table-cell>
          <table:table-cell office:value-type="float" office:value="74423300" calcext:value-type="float">
            <text:p>74423300</text:p>
          </table:table-cell>
          <table:table-cell office:value-type="float" office:value="74426900" calcext:value-type="float">
            <text:p>74426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00" calcext:value-type="float">
            <text:p>4500000</text:p>
          </table:table-cell>
          <table:table-cell office:value-type="float" office:value="354405025" calcext:value-type="float">
            <text:p>354405025</text:p>
          </table:table-cell>
          <table:table-cell office:value-type="float" office:value="350929700" calcext:value-type="float">
            <text:p>350929700</text:p>
          </table:table-cell>
          <table:table-cell office:value-type="float" office:value="369280200" calcext:value-type="float">
            <text:p>369280200</text:p>
          </table:table-cell>
          <table:table-cell office:value-type="float" office:value="352737800" calcext:value-type="float">
            <text:p>352737800</text:p>
          </table:table-cell>
          <table:table-cell office:value-type="float" office:value="352290400" calcext:value-type="float">
            <text:p>352290400</text:p>
          </table:table-cell>
          <table:table-cell office:value-type="float" office:value="353698100" calcext:value-type="float">
            <text:p>353698100</text:p>
          </table:table-cell>
          <table:table-cell office:value-type="float" office:value="352254700" calcext:value-type="float">
            <text:p>352254700</text:p>
          </table:table-cell>
          <table:table-cell office:value-type="float" office:value="352076600" calcext:value-type="float">
            <text:p>352076600</text:p>
          </table:table-cell>
          <table:table-cell office:value-type="float" office:value="354581300" calcext:value-type="float">
            <text:p>354581300</text:p>
          </table:table-cell>
          <table:table-cell office:value-type="float" office:value="353137100" calcext:value-type="float">
            <text:p>353137100</text:p>
          </table:table-cell>
          <table:table-cell office:value-type="float" office:value="351453600" calcext:value-type="float">
            <text:p>351453600</text:p>
          </table:table-cell>
          <table:table-cell office:value-type="float" office:value="352198100" calcext:value-type="float">
            <text:p>352198100</text:p>
          </table:table-cell>
          <table:table-cell office:value-type="float" office:value="351393400" calcext:value-type="float">
            <text:p>351393400</text:p>
          </table:table-cell>
          <table:table-cell office:value-type="float" office:value="350929700" calcext:value-type="float">
            <text:p>350929700</text:p>
          </table:table-cell>
          <table:table-cell office:value-type="float" office:value="352075700" calcext:value-type="float">
            <text:p>352075700</text:p>
          </table:table-cell>
          <table:table-cell office:value-type="float" office:value="351767300" calcext:value-type="float">
            <text:p>351767300</text:p>
          </table:table-cell>
          <table:table-cell office:value-type="float" office:value="354044800" calcext:value-type="float">
            <text:p>354044800</text:p>
          </table:table-cell>
          <table:table-cell office:value-type="float" office:value="354484700" calcext:value-type="float">
            <text:p>354484700</text:p>
          </table:table-cell>
          <table:table-cell office:value-type="float" office:value="353078200" calcext:value-type="float">
            <text:p>353078200</text:p>
          </table:table-cell>
          <table:table-cell office:value-type="float" office:value="353357300" calcext:value-type="float">
            <text:p>353357300</text:p>
          </table:table-cell>
          <table:table-cell office:value-type="float" office:value="353246400" calcext:value-type="float">
            <text:p>353246400</text:p>
          </table:table-cell>
          <table:table-cell office:value-type="float" office:value="354160000" calcext:value-type="float">
            <text:p>354160000</text:p>
          </table:table-cell>
          <table:table-cell office:value-type="float" office:value="354466800" calcext:value-type="float">
            <text:p>354466800</text:p>
          </table:table-cell>
          <table:table-cell office:value-type="float" office:value="351208100" calcext:value-type="float">
            <text:p>351208100</text:p>
          </table:table-cell>
          <table:table-cell office:value-type="float" office:value="353463800" calcext:value-type="float">
            <text:p>353463800</text:p>
          </table:table-cell>
          <table:table-cell office:value-type="float" office:value="354750900" calcext:value-type="float">
            <text:p>354750900</text:p>
          </table:table-cell>
          <table:table-cell office:value-type="float" office:value="352324600" calcext:value-type="float">
            <text:p>352324600</text:p>
          </table:table-cell>
          <table:table-cell office:value-type="float" office:value="353917600" calcext:value-type="float">
            <text:p>353917600</text:p>
          </table:table-cell>
          <table:table-cell office:value-type="float" office:value="359032600" calcext:value-type="float">
            <text:p>359032600</text:p>
          </table:table-cell>
          <table:table-cell office:value-type="float" office:value="354115900" calcext:value-type="float">
            <text:p>354115900</text:p>
          </table:table-cell>
          <table:table-cell office:value-type="float" office:value="351856400" calcext:value-type="float">
            <text:p>351856400</text:p>
          </table:table-cell>
          <table:table-cell office:value-type="float" office:value="353633900" calcext:value-type="float">
            <text:p>353633900</text:p>
          </table:table-cell>
          <table:table-cell office:value-type="float" office:value="353575600" calcext:value-type="float">
            <text:p>353575600</text:p>
          </table:table-cell>
          <table:table-cell office:value-type="float" office:value="354232200" calcext:value-type="float">
            <text:p>354232200</text:p>
          </table:table-cell>
          <table:table-cell office:value-type="float" office:value="356489200" calcext:value-type="float">
            <text:p>356489200</text:p>
          </table:table-cell>
          <table:table-cell office:value-type="float" office:value="354761800" calcext:value-type="float">
            <text:p>354761800</text:p>
          </table:table-cell>
          <table:table-cell office:value-type="float" office:value="353981200" calcext:value-type="float">
            <text:p>353981200</text:p>
          </table:table-cell>
          <table:table-cell office:value-type="float" office:value="352675900" calcext:value-type="float">
            <text:p>352675900</text:p>
          </table:table-cell>
          <table:table-cell office:value-type="float" office:value="353577100" calcext:value-type="float">
            <text:p>353577100</text:p>
          </table:table-cell>
          <table:table-cell office:value-type="float" office:value="354838900" calcext:value-type="float">
            <text:p>354838900</text:p>
          </table:table-cell>
          <table:table-cell office:value-type="float" office:value="353731100" calcext:value-type="float">
            <text:p>353731100</text:p>
          </table:table-cell>
          <table:table-cell office:value-type="float" office:value="355292500" calcext:value-type="float">
            <text:p>355292500</text:p>
          </table:table-cell>
          <table:table-cell office:value-type="float" office:value="360230600" calcext:value-type="float">
            <text:p>360230600</text:p>
          </table:table-cell>
          <table:table-cell office:value-type="float" office:value="369280200" calcext:value-type="float">
            <text:p>369280200</text:p>
          </table:table-cell>
          <table:table-cell office:value-type="float" office:value="353738000" calcext:value-type="float">
            <text:p>353738000</text:p>
          </table:table-cell>
          <table:table-cell office:value-type="float" office:value="364598700" calcext:value-type="float">
            <text:p>364598700</text:p>
          </table:table-cell>
          <table:table-cell office:value-type="float" office:value="359922300" calcext:value-type="float">
            <text:p>359922300</text:p>
          </table:table-cell>
          <table:table-cell office:value-type="float" office:value="356522300" calcext:value-type="float">
            <text:p>356522300</text:p>
          </table:table-cell>
          <table:table-cell office:value-type="float" office:value="354299100" calcext:value-type="float">
            <text:p>354299100</text:p>
          </table:table-cell>
          <table:table-cell office:value-type="float" office:value="354402200" calcext:value-type="float">
            <text:p>354402200</text:p>
          </table:table-cell>
          <table:table-cell office:value-type="float" office:value="354258700" calcext:value-type="float">
            <text:p>354258700</text:p>
          </table:table-cell>
          <table:table-cell office:value-type="float" office:value="353965200" calcext:value-type="float">
            <text:p>353965200</text:p>
          </table:table-cell>
          <table:table-cell office:value-type="float" office:value="365542500" calcext:value-type="float">
            <text:p>365542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804113210" calcext:value-type="float">
            <text:p>804113210</text:p>
          </table:table-cell>
          <table:table-cell office:value-type="float" office:value="797990500" calcext:value-type="float">
            <text:p>797990500</text:p>
          </table:table-cell>
          <table:table-cell office:value-type="float" office:value="827321500" calcext:value-type="float">
            <text:p>827321500</text:p>
          </table:table-cell>
          <table:table-cell office:value-type="float" office:value="805194900" calcext:value-type="float">
            <text:p>805194900</text:p>
          </table:table-cell>
          <table:table-cell office:value-type="float" office:value="816335600" calcext:value-type="float">
            <text:p>816335600</text:p>
          </table:table-cell>
          <table:table-cell office:value-type="float" office:value="827321500" calcext:value-type="float">
            <text:p>827321500</text:p>
          </table:table-cell>
          <table:table-cell office:value-type="float" office:value="805785600" calcext:value-type="float">
            <text:p>805785600</text:p>
          </table:table-cell>
          <table:table-cell office:value-type="float" office:value="806090000" calcext:value-type="float">
            <text:p>806090000</text:p>
          </table:table-cell>
          <table:table-cell office:value-type="float" office:value="827248700" calcext:value-type="float">
            <text:p>827248700</text:p>
          </table:table-cell>
          <table:table-cell office:value-type="float" office:value="802628000" calcext:value-type="float">
            <text:p>802628000</text:p>
          </table:table-cell>
          <table:table-cell office:value-type="float" office:value="799862500" calcext:value-type="float">
            <text:p>799862500</text:p>
          </table:table-cell>
          <table:table-cell office:value-type="float" office:value="805646800" calcext:value-type="float">
            <text:p>805646800</text:p>
          </table:table-cell>
          <table:table-cell office:value-type="float" office:value="805988600" calcext:value-type="float">
            <text:p>805988600</text:p>
          </table:table-cell>
          <table:table-cell office:value-type="float" office:value="799550700" calcext:value-type="float">
            <text:p>799550700</text:p>
          </table:table-cell>
          <table:table-cell office:value-type="float" office:value="803930700" calcext:value-type="float">
            <text:p>803930700</text:p>
          </table:table-cell>
          <table:table-cell office:value-type="float" office:value="806271800" calcext:value-type="float">
            <text:p>806271800</text:p>
          </table:table-cell>
          <table:table-cell office:value-type="float" office:value="807186000" calcext:value-type="float">
            <text:p>807186000</text:p>
          </table:table-cell>
          <table:table-cell office:value-type="float" office:value="798335000" calcext:value-type="float">
            <text:p>798335000</text:p>
          </table:table-cell>
          <table:table-cell office:value-type="float" office:value="799689200" calcext:value-type="float">
            <text:p>799689200</text:p>
          </table:table-cell>
          <table:table-cell office:value-type="float" office:value="801496200" calcext:value-type="float">
            <text:p>801496200</text:p>
          </table:table-cell>
          <table:table-cell office:value-type="float" office:value="802800500" calcext:value-type="float">
            <text:p>802800500</text:p>
          </table:table-cell>
          <table:table-cell office:value-type="float" office:value="803468100" calcext:value-type="float">
            <text:p>803468100</text:p>
          </table:table-cell>
          <table:table-cell office:value-type="float" office:value="799302400" calcext:value-type="float">
            <text:p>799302400</text:p>
          </table:table-cell>
          <table:table-cell office:value-type="float" office:value="797990500" calcext:value-type="float">
            <text:p>797990500</text:p>
          </table:table-cell>
          <table:table-cell office:value-type="float" office:value="804895000" calcext:value-type="float">
            <text:p>804895000</text:p>
          </table:table-cell>
          <table:table-cell office:value-type="float" office:value="802706600" calcext:value-type="float">
            <text:p>802706600</text:p>
          </table:table-cell>
          <table:table-cell office:value-type="float" office:value="802687900" calcext:value-type="float">
            <text:p>802687900</text:p>
          </table:table-cell>
          <table:table-cell office:value-type="float" office:value="806137800" calcext:value-type="float">
            <text:p>806137800</text:p>
          </table:table-cell>
          <table:table-cell office:value-type="float" office:value="799498300" calcext:value-type="float">
            <text:p>799498300</text:p>
          </table:table-cell>
          <table:table-cell office:value-type="float" office:value="805717200" calcext:value-type="float">
            <text:p>805717200</text:p>
          </table:table-cell>
          <table:table-cell office:value-type="float" office:value="806376300" calcext:value-type="float">
            <text:p>806376300</text:p>
          </table:table-cell>
          <table:table-cell office:value-type="float" office:value="803920000" calcext:value-type="float">
            <text:p>803920000</text:p>
          </table:table-cell>
          <table:table-cell office:value-type="float" office:value="803091900" calcext:value-type="float">
            <text:p>803091900</text:p>
          </table:table-cell>
          <table:table-cell office:value-type="float" office:value="799707100" calcext:value-type="float">
            <text:p>799707100</text:p>
          </table:table-cell>
          <table:table-cell office:value-type="float" office:value="801934900" calcext:value-type="float">
            <text:p>801934900</text:p>
          </table:table-cell>
          <table:table-cell office:value-type="float" office:value="802513000" calcext:value-type="float">
            <text:p>802513000</text:p>
          </table:table-cell>
          <table:table-cell office:value-type="float" office:value="804586400" calcext:value-type="float">
            <text:p>804586400</text:p>
          </table:table-cell>
          <table:table-cell office:value-type="float" office:value="799809800" calcext:value-type="float">
            <text:p>799809800</text:p>
          </table:table-cell>
          <table:table-cell office:value-type="float" office:value="804135900" calcext:value-type="float">
            <text:p>804135900</text:p>
          </table:table-cell>
          <table:table-cell office:value-type="float" office:value="799876100" calcext:value-type="float">
            <text:p>799876100</text:p>
          </table:table-cell>
          <table:table-cell office:value-type="float" office:value="801073200" calcext:value-type="float">
            <text:p>801073200</text:p>
          </table:table-cell>
          <table:table-cell office:value-type="float" office:value="803223700" calcext:value-type="float">
            <text:p>803223700</text:p>
          </table:table-cell>
          <table:table-cell office:value-type="float" office:value="805265400" calcext:value-type="float">
            <text:p>805265400</text:p>
          </table:table-cell>
          <table:table-cell office:value-type="float" office:value="806044900" calcext:value-type="float">
            <text:p>806044900</text:p>
          </table:table-cell>
          <table:table-cell office:value-type="float" office:value="806563900" calcext:value-type="float">
            <text:p>806563900</text:p>
          </table:table-cell>
          <table:table-cell office:value-type="float" office:value="803890900" calcext:value-type="float">
            <text:p>803890900</text:p>
          </table:table-cell>
          <table:table-cell office:value-type="float" office:value="802226500" calcext:value-type="float">
            <text:p>802226500</text:p>
          </table:table-cell>
          <table:table-cell office:value-type="float" office:value="807543400" calcext:value-type="float">
            <text:p>807543400</text:p>
          </table:table-cell>
          <table:table-cell office:value-type="float" office:value="804823500" calcext:value-type="float">
            <text:p>804823500</text:p>
          </table:table-cell>
          <table:table-cell office:value-type="float" office:value="801105200" calcext:value-type="float">
            <text:p>801105200</text:p>
          </table:table-cell>
          <table:table-cell office:value-type="float" office:value="800400200" calcext:value-type="float">
            <text:p>800400200</text:p>
          </table:table-cell>
          <table:table-cell office:value-type="float" office:value="805871700" calcext:value-type="float">
            <text:p>805871700</text:p>
          </table:table-cell>
          <table:table-cell office:value-type="float" office:value="804996100" calcext:value-type="float">
            <text:p>804996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000" calcext:value-type="float">
            <text:p>45000000</text:p>
          </table:table-cell>
          <table:table-cell office:value-type="float" office:value="3825092966" calcext:value-type="float">
            <text:p>3825092966</text:p>
          </table:table-cell>
          <table:table-cell office:value-type="float" office:value="3779718000" calcext:value-type="float">
            <text:p>3779718000</text:p>
          </table:table-cell>
          <table:table-cell office:value-type="float" office:value="3936631600" calcext:value-type="float">
            <text:p>3936631600</text:p>
          </table:table-cell>
          <table:table-cell office:value-type="float" office:value="3805206300" calcext:value-type="float">
            <text:p>3805206300</text:p>
          </table:table-cell>
          <table:table-cell office:value-type="float" office:value="3843511100" calcext:value-type="float">
            <text:p>3843511100</text:p>
          </table:table-cell>
          <table:table-cell office:value-type="float" office:value="3793804600" calcext:value-type="float">
            <text:p>3793804600</text:p>
          </table:table-cell>
          <table:table-cell office:value-type="float" office:value="3852212800" calcext:value-type="float">
            <text:p>3852212800</text:p>
          </table:table-cell>
          <table:table-cell office:value-type="float" office:value="3794190300" calcext:value-type="float">
            <text:p>3794190300</text:p>
          </table:table-cell>
          <table:table-cell office:value-type="float" office:value="3846010000" calcext:value-type="float">
            <text:p>3846010000</text:p>
          </table:table-cell>
          <table:table-cell office:value-type="float" office:value="3792359000" calcext:value-type="float">
            <text:p>3792359000</text:p>
          </table:table-cell>
          <table:table-cell office:value-type="float" office:value="3857452500" calcext:value-type="float">
            <text:p>3857452500</text:p>
          </table:table-cell>
          <table:table-cell office:value-type="float" office:value="3795830500" calcext:value-type="float">
            <text:p>3795830500</text:p>
          </table:table-cell>
          <table:table-cell office:value-type="float" office:value="3847295500" calcext:value-type="float">
            <text:p>3847295500</text:p>
          </table:table-cell>
          <table:table-cell office:value-type="float" office:value="3788085400" calcext:value-type="float">
            <text:p>3788085400</text:p>
          </table:table-cell>
          <table:table-cell office:value-type="float" office:value="3849659000" calcext:value-type="float">
            <text:p>3849659000</text:p>
          </table:table-cell>
          <table:table-cell office:value-type="float" office:value="3779718000" calcext:value-type="float">
            <text:p>3779718000</text:p>
          </table:table-cell>
          <table:table-cell office:value-type="float" office:value="3841964000" calcext:value-type="float">
            <text:p>3841964000</text:p>
          </table:table-cell>
          <table:table-cell office:value-type="float" office:value="3785515300" calcext:value-type="float">
            <text:p>3785515300</text:p>
          </table:table-cell>
          <table:table-cell office:value-type="float" office:value="3850345700" calcext:value-type="float">
            <text:p>3850345700</text:p>
          </table:table-cell>
          <table:table-cell office:value-type="float" office:value="3797706800" calcext:value-type="float">
            <text:p>3797706800</text:p>
          </table:table-cell>
          <table:table-cell office:value-type="float" office:value="3850684300" calcext:value-type="float">
            <text:p>3850684300</text:p>
          </table:table-cell>
          <table:table-cell office:value-type="float" office:value="3793804800" calcext:value-type="float">
            <text:p>3793804800</text:p>
          </table:table-cell>
          <table:table-cell office:value-type="float" office:value="3846305900" calcext:value-type="float">
            <text:p>3846305900</text:p>
          </table:table-cell>
          <table:table-cell office:value-type="float" office:value="3788999100" calcext:value-type="float">
            <text:p>3788999100</text:p>
          </table:table-cell>
          <table:table-cell office:value-type="float" office:value="3843805600" calcext:value-type="float">
            <text:p>3843805600</text:p>
          </table:table-cell>
          <table:table-cell office:value-type="float" office:value="3799969900" calcext:value-type="float">
            <text:p>3799969900</text:p>
          </table:table-cell>
          <table:table-cell office:value-type="float" office:value="3856751800" calcext:value-type="float">
            <text:p>3856751800</text:p>
          </table:table-cell>
          <table:table-cell office:value-type="float" office:value="3793787000" calcext:value-type="float">
            <text:p>3793787000</text:p>
          </table:table-cell>
          <table:table-cell office:value-type="float" office:value="3847260700" calcext:value-type="float">
            <text:p>3847260700</text:p>
          </table:table-cell>
          <table:table-cell office:value-type="float" office:value="3791416000" calcext:value-type="float">
            <text:p>3791416000</text:p>
          </table:table-cell>
          <table:table-cell office:value-type="float" office:value="3851602900" calcext:value-type="float">
            <text:p>3851602900</text:p>
          </table:table-cell>
          <table:table-cell office:value-type="float" office:value="3782477000" calcext:value-type="float">
            <text:p>3782477000</text:p>
          </table:table-cell>
          <table:table-cell office:value-type="float" office:value="3849976100" calcext:value-type="float">
            <text:p>3849976100</text:p>
          </table:table-cell>
          <table:table-cell office:value-type="float" office:value="3812392300" calcext:value-type="float">
            <text:p>3812392300</text:p>
          </table:table-cell>
          <table:table-cell office:value-type="float" office:value="3875261200" calcext:value-type="float">
            <text:p>3875261200</text:p>
          </table:table-cell>
          <table:table-cell office:value-type="float" office:value="3812762200" calcext:value-type="float">
            <text:p>3812762200</text:p>
          </table:table-cell>
          <table:table-cell office:value-type="float" office:value="3936631600" calcext:value-type="float">
            <text:p>3936631600</text:p>
          </table:table-cell>
          <table:table-cell office:value-type="float" office:value="3804188700" calcext:value-type="float">
            <text:p>3804188700</text:p>
          </table:table-cell>
          <table:table-cell office:value-type="float" office:value="3848661600" calcext:value-type="float">
            <text:p>3848661600</text:p>
          </table:table-cell>
          <table:table-cell office:value-type="float" office:value="3795927400" calcext:value-type="float">
            <text:p>3795927400</text:p>
          </table:table-cell>
          <table:table-cell office:value-type="float" office:value="3864928800" calcext:value-type="float">
            <text:p>3864928800</text:p>
          </table:table-cell>
          <table:table-cell office:value-type="float" office:value="3788377900" calcext:value-type="float">
            <text:p>3788377900</text:p>
          </table:table-cell>
          <table:table-cell office:value-type="float" office:value="3853743100" calcext:value-type="float">
            <text:p>3853743100</text:p>
          </table:table-cell>
          <table:table-cell office:value-type="float" office:value="3807972900" calcext:value-type="float">
            <text:p>3807972900</text:p>
          </table:table-cell>
          <table:table-cell office:value-type="float" office:value="3854537800" calcext:value-type="float">
            <text:p>3854537800</text:p>
          </table:table-cell>
          <table:table-cell office:value-type="float" office:value="3799984000" calcext:value-type="float">
            <text:p>3799984000</text:p>
          </table:table-cell>
          <table:table-cell office:value-type="float" office:value="3874337300" calcext:value-type="float">
            <text:p>3874337300</text:p>
          </table:table-cell>
          <table:table-cell office:value-type="float" office:value="3803416000" calcext:value-type="float">
            <text:p>3803416000</text:p>
          </table:table-cell>
          <table:table-cell office:value-type="float" office:value="3847843400" calcext:value-type="float">
            <text:p>3847843400</text:p>
          </table:table-cell>
          <table:table-cell office:value-type="float" office:value="3794718900" calcext:value-type="float">
            <text:p>3794718900</text:p>
          </table:table-cell>
          <table:table-cell office:value-type="float" office:value="3858112300" calcext:value-type="float">
            <text:p>3858112300</text:p>
          </table:table-cell>
          <table:table-cell office:value-type="float" office:value="3788707600" calcext:value-type="float">
            <text:p>3788707600</text:p>
          </table:table-cell>
          <table:table-cell office:value-type="float" office:value="3880599100" calcext:value-type="float">
            <text:p>3880599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office:value-type="float" office:value="8534542962" calcext:value-type="float">
            <text:p>8534542962</text:p>
          </table:table-cell>
          <table:table-cell office:value-type="float" office:value="8496501500" calcext:value-type="float">
            <text:p>8496501500</text:p>
          </table:table-cell>
          <table:table-cell office:value-type="float" office:value="8771469900" calcext:value-type="float">
            <text:p>8771469900</text:p>
          </table:table-cell>
          <table:table-cell office:value-type="float" office:value="8557647900" calcext:value-type="float">
            <text:p>8557647900</text:p>
          </table:table-cell>
          <table:table-cell office:value-type="float" office:value="8566734500" calcext:value-type="float">
            <text:p>8566734500</text:p>
          </table:table-cell>
          <table:table-cell office:value-type="float" office:value="8540876900" calcext:value-type="float">
            <text:p>8540876900</text:p>
          </table:table-cell>
          <table:table-cell office:value-type="float" office:value="8559712900" calcext:value-type="float">
            <text:p>8559712900</text:p>
          </table:table-cell>
          <table:table-cell office:value-type="float" office:value="8545293600" calcext:value-type="float">
            <text:p>8545293600</text:p>
          </table:table-cell>
          <table:table-cell office:value-type="float" office:value="8550039500" calcext:value-type="float">
            <text:p>8550039500</text:p>
          </table:table-cell>
          <table:table-cell office:value-type="float" office:value="8536315500" calcext:value-type="float">
            <text:p>8536315500</text:p>
          </table:table-cell>
          <table:table-cell office:value-type="float" office:value="8532994900" calcext:value-type="float">
            <text:p>8532994900</text:p>
          </table:table-cell>
          <table:table-cell office:value-type="float" office:value="8535425900" calcext:value-type="float">
            <text:p>8535425900</text:p>
          </table:table-cell>
          <table:table-cell office:value-type="float" office:value="8543722600" calcext:value-type="float">
            <text:p>8543722600</text:p>
          </table:table-cell>
          <table:table-cell office:value-type="float" office:value="8552527000" calcext:value-type="float">
            <text:p>8552527000</text:p>
          </table:table-cell>
          <table:table-cell office:value-type="float" office:value="8561216200" calcext:value-type="float">
            <text:p>8561216200</text:p>
          </table:table-cell>
          <table:table-cell office:value-type="float" office:value="8552488600" calcext:value-type="float">
            <text:p>8552488600</text:p>
          </table:table-cell>
          <table:table-cell office:value-type="float" office:value="8547038300" calcext:value-type="float">
            <text:p>8547038300</text:p>
          </table:table-cell>
          <table:table-cell office:value-type="float" office:value="8561634200" calcext:value-type="float">
            <text:p>8561634200</text:p>
          </table:table-cell>
          <table:table-cell office:value-type="float" office:value="8546120500" calcext:value-type="float">
            <text:p>8546120500</text:p>
          </table:table-cell>
          <table:table-cell office:value-type="float" office:value="8588470000" calcext:value-type="float">
            <text:p>8588470000</text:p>
          </table:table-cell>
          <table:table-cell office:value-type="float" office:value="8554754300" calcext:value-type="float">
            <text:p>8554754300</text:p>
          </table:table-cell>
          <table:table-cell office:value-type="float" office:value="8507254700" calcext:value-type="float">
            <text:p>8507254700</text:p>
          </table:table-cell>
          <table:table-cell office:value-type="float" office:value="8551894100" calcext:value-type="float">
            <text:p>8551894100</text:p>
          </table:table-cell>
          <table:table-cell office:value-type="float" office:value="8570813400" calcext:value-type="float">
            <text:p>8570813400</text:p>
          </table:table-cell>
          <table:table-cell office:value-type="float" office:value="8504871000" calcext:value-type="float">
            <text:p>8504871000</text:p>
          </table:table-cell>
          <table:table-cell office:value-type="float" office:value="8771469900" calcext:value-type="float">
            <text:p>8771469900</text:p>
          </table:table-cell>
          <table:table-cell office:value-type="float" office:value="8512041400" calcext:value-type="float">
            <text:p>8512041400</text:p>
          </table:table-cell>
          <table:table-cell office:value-type="float" office:value="8517860500" calcext:value-type="float">
            <text:p>8517860500</text:p>
          </table:table-cell>
          <table:table-cell office:value-type="float" office:value="8496501500" calcext:value-type="float">
            <text:p>8496501500</text:p>
          </table:table-cell>
          <table:table-cell office:value-type="float" office:value="8505436200" calcext:value-type="float">
            <text:p>8505436200</text:p>
          </table:table-cell>
          <table:table-cell office:value-type="float" office:value="8650855200" calcext:value-type="float">
            <text:p>8650855200</text:p>
          </table:table-cell>
          <table:table-cell office:value-type="float" office:value="8584300500" calcext:value-type="float">
            <text:p>8584300500</text:p>
          </table:table-cell>
          <table:table-cell office:value-type="float" office:value="8507888000" calcext:value-type="float">
            <text:p>8507888000</text:p>
          </table:table-cell>
          <table:table-cell office:value-type="float" office:value="8511640500" calcext:value-type="float">
            <text:p>8511640500</text:p>
          </table:table-cell>
          <table:table-cell office:value-type="float" office:value="8602138000" calcext:value-type="float">
            <text:p>8602138000</text:p>
          </table:table-cell>
          <table:table-cell office:value-type="float" office:value="8504690200" calcext:value-type="float">
            <text:p>8504690200</text:p>
          </table:table-cell>
          <table:table-cell office:value-type="float" office:value="8512092600" calcext:value-type="float">
            <text:p>8512092600</text:p>
          </table:table-cell>
          <table:table-cell office:value-type="float" office:value="8543622800" calcext:value-type="float">
            <text:p>8543622800</text:p>
          </table:table-cell>
          <table:table-cell office:value-type="float" office:value="8511317200" calcext:value-type="float">
            <text:p>8511317200</text:p>
          </table:table-cell>
          <table:table-cell office:value-type="float" office:value="8503944200" calcext:value-type="float">
            <text:p>8503944200</text:p>
          </table:table-cell>
          <table:table-cell office:value-type="float" office:value="8498792300" calcext:value-type="float">
            <text:p>8498792300</text:p>
          </table:table-cell>
          <table:table-cell office:value-type="float" office:value="8507579800" calcext:value-type="float">
            <text:p>8507579800</text:p>
          </table:table-cell>
          <table:table-cell office:value-type="float" office:value="8509553800" calcext:value-type="float">
            <text:p>8509553800</text:p>
          </table:table-cell>
          <table:table-cell office:value-type="float" office:value="8505217900" calcext:value-type="float">
            <text:p>8505217900</text:p>
          </table:table-cell>
          <table:table-cell office:value-type="float" office:value="8514051800" calcext:value-type="float">
            <text:p>8514051800</text:p>
          </table:table-cell>
          <table:table-cell office:value-type="float" office:value="8516675300" calcext:value-type="float">
            <text:p>8516675300</text:p>
          </table:table-cell>
          <table:table-cell office:value-type="float" office:value="8499680100" calcext:value-type="float">
            <text:p>8499680100</text:p>
          </table:table-cell>
          <table:table-cell office:value-type="float" office:value="8511794400" calcext:value-type="float">
            <text:p>8511794400</text:p>
          </table:table-cell>
          <table:table-cell office:value-type="float" office:value="8515893300" calcext:value-type="float">
            <text:p>8515893300</text:p>
          </table:table-cell>
          <table:table-cell office:value-type="float" office:value="8509007000" calcext:value-type="float">
            <text:p>8509007000</text:p>
          </table:table-cell>
          <table:table-cell office:value-type="float" office:value="8496774500" calcext:value-type="float">
            <text:p>8496774500</text:p>
          </table:table-cell>
          <table:table-cell office:value-type="float" office:value="8516283800" calcext:value-type="float">
            <text:p>8516283800</text:p>
          </table:table-cell>
          <table:table-cell office:value-type="float" office:value="8521084400" calcext:value-type="float">
            <text:p>8521084400</text:p>
          </table:table-cell>
          <table:table-cell table:number-columns-repeated="2"/>
        </table:table-row>
        <table:table-row table:style-name="ro1">
          <table:table-cell table:number-columns-repeated="57"/>
        </table:table-row>
        <table:table-row table:style-name="ro1"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office:value-type="string" calcext:value-type="string">
            <text:p>T48</text:p>
          </table:table-cell>
          <table:table-cell office:value-type="string" calcext:value-type="string">
            <text:p>T49</text:p>
          </table:table-cell>
          <table:table-cell office:value-type="string" calcext:value-type="string">
            <text:p>T50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DESVEN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table:number-matrix-columns-spanned="53" table:number-matrix-rows-spanned="15" table:formula="of:= [.C2:.BC16] / POWER(10;6)" office:value-type="float" office:value="0.005077" calcext:value-type="float">
            <text:p>0,005</text:p>
          </table:table-cell>
          <table:table-cell table:style-name="ce1" office:value-type="float" office:value="0.0017" calcext:value-type="float">
            <text:p>0,002</text:p>
          </table:table-cell>
          <table:table-cell table:style-name="ce1" office:value-type="float" office:value="0.4433" calcext:value-type="float">
            <text:p>0,443</text:p>
          </table:table-cell>
          <table:table-cell table:style-name="ce1" office:value-type="float" office:value="0.4433" calcext:value-type="float">
            <text:p>0,443</text:p>
          </table:table-cell>
          <table:table-cell table:style-name="ce1" office:value-type="float" office:value="0.0056" calcext:value-type="float">
            <text:p>0,006</text:p>
          </table:table-cell>
          <table:table-cell table:style-name="ce1" office:value-type="float" office:value="0.0038" calcext:value-type="float">
            <text:p>0,004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38" calcext:value-type="float">
            <text:p>0,004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58" calcext:value-type="float">
            <text:p>0,006</text:p>
          </table:table-cell>
          <table:table-cell table:style-name="ce1" office:value-type="float" office:value="0.0045" calcext:value-type="float">
            <text:p>0,005</text:p>
          </table:table-cell>
          <table:table-cell table:style-name="ce1" office:value-type="float" office:value="0.0025" calcext:value-type="float">
            <text:p>0,003</text:p>
          </table:table-cell>
          <table:table-cell table:style-name="ce1" office:value-type="float" office:value="0.0054" calcext:value-type="float">
            <text:p>0,005</text:p>
          </table:table-cell>
          <table:table-cell table:style-name="ce1" office:value-type="float" office:value="0.0039" calcext:value-type="float">
            <text:p>0,004</text:p>
          </table:table-cell>
          <table:table-cell table:style-name="ce1" office:value-type="float" office:value="0.0029" calcext:value-type="float">
            <text:p>0,003</text:p>
          </table:table-cell>
          <table:table-cell table:style-name="ce1" office:value-type="float" office:value="0.0037" calcext:value-type="float">
            <text:p>0,004</text:p>
          </table:table-cell>
          <table:table-cell table:style-name="ce1" office:value-type="float" office:value="0.0121" calcext:value-type="float">
            <text:p>0,012</text:p>
          </table:table-cell>
          <table:table-cell table:style-name="ce1" office:value-type="float" office:value="0.0079" calcext:value-type="float">
            <text:p>0,008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208" calcext:value-type="float">
            <text:p>0,021</text:p>
          </table:table-cell>
          <table:table-cell table:style-name="ce1" office:value-type="float" office:value="0.0054" calcext:value-type="float">
            <text:p>0,005</text:p>
          </table:table-cell>
          <table:table-cell table:style-name="ce1" office:value-type="float" office:value="0.003" calcext:value-type="float">
            <text:p>0,003</text:p>
          </table:table-cell>
          <table:table-cell table:style-name="ce1" office:value-type="float" office:value="0.0061" calcext:value-type="float">
            <text:p>0,006</text:p>
          </table:table-cell>
          <table:table-cell table:style-name="ce1" office:value-type="float" office:value="0.0052" calcext:value-type="float">
            <text:p>0,005</text:p>
          </table:table-cell>
          <table:table-cell table:style-name="ce1" office:value-type="float" office:value="0.0054" calcext:value-type="float">
            <text:p>0,005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44" calcext:value-type="float">
            <text:p>0,004</text:p>
          </table:table-cell>
          <table:table-cell table:style-name="ce1" office:value-type="float" office:value="0.0071" calcext:value-type="float">
            <text:p>0,007</text:p>
          </table:table-cell>
          <table:table-cell table:style-name="ce1" office:value-type="float" office:value="0.0032" calcext:value-type="float">
            <text:p>0,003</text:p>
          </table:table-cell>
          <table:table-cell table:style-name="ce1" office:value-type="float" office:value="0.0021" calcext:value-type="float">
            <text:p>0,002</text:p>
          </table:table-cell>
          <table:table-cell table:style-name="ce1" office:value-type="float" office:value="0.0049" calcext:value-type="float">
            <text:p>0,005</text:p>
          </table:table-cell>
          <table:table-cell table:style-name="ce1" office:value-type="float" office:value="0.0043" calcext:value-type="float">
            <text:p>0,004</text:p>
          </table:table-cell>
          <table:table-cell table:style-name="ce1" office:value-type="float" office:value="0.0105" calcext:value-type="float">
            <text:p>0,011</text:p>
          </table:table-cell>
          <table:table-cell table:style-name="ce1" office:value-type="float" office:value="0.0049" calcext:value-type="float">
            <text:p>0,005</text:p>
          </table:table-cell>
          <table:table-cell table:style-name="ce1" office:value-type="float" office:value="0.0069" calcext:value-type="float">
            <text:p>0,007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" office:value-type="float" office:value="0.0061" calcext:value-type="float">
            <text:p>0,006</text:p>
          </table:table-cell>
          <table:table-cell table:style-name="ce1" office:value-type="float" office:value="0.0063" calcext:value-type="float">
            <text:p>0,006</text:p>
          </table:table-cell>
          <table:table-cell table:style-name="ce1" office:value-type="float" office:value="0.0036" calcext:value-type="float">
            <text:p>0,004</text:p>
          </table:table-cell>
          <table:table-cell table:style-name="ce1" office:value-type="float" office:value="0.0039" calcext:value-type="float">
            <text:p>0,004</text:p>
          </table:table-cell>
          <table:table-cell table:style-name="ce1" office:value-type="float" office:value="0.0029" calcext:value-type="float">
            <text:p>0,003</text:p>
          </table:table-cell>
          <table:table-cell table:style-name="ce1" office:value-type="float" office:value="0.0026" calcext:value-type="float">
            <text:p>0,003</text:p>
          </table:table-cell>
          <table:table-cell table:style-name="ce1" office:value-type="float" office:value="0.0031" calcext:value-type="float">
            <text:p>0,003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0.0028" calcext:value-type="float">
            <text:p>0,003</text:p>
          </table:table-cell>
          <table:table-cell table:style-name="ce1" office:value-type="float" office:value="0.0033" calcext:value-type="float">
            <text:p>0,003</text:p>
          </table:table-cell>
          <table:table-cell table:style-name="ce1" office:value-type="float" office:value="0.0039" calcext:value-type="float">
            <text:p>0,004</text:p>
          </table:table-cell>
          <table:table-cell table:style-name="ce1" office:value-type="float" office:value="0.0034" calcext:value-type="float">
            <text:p>0,003</text:p>
          </table:table-cell>
          <table:table-cell table:style-name="ce1" office:value-type="float" office:value="0.0034" calcext:value-type="float">
            <text:p>0,003</text:p>
          </table:table-cell>
          <table:table-cell table:style-name="ce1" office:value-type="float" office:value="0.0017" calcext:value-type="float">
            <text:p>0,002</text:p>
          </table:table-cell>
          <table:table-cell table:style-name="ce1" office:value-type="float" office:value="0.0024" calcext:value-type="float">
            <text:p>0,002</text:p>
          </table:table-cell>
          <table:table-cell table:style-name="ce1" office:value-type="float" office:value="0.0034" calcext:value-type="float">
            <text:p>0,003</text:p>
          </table:table-cell>
          <table:table-cell table:style-name="ce1" office:value-type="float" office:value="0.005" calcext:value-type="float">
            <text:p>0,005</text:p>
          </table:table-cell>
          <table:table-cell table:style-name="ce2" table:number-matrix-columns-spanned="1" table:number-matrix-rows-spanned="1" table:formula="of:=(SUM(POWER([.F19:.BC19] - [.C19];2))) / (47)" office:value-type="float" office:value="0.00409531673723404" calcext:value-type="float">
            <text:p>0,00</text:p>
          </table:table-cell>
          <table:table-cell table:style-name="ce3" table:formula="of:=STDEV([.F19:.BC19])" office:value-type="percentage" office:value="0.0620562608790259" calcext:value-type="percentage">
            <text:p>6,21 %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0.008083" calcext:value-type="float">
            <text:p>0,008</text:p>
          </table:table-cell>
          <table:table-cell table:style-name="ce1" office:value-type="float" office:value="0.0039" calcext:value-type="float">
            <text:p>0,004</text:p>
          </table:table-cell>
          <table:table-cell table:style-name="ce1" office:value-type="float" office:value="0.0603" calcext:value-type="float">
            <text:p>0,060</text:p>
          </table:table-cell>
          <table:table-cell table:style-name="ce1" office:value-type="float" office:value="0.0058" calcext:value-type="float">
            <text:p>0,006</text:p>
          </table:table-cell>
          <table:table-cell table:style-name="ce1" office:value-type="float" office:value="0.0055" calcext:value-type="float">
            <text:p>0,006</text:p>
          </table:table-cell>
          <table:table-cell table:style-name="ce1" office:value-type="float" office:value="0.0055" calcext:value-type="float">
            <text:p>0,006</text:p>
          </table:table-cell>
          <table:table-cell table:style-name="ce1" office:value-type="float" office:value="0.0082" calcext:value-type="float">
            <text:p>0,008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46" calcext:value-type="float">
            <text:p>0,005</text:p>
          </table:table-cell>
          <table:table-cell table:style-name="ce1" office:value-type="float" office:value="0.0046" calcext:value-type="float">
            <text:p>0,005</text:p>
          </table:table-cell>
          <table:table-cell table:style-name="ce1" office:value-type="float" office:value="0.0049" calcext:value-type="float">
            <text:p>0,005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" office:value-type="float" office:value="0.0052" calcext:value-type="float">
            <text:p>0,005</text:p>
          </table:table-cell>
          <table:table-cell table:style-name="ce1" office:value-type="float" office:value="0.0049" calcext:value-type="float">
            <text:p>0,005</text:p>
          </table:table-cell>
          <table:table-cell table:style-name="ce1" office:value-type="float" office:value="0.0065" calcext:value-type="float">
            <text:p>0,007</text:p>
          </table:table-cell>
          <table:table-cell table:style-name="ce1" office:value-type="float" office:value="0.0068" calcext:value-type="float">
            <text:p>0,007</text:p>
          </table:table-cell>
          <table:table-cell table:style-name="ce1" office:value-type="float" office:value="0.0043" calcext:value-type="float">
            <text:p>0,004</text:p>
          </table:table-cell>
          <table:table-cell table:style-name="ce1" office:value-type="float" office:value="0.0053" calcext:value-type="float">
            <text:p>0,005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66" calcext:value-type="float">
            <text:p>0,007</text:p>
          </table:table-cell>
          <table:table-cell table:style-name="ce1" office:value-type="float" office:value="0.0052" calcext:value-type="float">
            <text:p>0,005</text:p>
          </table:table-cell>
          <table:table-cell table:style-name="ce1" office:value-type="float" office:value="0.0059" calcext:value-type="float">
            <text:p>0,006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" office:value-type="float" office:value="0.0069" calcext:value-type="float">
            <text:p>0,007</text:p>
          </table:table-cell>
          <table:table-cell table:style-name="ce1" office:value-type="float" office:value="0.0071" calcext:value-type="float">
            <text:p>0,007</text:p>
          </table:table-cell>
          <table:table-cell table:style-name="ce1" office:value-type="float" office:value="0.0066" calcext:value-type="float">
            <text:p>0,007</text:p>
          </table:table-cell>
          <table:table-cell table:style-name="ce1" office:value-type="float" office:value="0.0063" calcext:value-type="float">
            <text:p>0,006</text:p>
          </table:table-cell>
          <table:table-cell table:style-name="ce1" office:value-type="float" office:value="0.0063" calcext:value-type="float">
            <text:p>0,006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75" calcext:value-type="float">
            <text:p>0,008</text:p>
          </table:table-cell>
          <table:table-cell table:style-name="ce1" office:value-type="float" office:value="0.0055" calcext:value-type="float">
            <text:p>0,006</text:p>
          </table:table-cell>
          <table:table-cell table:style-name="ce1" office:value-type="float" office:value="0.0086" calcext:value-type="float">
            <text:p>0,009</text:p>
          </table:table-cell>
          <table:table-cell table:style-name="ce1" office:value-type="float" office:value="0.0235" calcext:value-type="float">
            <text:p>0,024</text:p>
          </table:table-cell>
          <table:table-cell table:style-name="ce1" office:value-type="float" office:value="0.0064" calcext:value-type="float">
            <text:p>0,006</text:p>
          </table:table-cell>
          <table:table-cell table:style-name="ce1" office:value-type="float" office:value="0.0081" calcext:value-type="float">
            <text:p>0,008</text:p>
          </table:table-cell>
          <table:table-cell table:style-name="ce1" office:value-type="float" office:value="0.0098" calcext:value-type="float">
            <text:p>0,010</text:p>
          </table:table-cell>
          <table:table-cell table:style-name="ce1" office:value-type="float" office:value="0.0088" calcext:value-type="float">
            <text:p>0,009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" office:value-type="float" office:value="0.0048" calcext:value-type="float">
            <text:p>0,005</text:p>
          </table:table-cell>
          <table:table-cell table:style-name="ce1" office:value-type="float" office:value="0.0069" calcext:value-type="float">
            <text:p>0,007</text:p>
          </table:table-cell>
          <table:table-cell table:style-name="ce1" office:value-type="float" office:value="0.0063" calcext:value-type="float">
            <text:p>0,006</text:p>
          </table:table-cell>
          <table:table-cell table:style-name="ce1" office:value-type="float" office:value="0.0603" calcext:value-type="float">
            <text:p>0,060</text:p>
          </table:table-cell>
          <table:table-cell table:style-name="ce1" office:value-type="float" office:value="0.0149" calcext:value-type="float">
            <text:p>0,015</text:p>
          </table:table-cell>
          <table:table-cell table:style-name="ce1" office:value-type="float" office:value="0.0166" calcext:value-type="float">
            <text:p>0,017</text:p>
          </table:table-cell>
          <table:table-cell table:style-name="ce1" office:value-type="float" office:value="0.0134" calcext:value-type="float">
            <text:p>0,013</text:p>
          </table:table-cell>
          <table:table-cell table:style-name="ce1" office:value-type="float" office:value="0.0218" calcext:value-type="float">
            <text:p>0,022</text:p>
          </table:table-cell>
          <table:table-cell table:style-name="ce1" office:value-type="float" office:value="0.0143" calcext:value-type="float">
            <text:p>0,014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0.0109" calcext:value-type="float">
            <text:p>0,011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39" calcext:value-type="float">
            <text:p>0,004</text:p>
          </table:table-cell>
          <table:table-cell table:style-name="ce1" office:value-type="float" office:value="0.0049" calcext:value-type="float">
            <text:p>0,005</text:p>
          </table:table-cell>
          <table:table-cell table:style-name="ce1" office:value-type="float" office:value="0.0164" calcext:value-type="float">
            <text:p>0,016</text:p>
          </table:table-cell>
          <table:table-cell table:style-name="ce2" table:number-matrix-columns-spanned="1" table:number-matrix-rows-spanned="1" table:formula="of:=(SUM(POWER([.F20:.BC20] - [.C20];2))) / (47)" office:value-type="float" office:value="0.0000783323244680851" calcext:value-type="float">
            <text:p>0,00</text:p>
          </table:table-cell>
          <table:table-cell table:style-name="ce3" table:formula="of:=STDEV([.F20:.BC20])" office:value-type="percentage" office:value="0.00861351951105626" calcext:value-type="percentage">
            <text:p>0,86 %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006083" calcext:value-type="float">
            <text:p>0,006</text:p>
          </table:table-cell>
          <table:table-cell table:style-name="ce1" office:value-type="float" office:value="0.0031" calcext:value-type="float">
            <text:p>0,003</text:p>
          </table:table-cell>
          <table:table-cell table:style-name="ce1" office:value-type="float" office:value="0.0186" calcext:value-type="float">
            <text:p>0,019</text:p>
          </table:table-cell>
          <table:table-cell table:style-name="ce1" office:value-type="float" office:value="0.0095" calcext:value-type="float">
            <text:p>0,010</text:p>
          </table:table-cell>
          <table:table-cell table:style-name="ce1" office:value-type="float" office:value="0.0074" calcext:value-type="float">
            <text:p>0,007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74" calcext:value-type="float">
            <text:p>0,007</text:p>
          </table:table-cell>
          <table:table-cell table:style-name="ce1" office:value-type="float" office:value="0.0065" calcext:value-type="float">
            <text:p>0,007</text:p>
          </table:table-cell>
          <table:table-cell table:style-name="ce1" office:value-type="float" office:value="0.0094" calcext:value-type="float">
            <text:p>0,009</text:p>
          </table:table-cell>
          <table:table-cell table:style-name="ce1" office:value-type="float" office:value="0.0066" calcext:value-type="float">
            <text:p>0,007</text:p>
          </table:table-cell>
          <table:table-cell table:style-name="ce1" office:value-type="float" office:value="0.0077" calcext:value-type="float">
            <text:p>0,008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78" calcext:value-type="float">
            <text:p>0,008</text:p>
          </table:table-cell>
          <table:table-cell table:style-name="ce1" office:value-type="float" office:value="0.0078" calcext:value-type="float">
            <text:p>0,008</text:p>
          </table:table-cell>
          <table:table-cell table:style-name="ce1" office:value-type="float" office:value="0.0079" calcext:value-type="float">
            <text:p>0,008</text:p>
          </table:table-cell>
          <table:table-cell table:style-name="ce1" office:value-type="float" office:value="0.0186" calcext:value-type="float">
            <text:p>0,019</text:p>
          </table:table-cell>
          <table:table-cell table:style-name="ce1" office:value-type="float" office:value="0.0037" calcext:value-type="float">
            <text:p>0,004</text:p>
          </table:table-cell>
          <table:table-cell table:style-name="ce1" office:value-type="float" office:value="0.0067" calcext:value-type="float">
            <text:p>0,007</text:p>
          </table:table-cell>
          <table:table-cell table:style-name="ce1" office:value-type="float" office:value="0.0052" calcext:value-type="float">
            <text:p>0,005</text:p>
          </table:table-cell>
          <table:table-cell table:style-name="ce1" office:value-type="float" office:value="0.0069" calcext:value-type="float">
            <text:p>0,007</text:p>
          </table:table-cell>
          <table:table-cell table:style-name="ce1" office:value-type="float" office:value="0.0064" calcext:value-type="float">
            <text:p>0,006</text:p>
          </table:table-cell>
          <table:table-cell table:style-name="ce1" office:value-type="float" office:value="0.0066" calcext:value-type="float">
            <text:p>0,007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56" calcext:value-type="float">
            <text:p>0,006</text:p>
          </table:table-cell>
          <table:table-cell table:style-name="ce1" office:value-type="float" office:value="0.0041" calcext:value-type="float">
            <text:p>0,004</text:p>
          </table:table-cell>
          <table:table-cell table:style-name="ce1" office:value-type="float" office:value="0.0031" calcext:value-type="float">
            <text:p>0,003</text:p>
          </table:table-cell>
          <table:table-cell table:style-name="ce1" office:value-type="float" office:value="0.0035" calcext:value-type="float">
            <text:p>0,004</text:p>
          </table:table-cell>
          <table:table-cell table:style-name="ce1" office:value-type="float" office:value="0.007" calcext:value-type="float">
            <text:p>0,007</text:p>
          </table:table-cell>
          <table:table-cell table:style-name="ce1" office:value-type="float" office:value="0.0063" calcext:value-type="float">
            <text:p>0,006</text:p>
          </table:table-cell>
          <table:table-cell table:style-name="ce1" office:value-type="float" office:value="0.0051" calcext:value-type="float">
            <text:p>0,005</text:p>
          </table:table-cell>
          <table:table-cell table:style-name="ce1" office:value-type="float" office:value="0.0048" calcext:value-type="float">
            <text:p>0,005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68" calcext:value-type="float">
            <text:p>0,007</text:p>
          </table:table-cell>
          <table:table-cell table:style-name="ce1" office:value-type="float" office:value="0.0059" calcext:value-type="float">
            <text:p>0,006</text:p>
          </table:table-cell>
          <table:table-cell table:style-name="ce1" office:value-type="float" office:value="0.0065" calcext:value-type="float">
            <text:p>0,007</text:p>
          </table:table-cell>
          <table:table-cell table:style-name="ce1" office:value-type="float" office:value="0.0077" calcext:value-type="float">
            <text:p>0,008</text:p>
          </table:table-cell>
          <table:table-cell table:style-name="ce1" office:value-type="float" office:value="0.0053" calcext:value-type="float">
            <text:p>0,005</text:p>
          </table:table-cell>
          <table:table-cell table:style-name="ce1" office:value-type="float" office:value="0.0056" calcext:value-type="float">
            <text:p>0,006</text:p>
          </table:table-cell>
          <table:table-cell table:style-name="ce1" office:value-type="float" office:value="0.0043" calcext:value-type="float">
            <text:p>0,004</text:p>
          </table:table-cell>
          <table:table-cell table:style-name="ce1" office:value-type="float" office:value="0.0059" calcext:value-type="float">
            <text:p>0,006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46" calcext:value-type="float">
            <text:p>0,005</text:p>
          </table:table-cell>
          <table:table-cell table:style-name="ce1" office:value-type="float" office:value="0.0061" calcext:value-type="float">
            <text:p>0,006</text:p>
          </table:table-cell>
          <table:table-cell table:style-name="ce1" office:value-type="float" office:value="0.0048" calcext:value-type="float">
            <text:p>0,005</text:p>
          </table:table-cell>
          <table:table-cell table:style-name="ce1" office:value-type="float" office:value="0.0046" calcext:value-type="float">
            <text:p>0,005</text:p>
          </table:table-cell>
          <table:table-cell table:style-name="ce1" office:value-type="float" office:value="0.0056" calcext:value-type="float">
            <text:p>0,006</text:p>
          </table:table-cell>
          <table:table-cell table:style-name="ce1" office:value-type="float" office:value="0.0055" calcext:value-type="float">
            <text:p>0,006</text:p>
          </table:table-cell>
          <table:table-cell table:style-name="ce1" office:value-type="float" office:value="0.0062" calcext:value-type="float">
            <text:p>0,006</text:p>
          </table:table-cell>
          <table:table-cell table:style-name="ce1" office:value-type="float" office:value="0.0064" calcext:value-type="float">
            <text:p>0,006</text:p>
          </table:table-cell>
          <table:table-cell table:style-name="ce1" office:value-type="float" office:value="0.0061" calcext:value-type="float">
            <text:p>0,006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0.0038" calcext:value-type="float">
            <text:p>0,004</text:p>
          </table:table-cell>
          <table:table-cell table:style-name="ce1" office:value-type="float" office:value="0.0044" calcext:value-type="float">
            <text:p>0,004</text:p>
          </table:table-cell>
          <table:table-cell table:style-name="ce2" table:number-matrix-columns-spanned="1" table:number-matrix-rows-spanned="1" table:formula="of:=(SUM(POWER([.F21:.BC21] - [.C21];2))) / (47)" office:value-type="float" office:value="0.00000531064361702128" calcext:value-type="float">
            <text:p>0,00</text:p>
          </table:table-cell>
          <table:table-cell table:style-name="ce3" table:formula="of:=STDEV([.F21:.BC21])" office:value-type="percentage" office:value="0.00224870121244623" calcext:value-type="percentage">
            <text:p>0,22 %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table:style-name="ce1" office:value-type="float" office:value="0.024033" calcext:value-type="float">
            <text:p>0,024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" office:value-type="float" office:value="0.0337" calcext:value-type="float">
            <text:p>0,034</text:p>
          </table:table-cell>
          <table:table-cell table:style-name="ce1" office:value-type="float" office:value="0.0229" calcext:value-type="float">
            <text:p>0,023</text:p>
          </table:table-cell>
          <table:table-cell table:style-name="ce1" office:value-type="float" office:value="0.0265" calcext:value-type="float">
            <text:p>0,027</text:p>
          </table:table-cell>
          <table:table-cell table:style-name="ce1" office:value-type="float" office:value="0.0222" calcext:value-type="float">
            <text:p>0,022</text:p>
          </table:table-cell>
          <table:table-cell table:style-name="ce1" office:value-type="float" office:value="0.0246" calcext:value-type="float">
            <text:p>0,025</text:p>
          </table:table-cell>
          <table:table-cell table:style-name="ce1" office:value-type="float" office:value="0.0247" calcext:value-type="float">
            <text:p>0,025</text:p>
          </table:table-cell>
          <table:table-cell table:style-name="ce1" office:value-type="float" office:value="0.0262" calcext:value-type="float">
            <text:p>0,026</text:p>
          </table:table-cell>
          <table:table-cell table:style-name="ce1" office:value-type="float" office:value="0.0253" calcext:value-type="float">
            <text:p>0,025</text:p>
          </table:table-cell>
          <table:table-cell table:style-name="ce1" office:value-type="float" office:value="0.0233" calcext:value-type="float">
            <text:p>0,023</text:p>
          </table:table-cell>
          <table:table-cell table:style-name="ce1" office:value-type="float" office:value="0.0241" calcext:value-type="float">
            <text:p>0,024</text:p>
          </table:table-cell>
          <table:table-cell table:style-name="ce1" office:value-type="float" office:value="0.0234" calcext:value-type="float">
            <text:p>0,023</text:p>
          </table:table-cell>
          <table:table-cell table:style-name="ce1" office:value-type="float" office:value="0.0237" calcext:value-type="float">
            <text:p>0,024</text:p>
          </table:table-cell>
          <table:table-cell table:style-name="ce1" office:value-type="float" office:value="0.0245" calcext:value-type="float">
            <text:p>0,025</text:p>
          </table:table-cell>
          <table:table-cell table:style-name="ce1" office:value-type="float" office:value="0.0244" calcext:value-type="float">
            <text:p>0,024</text:p>
          </table:table-cell>
          <table:table-cell table:style-name="ce1" office:value-type="float" office:value="0.0227" calcext:value-type="float">
            <text:p>0,023</text:p>
          </table:table-cell>
          <table:table-cell table:style-name="ce1" office:value-type="float" office:value="0.0245" calcext:value-type="float">
            <text:p>0,025</text:p>
          </table:table-cell>
          <table:table-cell table:style-name="ce1" office:value-type="float" office:value="0.0252" calcext:value-type="float">
            <text:p>0,025</text:p>
          </table:table-cell>
          <table:table-cell table:style-name="ce1" office:value-type="float" office:value="0.0305" calcext:value-type="float">
            <text:p>0,031</text:p>
          </table:table-cell>
          <table:table-cell table:style-name="ce1" office:value-type="float" office:value="0.0212" calcext:value-type="float">
            <text:p>0,021</text:p>
          </table:table-cell>
          <table:table-cell table:style-name="ce1" office:value-type="float" office:value="0.0209" calcext:value-type="float">
            <text:p>0,021</text:p>
          </table:table-cell>
          <table:table-cell table:style-name="ce1" office:value-type="float" office:value="0.0237" calcext:value-type="float">
            <text:p>0,024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0.0303" calcext:value-type="float">
            <text:p>0,030</text:p>
          </table:table-cell>
          <table:table-cell table:style-name="ce1" office:value-type="float" office:value="0.0242" calcext:value-type="float">
            <text:p>0,024</text:p>
          </table:table-cell>
          <table:table-cell table:style-name="ce1" office:value-type="float" office:value="0.0223" calcext:value-type="float">
            <text:p>0,022</text:p>
          </table:table-cell>
          <table:table-cell table:style-name="ce1" office:value-type="float" office:value="0.0237" calcext:value-type="float">
            <text:p>0,024</text:p>
          </table:table-cell>
          <table:table-cell table:style-name="ce1" office:value-type="float" office:value="0.0221" calcext:value-type="float">
            <text:p>0,022</text:p>
          </table:table-cell>
          <table:table-cell table:style-name="ce1" office:value-type="float" office:value="0.0337" calcext:value-type="float">
            <text:p>0,034</text:p>
          </table:table-cell>
          <table:table-cell table:style-name="ce1" office:value-type="float" office:value="0.0244" calcext:value-type="float">
            <text:p>0,024</text:p>
          </table:table-cell>
          <table:table-cell table:style-name="ce1" office:value-type="float" office:value="0.0229" calcext:value-type="float">
            <text:p>0,023</text:p>
          </table:table-cell>
          <table:table-cell table:style-name="ce1" office:value-type="float" office:value="0.0251" calcext:value-type="float">
            <text:p>0,025</text:p>
          </table:table-cell>
          <table:table-cell table:style-name="ce1" office:value-type="float" office:value="0.0239" calcext:value-type="float">
            <text:p>0,024</text:p>
          </table:table-cell>
          <table:table-cell table:style-name="ce1" office:value-type="float" office:value="0.0253" calcext:value-type="float">
            <text:p>0,025</text:p>
          </table:table-cell>
          <table:table-cell table:style-name="ce1" office:value-type="float" office:value="0.0241" calcext:value-type="float">
            <text:p>0,024</text:p>
          </table:table-cell>
          <table:table-cell table:style-name="ce1" office:value-type="float" office:value="0.0224" calcext:value-type="float">
            <text:p>0,022</text:p>
          </table:table-cell>
          <table:table-cell table:style-name="ce1" office:value-type="float" office:value="0.0209" calcext:value-type="float">
            <text:p>0,021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" office:value-type="float" office:value="0.0243" calcext:value-type="float">
            <text:p>0,024</text:p>
          </table:table-cell>
          <table:table-cell table:style-name="ce1" office:value-type="float" office:value="0.0238" calcext:value-type="float">
            <text:p>0,024</text:p>
          </table:table-cell>
          <table:table-cell table:style-name="ce1" office:value-type="float" office:value="0.0244" calcext:value-type="float">
            <text:p>0,024</text:p>
          </table:table-cell>
          <table:table-cell table:style-name="ce1" office:value-type="float" office:value="0.0236" calcext:value-type="float">
            <text:p>0,024</text:p>
          </table:table-cell>
          <table:table-cell table:style-name="ce1" office:value-type="float" office:value="0.0214" calcext:value-type="float">
            <text:p>0,021</text:p>
          </table:table-cell>
          <table:table-cell table:style-name="ce1" office:value-type="float" office:value="0.0219" calcext:value-type="float">
            <text:p>0,022</text:p>
          </table:table-cell>
          <table:table-cell table:style-name="ce1" office:value-type="float" office:value="0.0257" calcext:value-type="float">
            <text:p>0,026</text:p>
          </table:table-cell>
          <table:table-cell table:style-name="ce1" office:value-type="float" office:value="0.0232" calcext:value-type="float">
            <text:p>0,023</text:p>
          </table:table-cell>
          <table:table-cell table:style-name="ce1" office:value-type="float" office:value="0.0241" calcext:value-type="float">
            <text:p>0,024</text:p>
          </table:table-cell>
          <table:table-cell table:style-name="ce1" office:value-type="float" office:value="0.0257" calcext:value-type="float">
            <text:p>0,026</text:p>
          </table:table-cell>
          <table:table-cell table:style-name="ce1" office:value-type="float" office:value="0.0218" calcext:value-type="float">
            <text:p>0,022</text:p>
          </table:table-cell>
          <table:table-cell table:style-name="ce1" office:value-type="float" office:value="0.0246" calcext:value-type="float">
            <text:p>0,025</text:p>
          </table:table-cell>
          <table:table-cell table:style-name="ce1" office:value-type="float" office:value="0.0223" calcext:value-type="float">
            <text:p>0,022</text:p>
          </table:table-cell>
          <table:table-cell table:style-name="ce1" office:value-type="float" office:value="0.0257" calcext:value-type="float">
            <text:p>0,026</text:p>
          </table:table-cell>
          <table:table-cell table:style-name="ce2" table:number-matrix-columns-spanned="1" table:number-matrix-rows-spanned="1" table:formula="of:=(SUM(POWER([.F22:.BC22] - [.C22];2))) / (47)" office:value-type="float" office:value="0.00000677192872340426" calcext:value-type="float">
            <text:p>0,00</text:p>
          </table:table-cell>
          <table:table-cell table:style-name="ce3" table:formula="of:=STDEV([.F22:.BC22])" office:value-type="percentage" office:value="0.00254806929710656" calcext:value-type="percentage">
            <text:p>0,25 %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53639" calcext:value-type="float">
            <text:p>0,054</text:p>
          </table:table-cell>
          <table:table-cell table:style-name="ce1" office:value-type="float" office:value="0.0427" calcext:value-type="float">
            <text:p>0,043</text:p>
          </table:table-cell>
          <table:table-cell table:style-name="ce1" office:value-type="float" office:value="0.0709" calcext:value-type="float">
            <text:p>0,071</text:p>
          </table:table-cell>
          <table:table-cell table:style-name="ce1" office:value-type="float" office:value="0.0597" calcext:value-type="float">
            <text:p>0,060</text:p>
          </table:table-cell>
          <table:table-cell table:style-name="ce1" office:value-type="float" office:value="0.0519" calcext:value-type="float">
            <text:p>0,052</text:p>
          </table:table-cell>
          <table:table-cell table:style-name="ce1" office:value-type="float" office:value="0.0533" calcext:value-type="float">
            <text:p>0,053</text:p>
          </table:table-cell>
          <table:table-cell table:style-name="ce1" office:value-type="float" office:value="0.0528" calcext:value-type="float">
            <text:p>0,053</text:p>
          </table:table-cell>
          <table:table-cell table:style-name="ce1" office:value-type="float" office:value="0.0709" calcext:value-type="float">
            <text:p>0,071</text:p>
          </table:table-cell>
          <table:table-cell table:style-name="ce1" office:value-type="float" office:value="0.0504" calcext:value-type="float">
            <text:p>0,050</text:p>
          </table:table-cell>
          <table:table-cell table:style-name="ce1" office:value-type="float" office:value="0.0693" calcext:value-type="float">
            <text:p>0,069</text:p>
          </table:table-cell>
          <table:table-cell table:style-name="ce1" office:value-type="float" office:value="0.0568" calcext:value-type="float">
            <text:p>0,057</text:p>
          </table:table-cell>
          <table:table-cell table:style-name="ce1" office:value-type="float" office:value="0.0586" calcext:value-type="float">
            <text:p>0,059</text:p>
          </table:table-cell>
          <table:table-cell table:style-name="ce1" office:value-type="float" office:value="0.0534" calcext:value-type="float">
            <text:p>0,053</text:p>
          </table:table-cell>
          <table:table-cell table:style-name="ce1" office:value-type="float" office:value="0.0513" calcext:value-type="float">
            <text:p>0,051</text:p>
          </table:table-cell>
          <table:table-cell table:style-name="ce1" office:value-type="float" office:value="0.0502" calcext:value-type="float">
            <text:p>0,050</text:p>
          </table:table-cell>
          <table:table-cell table:style-name="ce1" office:value-type="float" office:value="0.0498" calcext:value-type="float">
            <text:p>0,050</text:p>
          </table:table-cell>
          <table:table-cell table:style-name="ce1" office:value-type="float" office:value="0.0518" calcext:value-type="float">
            <text:p>0,052</text:p>
          </table:table-cell>
          <table:table-cell table:style-name="ce1" office:value-type="float" office:value="0.0501" calcext:value-type="float">
            <text:p>0,050</text:p>
          </table:table-cell>
          <table:table-cell table:style-name="ce1" office:value-type="float" office:value="0.0546" calcext:value-type="float">
            <text:p>0,055</text:p>
          </table:table-cell>
          <table:table-cell table:style-name="ce1" office:value-type="float" office:value="0.0543" calcext:value-type="float">
            <text:p>0,054</text:p>
          </table:table-cell>
          <table:table-cell table:style-name="ce1" office:value-type="float" office:value="0.0465" calcext:value-type="float">
            <text:p>0,047</text:p>
          </table:table-cell>
          <table:table-cell table:style-name="ce1" office:value-type="float" office:value="0.0427" calcext:value-type="float">
            <text:p>0,043</text:p>
          </table:table-cell>
          <table:table-cell table:style-name="ce1" office:value-type="float" office:value="0.0522" calcext:value-type="float">
            <text:p>0,052</text:p>
          </table:table-cell>
          <table:table-cell table:style-name="ce1" office:value-type="float" office:value="0.0506" calcext:value-type="float">
            <text:p>0,051</text:p>
          </table:table-cell>
          <table:table-cell table:style-name="ce1" office:value-type="float" office:value="0.0532" calcext:value-type="float">
            <text:p>0,053</text:p>
          </table:table-cell>
          <table:table-cell table:style-name="ce1" office:value-type="float" office:value="0.0529" calcext:value-type="float">
            <text:p>0,053</text:p>
          </table:table-cell>
          <table:table-cell table:style-name="ce1" office:value-type="float" office:value="0.0525" calcext:value-type="float">
            <text:p>0,053</text:p>
          </table:table-cell>
          <table:table-cell table:style-name="ce1" office:value-type="float" office:value="0.0525" calcext:value-type="float">
            <text:p>0,053</text:p>
          </table:table-cell>
          <table:table-cell table:style-name="ce1" office:value-type="float" office:value="0.0567" calcext:value-type="float">
            <text:p>0,057</text:p>
          </table:table-cell>
          <table:table-cell table:style-name="ce1" office:value-type="float" office:value="0.0539" calcext:value-type="float">
            <text:p>0,054</text:p>
          </table:table-cell>
          <table:table-cell table:style-name="ce1" office:value-type="float" office:value="0.0512" calcext:value-type="float">
            <text:p>0,051</text:p>
          </table:table-cell>
          <table:table-cell table:style-name="ce1" office:value-type="float" office:value="0.0536" calcext:value-type="float">
            <text:p>0,054</text:p>
          </table:table-cell>
          <table:table-cell table:style-name="ce1" office:value-type="float" office:value="0.0586" calcext:value-type="float">
            <text:p>0,059</text:p>
          </table:table-cell>
          <table:table-cell table:style-name="ce1" office:value-type="float" office:value="0.068" calcext:value-type="float">
            <text:p>0,068</text:p>
          </table:table-cell>
          <table:table-cell table:style-name="ce1" office:value-type="float" office:value="0.0541" calcext:value-type="float">
            <text:p>0,054</text:p>
          </table:table-cell>
          <table:table-cell table:style-name="ce1" office:value-type="float" office:value="0.0541" calcext:value-type="float">
            <text:p>0,054</text:p>
          </table:table-cell>
          <table:table-cell table:style-name="ce1" office:value-type="float" office:value="0.0543" calcext:value-type="float">
            <text:p>0,054</text:p>
          </table:table-cell>
          <table:table-cell table:style-name="ce1" office:value-type="float" office:value="0.0532" calcext:value-type="float">
            <text:p>0,053</text:p>
          </table:table-cell>
          <table:table-cell table:style-name="ce1" office:value-type="float" office:value="0.0507" calcext:value-type="float">
            <text:p>0,051</text:p>
          </table:table-cell>
          <table:table-cell table:style-name="ce1" office:value-type="float" office:value="0.0502" calcext:value-type="float">
            <text:p>0,050</text:p>
          </table:table-cell>
          <table:table-cell table:style-name="ce1" office:value-type="float" office:value="0.0558" calcext:value-type="float">
            <text:p>0,056</text:p>
          </table:table-cell>
          <table:table-cell table:style-name="ce1" office:value-type="float" office:value="0.0507" calcext:value-type="float">
            <text:p>0,051</text:p>
          </table:table-cell>
          <table:table-cell table:style-name="ce1" office:value-type="float" office:value="0.0562" calcext:value-type="float">
            <text:p>0,056</text:p>
          </table:table-cell>
          <table:table-cell table:style-name="ce1" office:value-type="float" office:value="0.0506" calcext:value-type="float">
            <text:p>0,051</text:p>
          </table:table-cell>
          <table:table-cell table:style-name="ce1" office:value-type="float" office:value="0.0485" calcext:value-type="float">
            <text:p>0,049</text:p>
          </table:table-cell>
          <table:table-cell table:style-name="ce1" office:value-type="float" office:value="0.0534" calcext:value-type="float">
            <text:p>0,053</text:p>
          </table:table-cell>
          <table:table-cell table:style-name="ce1" office:value-type="float" office:value="0.0506" calcext:value-type="float">
            <text:p>0,051</text:p>
          </table:table-cell>
          <table:table-cell table:style-name="ce1" office:value-type="float" office:value="0.0528" calcext:value-type="float">
            <text:p>0,053</text:p>
          </table:table-cell>
          <table:table-cell table:style-name="ce1" office:value-type="float" office:value="0.0533" calcext:value-type="float">
            <text:p>0,053</text:p>
          </table:table-cell>
          <table:table-cell table:style-name="ce1" office:value-type="float" office:value="0.0551" calcext:value-type="float">
            <text:p>0,055</text:p>
          </table:table-cell>
          <table:table-cell table:style-name="ce1" office:value-type="float" office:value="0.0553" calcext:value-type="float">
            <text:p>0,055</text:p>
          </table:table-cell>
          <table:table-cell table:style-name="ce1" office:value-type="float" office:value="0.0533" calcext:value-type="float">
            <text:p>0,053</text:p>
          </table:table-cell>
          <table:table-cell table:style-name="ce1" office:value-type="float" office:value="0.0518" calcext:value-type="float">
            <text:p>0,052</text:p>
          </table:table-cell>
          <table:table-cell table:style-name="ce2" table:number-matrix-columns-spanned="1" table:number-matrix-rows-spanned="1" table:formula="of:=(SUM(POWER([.F23:.BC23] - [.C23];2))) / (47)" office:value-type="float" office:value="0.0000256442265957447" calcext:value-type="float">
            <text:p>0,00</text:p>
          </table:table-cell>
          <table:table-cell table:style-name="ce3" table:formula="of:=STDEV([.F23:.BC23])" office:value-type="percentage" office:value="0.00495792953823695" calcext:value-type="percentage">
            <text:p>0,50 %</text:p>
          </table:table-cell>
        </table:table-row>
        <table:table-row table:style-name="ro2">
          <table:table-cell/>
          <table:table-cell office:value-type="float" office:value="4500" calcext:value-type="float">
            <text:p>4500</text:p>
          </table:table-cell>
          <table:table-cell table:style-name="ce1" office:value-type="float" office:value="0.27511" calcext:value-type="float">
            <text:p>0,275</text:p>
          </table:table-cell>
          <table:table-cell table:style-name="ce1" office:value-type="float" office:value="0.2579" calcext:value-type="float">
            <text:p>0,258</text:p>
          </table:table-cell>
          <table:table-cell table:style-name="ce1" office:value-type="float" office:value="0.3019" calcext:value-type="float">
            <text:p>0,302</text:p>
          </table:table-cell>
          <table:table-cell table:style-name="ce1" office:value-type="float" office:value="0.2794" calcext:value-type="float">
            <text:p>0,279</text:p>
          </table:table-cell>
          <table:table-cell table:style-name="ce1" office:value-type="float" office:value="0.2749" calcext:value-type="float">
            <text:p>0,275</text:p>
          </table:table-cell>
          <table:table-cell table:style-name="ce1" office:value-type="float" office:value="0.2748" calcext:value-type="float">
            <text:p>0,275</text:p>
          </table:table-cell>
          <table:table-cell table:style-name="ce1" office:value-type="float" office:value="0.2722" calcext:value-type="float">
            <text:p>0,272</text:p>
          </table:table-cell>
          <table:table-cell table:style-name="ce1" office:value-type="float" office:value="0.2845" calcext:value-type="float">
            <text:p>0,285</text:p>
          </table:table-cell>
          <table:table-cell table:style-name="ce1" office:value-type="float" office:value="0.2773" calcext:value-type="float">
            <text:p>0,277</text:p>
          </table:table-cell>
          <table:table-cell table:style-name="ce1" office:value-type="float" office:value="0.2769" calcext:value-type="float">
            <text:p>0,277</text:p>
          </table:table-cell>
          <table:table-cell table:style-name="ce1" office:value-type="float" office:value="0.2784" calcext:value-type="float">
            <text:p>0,278</text:p>
          </table:table-cell>
          <table:table-cell table:style-name="ce1" office:value-type="float" office:value="0.2719" calcext:value-type="float">
            <text:p>0,272</text:p>
          </table:table-cell>
          <table:table-cell table:style-name="ce1" office:value-type="float" office:value="0.2853" calcext:value-type="float">
            <text:p>0,285</text:p>
          </table:table-cell>
          <table:table-cell table:style-name="ce1" office:value-type="float" office:value="0.28" calcext:value-type="float">
            <text:p>0,280</text:p>
          </table:table-cell>
          <table:table-cell table:style-name="ce1" office:value-type="float" office:value="0.2684" calcext:value-type="float">
            <text:p>0,268</text:p>
          </table:table-cell>
          <table:table-cell table:style-name="ce1" office:value-type="float" office:value="0.2844" calcext:value-type="float">
            <text:p>0,284</text:p>
          </table:table-cell>
          <table:table-cell table:style-name="ce1" office:value-type="float" office:value="0.2797" calcext:value-type="float">
            <text:p>0,280</text:p>
          </table:table-cell>
          <table:table-cell table:style-name="ce1" office:value-type="float" office:value="0.2787" calcext:value-type="float">
            <text:p>0,279</text:p>
          </table:table-cell>
          <table:table-cell table:style-name="ce1" office:value-type="float" office:value="0.2701" calcext:value-type="float">
            <text:p>0,270</text:p>
          </table:table-cell>
          <table:table-cell table:style-name="ce1" office:value-type="float" office:value="0.2675" calcext:value-type="float">
            <text:p>0,268</text:p>
          </table:table-cell>
          <table:table-cell table:style-name="ce1" office:value-type="float" office:value="0.2854" calcext:value-type="float">
            <text:p>0,285</text:p>
          </table:table-cell>
          <table:table-cell table:style-name="ce1" office:value-type="float" office:value="0.277" calcext:value-type="float">
            <text:p>0,277</text:p>
          </table:table-cell>
          <table:table-cell table:style-name="ce1" office:value-type="float" office:value="0.2719" calcext:value-type="float">
            <text:p>0,272</text:p>
          </table:table-cell>
          <table:table-cell table:style-name="ce1" office:value-type="float" office:value="0.2751" calcext:value-type="float">
            <text:p>0,275</text:p>
          </table:table-cell>
          <table:table-cell table:style-name="ce1" office:value-type="float" office:value="0.2745" calcext:value-type="float">
            <text:p>0,275</text:p>
          </table:table-cell>
          <table:table-cell table:style-name="ce1" office:value-type="float" office:value="0.2717" calcext:value-type="float">
            <text:p>0,272</text:p>
          </table:table-cell>
          <table:table-cell table:style-name="ce1" office:value-type="float" office:value="0.2788" calcext:value-type="float">
            <text:p>0,279</text:p>
          </table:table-cell>
          <table:table-cell table:style-name="ce1" office:value-type="float" office:value="0.2743" calcext:value-type="float">
            <text:p>0,274</text:p>
          </table:table-cell>
          <table:table-cell table:style-name="ce1" office:value-type="float" office:value="0.2774" calcext:value-type="float">
            <text:p>0,277</text:p>
          </table:table-cell>
          <table:table-cell table:style-name="ce1" office:value-type="float" office:value="0.2776" calcext:value-type="float">
            <text:p>0,278</text:p>
          </table:table-cell>
          <table:table-cell table:style-name="ce1" office:value-type="float" office:value="0.2787" calcext:value-type="float">
            <text:p>0,279</text:p>
          </table:table-cell>
          <table:table-cell table:style-name="ce1" office:value-type="float" office:value="0.2805" calcext:value-type="float">
            <text:p>0,281</text:p>
          </table:table-cell>
          <table:table-cell table:style-name="ce1" office:value-type="float" office:value="0.2756" calcext:value-type="float">
            <text:p>0,276</text:p>
          </table:table-cell>
          <table:table-cell table:style-name="ce1" office:value-type="float" office:value="0.277" calcext:value-type="float">
            <text:p>0,277</text:p>
          </table:table-cell>
          <table:table-cell table:style-name="ce1" office:value-type="float" office:value="0.2848" calcext:value-type="float">
            <text:p>0,285</text:p>
          </table:table-cell>
          <table:table-cell table:style-name="ce1" office:value-type="float" office:value="0.2948" calcext:value-type="float">
            <text:p>0,295</text:p>
          </table:table-cell>
          <table:table-cell table:style-name="ce1" office:value-type="float" office:value="0.2876" calcext:value-type="float">
            <text:p>0,288</text:p>
          </table:table-cell>
          <table:table-cell table:style-name="ce1" office:value-type="float" office:value="0.2881" calcext:value-type="float">
            <text:p>0,288</text:p>
          </table:table-cell>
          <table:table-cell table:style-name="ce1" office:value-type="float" office:value="0.2798" calcext:value-type="float">
            <text:p>0,280</text:p>
          </table:table-cell>
          <table:table-cell table:style-name="ce1" office:value-type="float" office:value="0.2725" calcext:value-type="float">
            <text:p>0,273</text:p>
          </table:table-cell>
          <table:table-cell table:style-name="ce1" office:value-type="float" office:value="0.2664" calcext:value-type="float">
            <text:p>0,266</text:p>
          </table:table-cell>
          <table:table-cell table:style-name="ce1" office:value-type="float" office:value="0.2675" calcext:value-type="float">
            <text:p>0,268</text:p>
          </table:table-cell>
          <table:table-cell table:style-name="ce1" office:value-type="float" office:value="0.2696" calcext:value-type="float">
            <text:p>0,270</text:p>
          </table:table-cell>
          <table:table-cell table:style-name="ce1" office:value-type="float" office:value="0.3019" calcext:value-type="float">
            <text:p>0,302</text:p>
          </table:table-cell>
          <table:table-cell table:style-name="ce1" office:value-type="float" office:value="0.2772" calcext:value-type="float">
            <text:p>0,277</text:p>
          </table:table-cell>
          <table:table-cell table:style-name="ce1" office:value-type="float" office:value="0.2646" calcext:value-type="float">
            <text:p>0,265</text:p>
          </table:table-cell>
          <table:table-cell table:style-name="ce1" office:value-type="float" office:value="0.2673" calcext:value-type="float">
            <text:p>0,267</text:p>
          </table:table-cell>
          <table:table-cell table:style-name="ce1" office:value-type="float" office:value="0.2603" calcext:value-type="float">
            <text:p>0,260</text:p>
          </table:table-cell>
          <table:table-cell table:style-name="ce1" office:value-type="float" office:value="0.2585" calcext:value-type="float">
            <text:p>0,259</text:p>
          </table:table-cell>
          <table:table-cell table:style-name="ce1" office:value-type="float" office:value="0.2579" calcext:value-type="float">
            <text:p>0,258</text:p>
          </table:table-cell>
          <table:table-cell table:style-name="ce1" office:value-type="float" office:value="0.2619" calcext:value-type="float">
            <text:p>0,262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0.2635" calcext:value-type="float">
            <text:p>0,264</text:p>
          </table:table-cell>
          <table:table-cell table:style-name="ce2" table:number-matrix-columns-spanned="1" table:number-matrix-rows-spanned="1" table:formula="of:=(SUM(POWER([.F24:.BC24] - [.C24];2))) / (47)" office:value-type="float" office:value="0.0000833232553191489" calcext:value-type="float">
            <text:p>0,00</text:p>
          </table:table-cell>
          <table:table-cell table:style-name="ce3" table:formula="of:=STDEV([.F24:.BC24])" office:value-type="percentage" office:value="0.00893782354915996" calcext:value-type="percentage">
            <text:p>0,89 %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635981" calcext:value-type="float">
            <text:p>0,636</text:p>
          </table:table-cell>
          <table:table-cell table:style-name="ce1" office:value-type="float" office:value="0.6066" calcext:value-type="float">
            <text:p>0,607</text:p>
          </table:table-cell>
          <table:table-cell table:style-name="ce1" office:value-type="float" office:value="0.6633" calcext:value-type="float">
            <text:p>0,663</text:p>
          </table:table-cell>
          <table:table-cell table:style-name="ce1" office:value-type="float" office:value="0.6394" calcext:value-type="float">
            <text:p>0,639</text:p>
          </table:table-cell>
          <table:table-cell table:style-name="ce1" office:value-type="float" office:value="0.6278" calcext:value-type="float">
            <text:p>0,628</text:p>
          </table:table-cell>
          <table:table-cell table:style-name="ce1" office:value-type="float" office:value="0.6193" calcext:value-type="float">
            <text:p>0,619</text:p>
          </table:table-cell>
          <table:table-cell table:style-name="ce1" office:value-type="float" office:value="0.6319" calcext:value-type="float">
            <text:p>0,632</text:p>
          </table:table-cell>
          <table:table-cell table:style-name="ce1" office:value-type="float" office:value="0.6186" calcext:value-type="float">
            <text:p>0,619</text:p>
          </table:table-cell>
          <table:table-cell table:style-name="ce1" office:value-type="float" office:value="0.6066" calcext:value-type="float">
            <text:p>0,607</text:p>
          </table:table-cell>
          <table:table-cell table:style-name="ce1" office:value-type="float" office:value="0.6076" calcext:value-type="float">
            <text:p>0,608</text:p>
          </table:table-cell>
          <table:table-cell table:style-name="ce1" office:value-type="float" office:value="0.6078" calcext:value-type="float">
            <text:p>0,608</text:p>
          </table:table-cell>
          <table:table-cell table:style-name="ce1" office:value-type="float" office:value="0.6395" calcext:value-type="float">
            <text:p>0,640</text:p>
          </table:table-cell>
          <table:table-cell table:style-name="ce1" office:value-type="float" office:value="0.6358" calcext:value-type="float">
            <text:p>0,636</text:p>
          </table:table-cell>
          <table:table-cell table:style-name="ce1" office:value-type="float" office:value="0.6257" calcext:value-type="float">
            <text:p>0,626</text:p>
          </table:table-cell>
          <table:table-cell table:style-name="ce1" office:value-type="float" office:value="0.6237" calcext:value-type="float">
            <text:p>0,624</text:p>
          </table:table-cell>
          <table:table-cell table:style-name="ce1" office:value-type="float" office:value="0.6376" calcext:value-type="float">
            <text:p>0,638</text:p>
          </table:table-cell>
          <table:table-cell table:style-name="ce1" office:value-type="float" office:value="0.6391" calcext:value-type="float">
            <text:p>0,639</text:p>
          </table:table-cell>
          <table:table-cell table:style-name="ce1" office:value-type="float" office:value="0.6374" calcext:value-type="float">
            <text:p>0,637</text:p>
          </table:table-cell>
          <table:table-cell table:style-name="ce1" office:value-type="float" office:value="0.6449" calcext:value-type="float">
            <text:p>0,645</text:p>
          </table:table-cell>
          <table:table-cell table:style-name="ce1" office:value-type="float" office:value="0.6403" calcext:value-type="float">
            <text:p>0,640</text:p>
          </table:table-cell>
          <table:table-cell table:style-name="ce1" office:value-type="float" office:value="0.6352" calcext:value-type="float">
            <text:p>0,635</text:p>
          </table:table-cell>
          <table:table-cell table:style-name="ce1" office:value-type="float" office:value="0.6433" calcext:value-type="float">
            <text:p>0,643</text:p>
          </table:table-cell>
          <table:table-cell table:style-name="ce1" office:value-type="float" office:value="0.6466" calcext:value-type="float">
            <text:p>0,647</text:p>
          </table:table-cell>
          <table:table-cell table:style-name="ce1" office:value-type="float" office:value="0.6612" calcext:value-type="float">
            <text:p>0,661</text:p>
          </table:table-cell>
          <table:table-cell table:style-name="ce1" office:value-type="float" office:value="0.6433" calcext:value-type="float">
            <text:p>0,643</text:p>
          </table:table-cell>
          <table:table-cell table:style-name="ce1" office:value-type="float" office:value="0.6418" calcext:value-type="float">
            <text:p>0,642</text:p>
          </table:table-cell>
          <table:table-cell table:style-name="ce1" office:value-type="float" office:value="0.6381" calcext:value-type="float">
            <text:p>0,638</text:p>
          </table:table-cell>
          <table:table-cell table:style-name="ce1" office:value-type="float" office:value="0.6427" calcext:value-type="float">
            <text:p>0,643</text:p>
          </table:table-cell>
          <table:table-cell table:style-name="ce1" office:value-type="float" office:value="0.6418" calcext:value-type="float">
            <text:p>0,642</text:p>
          </table:table-cell>
          <table:table-cell table:style-name="ce1" office:value-type="float" office:value="0.6437" calcext:value-type="float">
            <text:p>0,644</text:p>
          </table:table-cell>
          <table:table-cell table:style-name="ce1" office:value-type="float" office:value="0.6137" calcext:value-type="float">
            <text:p>0,614</text:p>
          </table:table-cell>
          <table:table-cell table:style-name="ce1" office:value-type="float" office:value="0.6301" calcext:value-type="float">
            <text:p>0,630</text:p>
          </table:table-cell>
          <table:table-cell table:style-name="ce1" office:value-type="float" office:value="0.6429" calcext:value-type="float">
            <text:p>0,643</text:p>
          </table:table-cell>
          <table:table-cell table:style-name="ce1" office:value-type="float" office:value="0.6335" calcext:value-type="float">
            <text:p>0,634</text:p>
          </table:table-cell>
          <table:table-cell table:style-name="ce1" office:value-type="float" office:value="0.6362" calcext:value-type="float">
            <text:p>0,636</text:p>
          </table:table-cell>
          <table:table-cell table:style-name="ce1" office:value-type="float" office:value="0.6401" calcext:value-type="float">
            <text:p>0,640</text:p>
          </table:table-cell>
          <table:table-cell table:style-name="ce1" office:value-type="float" office:value="0.6633" calcext:value-type="float">
            <text:p>0,663</text:p>
          </table:table-cell>
          <table:table-cell table:style-name="ce1" office:value-type="float" office:value="0.6375" calcext:value-type="float">
            <text:p>0,638</text:p>
          </table:table-cell>
          <table:table-cell table:style-name="ce1" office:value-type="float" office:value="0.638" calcext:value-type="float">
            <text:p>0,638</text:p>
          </table:table-cell>
          <table:table-cell table:style-name="ce1" office:value-type="float" office:value="0.6506" calcext:value-type="float">
            <text:p>0,651</text:p>
          </table:table-cell>
          <table:table-cell table:style-name="ce1" office:value-type="float" office:value="0.648" calcext:value-type="float">
            <text:p>0,648</text:p>
          </table:table-cell>
          <table:table-cell table:style-name="ce1" office:value-type="float" office:value="0.6243" calcext:value-type="float">
            <text:p>0,624</text:p>
          </table:table-cell>
          <table:table-cell table:style-name="ce1" office:value-type="float" office:value="0.6336" calcext:value-type="float">
            <text:p>0,634</text:p>
          </table:table-cell>
          <table:table-cell table:style-name="ce1" office:value-type="float" office:value="0.6375" calcext:value-type="float">
            <text:p>0,638</text:p>
          </table:table-cell>
          <table:table-cell table:style-name="ce1" office:value-type="float" office:value="0.6384" calcext:value-type="float">
            <text:p>0,638</text:p>
          </table:table-cell>
          <table:table-cell table:style-name="ce1" office:value-type="float" office:value="0.6474" calcext:value-type="float">
            <text:p>0,647</text:p>
          </table:table-cell>
          <table:table-cell table:style-name="ce1" office:value-type="float" office:value="0.6367" calcext:value-type="float">
            <text:p>0,637</text:p>
          </table:table-cell>
          <table:table-cell table:style-name="ce1" office:value-type="float" office:value="0.6444" calcext:value-type="float">
            <text:p>0,644</text:p>
          </table:table-cell>
          <table:table-cell table:style-name="ce1" office:value-type="float" office:value="0.6388" calcext:value-type="float">
            <text:p>0,639</text:p>
          </table:table-cell>
          <table:table-cell table:style-name="ce1" office:value-type="float" office:value="0.6379" calcext:value-type="float">
            <text:p>0,638</text:p>
          </table:table-cell>
          <table:table-cell table:style-name="ce1" office:value-type="float" office:value="0.6348" calcext:value-type="float">
            <text:p>0,635</text:p>
          </table:table-cell>
          <table:table-cell table:style-name="ce1" office:value-type="float" office:value="0.634" calcext:value-type="float">
            <text:p>0,634</text:p>
          </table:table-cell>
          <table:table-cell table:style-name="ce1" office:value-type="float" office:value="0.6346" calcext:value-type="float">
            <text:p>0,635</text:p>
          </table:table-cell>
          <table:table-cell table:style-name="ce2" table:number-matrix-columns-spanned="1" table:number-matrix-rows-spanned="1" table:formula="of:=(SUM(POWER([.F25:.BC25] - [.C25];2))) / (47)" office:value-type="float" office:value="0.000141220086170213" calcext:value-type="float">
            <text:p>0,00</text:p>
          </table:table-cell>
          <table:table-cell table:style-name="ce3" table:formula="of:=STDEV([.F25:.BC25])" office:value-type="percentage" office:value="0.0116384829644712" calcext:value-type="percentage">
            <text:p>1,16 %</text:p>
          </table:table-cell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table:style-name="ce1" office:value-type="float" office:value="3.067068" calcext:value-type="float">
            <text:p>3,067</text:p>
          </table:table-cell>
          <table:table-cell table:style-name="ce1" office:value-type="float" office:value="2.9707" calcext:value-type="float">
            <text:p>2,971</text:p>
          </table:table-cell>
          <table:table-cell table:style-name="ce1" office:value-type="float" office:value="3.1638" calcext:value-type="float">
            <text:p>3,164</text:p>
          </table:table-cell>
          <table:table-cell table:style-name="ce1" office:value-type="float" office:value="3.0815" calcext:value-type="float">
            <text:p>3,082</text:p>
          </table:table-cell>
          <table:table-cell table:style-name="ce1" office:value-type="float" office:value="3.0635" calcext:value-type="float">
            <text:p>3,064</text:p>
          </table:table-cell>
          <table:table-cell table:style-name="ce1" office:value-type="float" office:value="3.0701" calcext:value-type="float">
            <text:p>3,070</text:p>
          </table:table-cell>
          <table:table-cell table:style-name="ce1" office:value-type="float" office:value="3.1084" calcext:value-type="float">
            <text:p>3,108</text:p>
          </table:table-cell>
          <table:table-cell table:style-name="ce1" office:value-type="float" office:value="3.0632" calcext:value-type="float">
            <text:p>3,063</text:p>
          </table:table-cell>
          <table:table-cell table:style-name="ce1" office:value-type="float" office:value="3.0356" calcext:value-type="float">
            <text:p>3,036</text:p>
          </table:table-cell>
          <table:table-cell table:style-name="ce1" office:value-type="float" office:value="3.1328" calcext:value-type="float">
            <text:p>3,133</text:p>
          </table:table-cell>
          <table:table-cell table:style-name="ce1" office:value-type="float" office:value="3.0589" calcext:value-type="float">
            <text:p>3,059</text:p>
          </table:table-cell>
          <table:table-cell table:style-name="ce1" office:value-type="float" office:value="3.052" calcext:value-type="float">
            <text:p>3,052</text:p>
          </table:table-cell>
          <table:table-cell table:style-name="ce1" office:value-type="float" office:value="3.0482" calcext:value-type="float">
            <text:p>3,048</text:p>
          </table:table-cell>
          <table:table-cell table:style-name="ce1" office:value-type="float" office:value="3.0567" calcext:value-type="float">
            <text:p>3,057</text:p>
          </table:table-cell>
          <table:table-cell table:style-name="ce1" office:value-type="float" office:value="3.0813" calcext:value-type="float">
            <text:p>3,081</text:p>
          </table:table-cell>
          <table:table-cell table:style-name="ce1" office:value-type="float" office:value="3.0477" calcext:value-type="float">
            <text:p>3,048</text:p>
          </table:table-cell>
          <table:table-cell table:style-name="ce1" office:value-type="float" office:value="3.0008" calcext:value-type="float">
            <text:p>3,001</text:p>
          </table:table-cell>
          <table:table-cell table:style-name="ce1" office:value-type="float" office:value="2.9707" calcext:value-type="float">
            <text:p>2,971</text:p>
          </table:table-cell>
          <table:table-cell table:style-name="ce1" office:value-type="float" office:value="3.0642" calcext:value-type="float">
            <text:p>3,064</text:p>
          </table:table-cell>
          <table:table-cell table:style-name="ce1" office:value-type="float" office:value="3.0191" calcext:value-type="float">
            <text:p>3,019</text:p>
          </table:table-cell>
          <table:table-cell table:style-name="ce1" office:value-type="float" office:value="3.0645" calcext:value-type="float">
            <text:p>3,065</text:p>
          </table:table-cell>
          <table:table-cell table:style-name="ce1" office:value-type="float" office:value="3.1105" calcext:value-type="float">
            <text:p>3,111</text:p>
          </table:table-cell>
          <table:table-cell table:style-name="ce1" office:value-type="float" office:value="3.0672" calcext:value-type="float">
            <text:p>3,067</text:p>
          </table:table-cell>
          <table:table-cell table:style-name="ce1" office:value-type="float" office:value="3.0328" calcext:value-type="float">
            <text:p>3,033</text:p>
          </table:table-cell>
          <table:table-cell table:style-name="ce1" office:value-type="float" office:value="3.0183" calcext:value-type="float">
            <text:p>3,018</text:p>
          </table:table-cell>
          <table:table-cell table:style-name="ce1" office:value-type="float" office:value="3.0566" calcext:value-type="float">
            <text:p>3,057</text:p>
          </table:table-cell>
          <table:table-cell table:style-name="ce1" office:value-type="float" office:value="3.0507" calcext:value-type="float">
            <text:p>3,051</text:p>
          </table:table-cell>
          <table:table-cell table:style-name="ce1" office:value-type="float" office:value="3.0444" calcext:value-type="float">
            <text:p>3,044</text:p>
          </table:table-cell>
          <table:table-cell table:style-name="ce1" office:value-type="float" office:value="3.0781" calcext:value-type="float">
            <text:p>3,078</text:p>
          </table:table-cell>
          <table:table-cell table:style-name="ce1" office:value-type="float" office:value="3.0899" calcext:value-type="float">
            <text:p>3,090</text:p>
          </table:table-cell>
          <table:table-cell table:style-name="ce1" office:value-type="float" office:value="3.0697" calcext:value-type="float">
            <text:p>3,070</text:p>
          </table:table-cell>
          <table:table-cell table:style-name="ce1" office:value-type="float" office:value="3.0515" calcext:value-type="float">
            <text:p>3,052</text:p>
          </table:table-cell>
          <table:table-cell table:style-name="ce1" office:value-type="float" office:value="3.0597" calcext:value-type="float">
            <text:p>3,060</text:p>
          </table:table-cell>
          <table:table-cell table:style-name="ce1" office:value-type="float" office:value="3.0313" calcext:value-type="float">
            <text:p>3,031</text:p>
          </table:table-cell>
          <table:table-cell table:style-name="ce1" office:value-type="float" office:value="3.0647" calcext:value-type="float">
            <text:p>3,065</text:p>
          </table:table-cell>
          <table:table-cell table:style-name="ce1" office:value-type="float" office:value="3.0106" calcext:value-type="float">
            <text:p>3,011</text:p>
          </table:table-cell>
          <table:table-cell table:style-name="ce1" office:value-type="float" office:value="3.003" calcext:value-type="float">
            <text:p>3,003</text:p>
          </table:table-cell>
          <table:table-cell table:style-name="ce1" office:value-type="float" office:value="3.0121" calcext:value-type="float">
            <text:p>3,012</text:p>
          </table:table-cell>
          <table:table-cell table:style-name="ce1" office:value-type="float" office:value="3.0176" calcext:value-type="float">
            <text:p>3,018</text:p>
          </table:table-cell>
          <table:table-cell table:style-name="ce1" office:value-type="float" office:value="2.9784" calcext:value-type="float">
            <text:p>2,978</text:p>
          </table:table-cell>
          <table:table-cell table:style-name="ce1" office:value-type="float" office:value="3.0161" calcext:value-type="float">
            <text:p>3,016</text:p>
          </table:table-cell>
          <table:table-cell table:style-name="ce1" office:value-type="float" office:value="3.1204" calcext:value-type="float">
            <text:p>3,120</text:p>
          </table:table-cell>
          <table:table-cell table:style-name="ce1" office:value-type="float" office:value="3.1018" calcext:value-type="float">
            <text:p>3,102</text:p>
          </table:table-cell>
          <table:table-cell table:style-name="ce1" office:value-type="float" office:value="3.0619" calcext:value-type="float">
            <text:p>3,062</text:p>
          </table:table-cell>
          <table:table-cell table:style-name="ce1" office:value-type="float" office:value="3.1003" calcext:value-type="float">
            <text:p>3,100</text:p>
          </table:table-cell>
          <table:table-cell table:style-name="ce1" office:value-type="float" office:value="3.1261" calcext:value-type="float">
            <text:p>3,126</text:p>
          </table:table-cell>
          <table:table-cell table:style-name="ce1" office:value-type="float" office:value="3.1262" calcext:value-type="float">
            <text:p>3,126</text:p>
          </table:table-cell>
          <table:table-cell table:style-name="ce1" office:value-type="float" office:value="3.1481" calcext:value-type="float">
            <text:p>3,148</text:p>
          </table:table-cell>
          <table:table-cell table:style-name="ce1" office:value-type="float" office:value="3.1509" calcext:value-type="float">
            <text:p>3,151</text:p>
          </table:table-cell>
          <table:table-cell table:style-name="ce1" office:value-type="float" office:value="3.1024" calcext:value-type="float">
            <text:p>3,102</text:p>
          </table:table-cell>
          <table:table-cell table:style-name="ce1" office:value-type="float" office:value="3.1638" calcext:value-type="float">
            <text:p>3,164</text:p>
          </table:table-cell>
          <table:table-cell table:style-name="ce1" office:value-type="float" office:value="3.113" calcext:value-type="float">
            <text:p>3,113</text:p>
          </table:table-cell>
          <table:table-cell table:style-name="ce1" office:value-type="float" office:value="3.1565" calcext:value-type="float">
            <text:p>3,157</text:p>
          </table:table-cell>
          <table:table-cell table:style-name="ce2" table:number-matrix-columns-spanned="1" table:number-matrix-rows-spanned="1" table:formula="of:=(SUM(POWER([.F26:.BC26] - [.C26];2))) / (47)" office:value-type="float" office:value="0.00218823732765957" calcext:value-type="float">
            <text:p>0,00</text:p>
          </table:table-cell>
          <table:table-cell table:style-name="ce3" table:formula="of:=STDEV([.F26:.BC26])" office:value-type="percentage" office:value="0.0458139875263137" calcext:value-type="percentage">
            <text:p>4,58 %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6.855085" calcext:value-type="float">
            <text:p>6,855</text:p>
          </table:table-cell>
          <table:table-cell table:style-name="ce1" office:value-type="float" office:value="6.7702" calcext:value-type="float">
            <text:p>6,770</text:p>
          </table:table-cell>
          <table:table-cell table:style-name="ce1" office:value-type="float" office:value="7.0997" calcext:value-type="float">
            <text:p>7,100</text:p>
          </table:table-cell>
          <table:table-cell table:style-name="ce1" office:value-type="float" office:value="6.8944" calcext:value-type="float">
            <text:p>6,894</text:p>
          </table:table-cell>
          <table:table-cell table:style-name="ce1" office:value-type="float" office:value="7.0997" calcext:value-type="float">
            <text:p>7,100</text:p>
          </table:table-cell>
          <table:table-cell table:style-name="ce1" office:value-type="float" office:value="6.8917" calcext:value-type="float">
            <text:p>6,892</text:p>
          </table:table-cell>
          <table:table-cell table:style-name="ce1" office:value-type="float" office:value="6.8656" calcext:value-type="float">
            <text:p>6,866</text:p>
          </table:table-cell>
          <table:table-cell table:style-name="ce1" office:value-type="float" office:value="6.8393" calcext:value-type="float">
            <text:p>6,839</text:p>
          </table:table-cell>
          <table:table-cell table:style-name="ce1" office:value-type="float" office:value="6.8261" calcext:value-type="float">
            <text:p>6,826</text:p>
          </table:table-cell>
          <table:table-cell table:style-name="ce1" office:value-type="float" office:value="6.8597" calcext:value-type="float">
            <text:p>6,860</text:p>
          </table:table-cell>
          <table:table-cell table:style-name="ce1" office:value-type="float" office:value="6.8598" calcext:value-type="float">
            <text:p>6,860</text:p>
          </table:table-cell>
          <table:table-cell table:style-name="ce1" office:value-type="float" office:value="6.8569" calcext:value-type="float">
            <text:p>6,857</text:p>
          </table:table-cell>
          <table:table-cell table:style-name="ce1" office:value-type="float" office:value="6.8093" calcext:value-type="float">
            <text:p>6,809</text:p>
          </table:table-cell>
          <table:table-cell table:style-name="ce1" office:value-type="float" office:value="6.7789" calcext:value-type="float">
            <text:p>6,779</text:p>
          </table:table-cell>
          <table:table-cell table:style-name="ce1" office:value-type="float" office:value="6.8522" calcext:value-type="float">
            <text:p>6,852</text:p>
          </table:table-cell>
          <table:table-cell table:style-name="ce1" office:value-type="float" office:value="6.7757" calcext:value-type="float">
            <text:p>6,776</text:p>
          </table:table-cell>
          <table:table-cell table:style-name="ce1" office:value-type="float" office:value="6.7783" calcext:value-type="float">
            <text:p>6,778</text:p>
          </table:table-cell>
          <table:table-cell table:style-name="ce1" office:value-type="float" office:value="6.7906" calcext:value-type="float">
            <text:p>6,791</text:p>
          </table:table-cell>
          <table:table-cell table:style-name="ce1" office:value-type="float" office:value="6.7702" calcext:value-type="float">
            <text:p>6,770</text:p>
          </table:table-cell>
          <table:table-cell table:style-name="ce1" office:value-type="float" office:value="6.8152" calcext:value-type="float">
            <text:p>6,815</text:p>
          </table:table-cell>
          <table:table-cell table:style-name="ce1" office:value-type="float" office:value="6.8753" calcext:value-type="float">
            <text:p>6,875</text:p>
          </table:table-cell>
          <table:table-cell table:style-name="ce1" office:value-type="float" office:value="6.9111" calcext:value-type="float">
            <text:p>6,911</text:p>
          </table:table-cell>
          <table:table-cell table:style-name="ce1" office:value-type="float" office:value="6.9576" calcext:value-type="float">
            <text:p>6,958</text:p>
          </table:table-cell>
          <table:table-cell table:style-name="ce1" office:value-type="float" office:value="7.0231" calcext:value-type="float">
            <text:p>7,023</text:p>
          </table:table-cell>
          <table:table-cell table:style-name="ce1" office:value-type="float" office:value="6.8516" calcext:value-type="float">
            <text:p>6,852</text:p>
          </table:table-cell>
          <table:table-cell table:style-name="ce1" office:value-type="float" office:value="6.8686" calcext:value-type="float">
            <text:p>6,869</text:p>
          </table:table-cell>
          <table:table-cell table:style-name="ce1" office:value-type="float" office:value="6.8938" calcext:value-type="float">
            <text:p>6,894</text:p>
          </table:table-cell>
          <table:table-cell table:style-name="ce1" office:value-type="float" office:value="6.932" calcext:value-type="float">
            <text:p>6,932</text:p>
          </table:table-cell>
          <table:table-cell table:style-name="ce1" office:value-type="float" office:value="6.8503" calcext:value-type="float">
            <text:p>6,850</text:p>
          </table:table-cell>
          <table:table-cell table:style-name="ce1" office:value-type="float" office:value="6.8766" calcext:value-type="float">
            <text:p>6,877</text:p>
          </table:table-cell>
          <table:table-cell table:style-name="ce1" office:value-type="float" office:value="6.9246" calcext:value-type="float">
            <text:p>6,925</text:p>
          </table:table-cell>
          <table:table-cell table:style-name="ce1" office:value-type="float" office:value="6.9044" calcext:value-type="float">
            <text:p>6,904</text:p>
          </table:table-cell>
          <table:table-cell table:style-name="ce1" office:value-type="float" office:value="6.8647" calcext:value-type="float">
            <text:p>6,865</text:p>
          </table:table-cell>
          <table:table-cell table:style-name="ce1" office:value-type="float" office:value="6.8904" calcext:value-type="float">
            <text:p>6,890</text:p>
          </table:table-cell>
          <table:table-cell table:style-name="ce1" office:value-type="float" office:value="6.8433" calcext:value-type="float">
            <text:p>6,843</text:p>
          </table:table-cell>
          <table:table-cell table:style-name="ce1" office:value-type="float" office:value="6.8465" calcext:value-type="float">
            <text:p>6,847</text:p>
          </table:table-cell>
          <table:table-cell table:style-name="ce1" office:value-type="float" office:value="6.8401" calcext:value-type="float">
            <text:p>6,840</text:p>
          </table:table-cell>
          <table:table-cell table:style-name="ce1" office:value-type="float" office:value="6.8251" calcext:value-type="float">
            <text:p>6,825</text:p>
          </table:table-cell>
          <table:table-cell table:style-name="ce1" office:value-type="float" office:value="6.7813" calcext:value-type="float">
            <text:p>6,781</text:p>
          </table:table-cell>
          <table:table-cell table:style-name="ce1" office:value-type="float" office:value="6.7833" calcext:value-type="float">
            <text:p>6,783</text:p>
          </table:table-cell>
          <table:table-cell table:style-name="ce1" office:value-type="float" office:value="6.813" calcext:value-type="float">
            <text:p>6,813</text:p>
          </table:table-cell>
          <table:table-cell table:style-name="ce1" office:value-type="float" office:value="6.9264" calcext:value-type="float">
            <text:p>6,926</text:p>
          </table:table-cell>
          <table:table-cell table:style-name="ce1" office:value-type="float" office:value="6.896" calcext:value-type="float">
            <text:p>6,896</text:p>
          </table:table-cell>
          <table:table-cell table:style-name="ce1" office:value-type="float" office:value="6.8127" calcext:value-type="float">
            <text:p>6,813</text:p>
          </table:table-cell>
          <table:table-cell table:style-name="ce1" office:value-type="float" office:value="6.8203" calcext:value-type="float">
            <text:p>6,820</text:p>
          </table:table-cell>
          <table:table-cell table:style-name="ce1" office:value-type="float" office:value="6.8109" calcext:value-type="float">
            <text:p>6,811</text:p>
          </table:table-cell>
          <table:table-cell table:style-name="ce1" office:value-type="float" office:value="6.9119" calcext:value-type="float">
            <text:p>6,912</text:p>
          </table:table-cell>
          <table:table-cell table:style-name="ce1" office:value-type="float" office:value="6.7752" calcext:value-type="float">
            <text:p>6,775</text:p>
          </table:table-cell>
          <table:table-cell table:style-name="ce1" office:value-type="float" office:value="6.955" calcext:value-type="float">
            <text:p>6,955</text:p>
          </table:table-cell>
          <table:table-cell table:style-name="ce1" office:value-type="float" office:value="6.7897" calcext:value-type="float">
            <text:p>6,790</text:p>
          </table:table-cell>
          <table:table-cell table:style-name="ce1" office:value-type="float" office:value="6.825" calcext:value-type="float">
            <text:p>6,825</text:p>
          </table:table-cell>
          <table:table-cell table:style-name="ce1" office:value-type="float" office:value="6.794" calcext:value-type="float">
            <text:p>6,794</text:p>
          </table:table-cell>
          <table:table-cell table:style-name="ce1" office:value-type="float" office:value="6.8766" calcext:value-type="float">
            <text:p>6,877</text:p>
          </table:table-cell>
          <table:table-cell table:style-name="ce2" table:number-matrix-columns-spanned="1" table:number-matrix-rows-spanned="1" table:formula="of:=(SUM(POWER([.F27:.BC27] - [.C27];2))) / (47)" office:value-type="float" office:value="0.0044767068351064" calcext:value-type="float">
            <text:p>0,00</text:p>
          </table:table-cell>
          <table:table-cell table:style-name="ce3" table:formula="of:=STDEV([.F27:.BC27])" office:value-type="percentage" office:value="0.0654489706191171" calcext:value-type="percentage">
            <text:p>6,54 %</text:p>
          </table:table-cell>
        </table:table-row>
        <table:table-row table:style-name="ro2">
          <table:table-cell/>
          <table:table-cell office:value-type="float" office:value="450000" calcext:value-type="float">
            <text:p>450000</text:p>
          </table:table-cell>
          <table:table-cell table:style-name="ce1" office:value-type="float" office:value="32.44136" calcext:value-type="float">
            <text:p>32,441</text:p>
          </table:table-cell>
          <table:table-cell table:style-name="ce1" office:value-type="float" office:value="32.1553" calcext:value-type="float">
            <text:p>32,155</text:p>
          </table:table-cell>
          <table:table-cell table:style-name="ce1" office:value-type="float" office:value="33.4967" calcext:value-type="float">
            <text:p>33,497</text:p>
          </table:table-cell>
          <table:table-cell table:style-name="ce1" office:value-type="float" office:value="32.482" calcext:value-type="float">
            <text:p>32,482</text:p>
          </table:table-cell>
          <table:table-cell table:style-name="ce1" office:value-type="float" office:value="32.6614" calcext:value-type="float">
            <text:p>32,661</text:p>
          </table:table-cell>
          <table:table-cell table:style-name="ce1" office:value-type="float" office:value="32.5541" calcext:value-type="float">
            <text:p>32,554</text:p>
          </table:table-cell>
          <table:table-cell table:style-name="ce1" office:value-type="float" office:value="32.4616" calcext:value-type="float">
            <text:p>32,462</text:p>
          </table:table-cell>
          <table:table-cell table:style-name="ce1" office:value-type="float" office:value="32.7563" calcext:value-type="float">
            <text:p>32,756</text:p>
          </table:table-cell>
          <table:table-cell table:style-name="ce1" office:value-type="float" office:value="32.4548" calcext:value-type="float">
            <text:p>32,455</text:p>
          </table:table-cell>
          <table:table-cell table:style-name="ce1" office:value-type="float" office:value="32.4458" calcext:value-type="float">
            <text:p>32,446</text:p>
          </table:table-cell>
          <table:table-cell table:style-name="ce1" office:value-type="float" office:value="32.4653" calcext:value-type="float">
            <text:p>32,465</text:p>
          </table:table-cell>
          <table:table-cell table:style-name="ce1" office:value-type="float" office:value="32.2192" calcext:value-type="float">
            <text:p>32,219</text:p>
          </table:table-cell>
          <table:table-cell table:style-name="ce1" office:value-type="float" office:value="32.6067" calcext:value-type="float">
            <text:p>32,607</text:p>
          </table:table-cell>
          <table:table-cell table:style-name="ce1" office:value-type="float" office:value="32.3765" calcext:value-type="float">
            <text:p>32,377</text:p>
          </table:table-cell>
          <table:table-cell table:style-name="ce1" office:value-type="float" office:value="32.4315" calcext:value-type="float">
            <text:p>32,432</text:p>
          </table:table-cell>
          <table:table-cell table:style-name="ce1" office:value-type="float" office:value="32.3213" calcext:value-type="float">
            <text:p>32,321</text:p>
          </table:table-cell>
          <table:table-cell table:style-name="ce1" office:value-type="float" office:value="32.364" calcext:value-type="float">
            <text:p>32,364</text:p>
          </table:table-cell>
          <table:table-cell table:style-name="ce1" office:value-type="float" office:value="32.2411" calcext:value-type="float">
            <text:p>32,241</text:p>
          </table:table-cell>
          <table:table-cell table:style-name="ce1" office:value-type="float" office:value="32.4495" calcext:value-type="float">
            <text:p>32,450</text:p>
          </table:table-cell>
          <table:table-cell table:style-name="ce1" office:value-type="float" office:value="32.4207" calcext:value-type="float">
            <text:p>32,421</text:p>
          </table:table-cell>
          <table:table-cell table:style-name="ce1" office:value-type="float" office:value="32.1553" calcext:value-type="float">
            <text:p>32,155</text:p>
          </table:table-cell>
          <table:table-cell table:style-name="ce1" office:value-type="float" office:value="32.3676" calcext:value-type="float">
            <text:p>32,368</text:p>
          </table:table-cell>
          <table:table-cell table:style-name="ce1" office:value-type="float" office:value="33.002" calcext:value-type="float">
            <text:p>33,002</text:p>
          </table:table-cell>
          <table:table-cell table:style-name="ce1" office:value-type="float" office:value="32.2687" calcext:value-type="float">
            <text:p>32,269</text:p>
          </table:table-cell>
          <table:table-cell table:style-name="ce1" office:value-type="float" office:value="32.7133" calcext:value-type="float">
            <text:p>32,713</text:p>
          </table:table-cell>
          <table:table-cell table:style-name="ce1" office:value-type="float" office:value="32.7052" calcext:value-type="float">
            <text:p>32,705</text:p>
          </table:table-cell>
          <table:table-cell table:style-name="ce1" office:value-type="float" office:value="32.3198" calcext:value-type="float">
            <text:p>32,320</text:p>
          </table:table-cell>
          <table:table-cell table:style-name="ce1" office:value-type="float" office:value="32.8412" calcext:value-type="float">
            <text:p>32,841</text:p>
          </table:table-cell>
          <table:table-cell table:style-name="ce1" office:value-type="float" office:value="32.2613" calcext:value-type="float">
            <text:p>32,261</text:p>
          </table:table-cell>
          <table:table-cell table:style-name="ce1" office:value-type="float" office:value="32.4496" calcext:value-type="float">
            <text:p>32,450</text:p>
          </table:table-cell>
          <table:table-cell table:style-name="ce1" office:value-type="float" office:value="32.4475" calcext:value-type="float">
            <text:p>32,448</text:p>
          </table:table-cell>
          <table:table-cell table:style-name="ce1" office:value-type="float" office:value="32.5501" calcext:value-type="float">
            <text:p>32,550</text:p>
          </table:table-cell>
          <table:table-cell table:style-name="ce1" office:value-type="float" office:value="32.3532" calcext:value-type="float">
            <text:p>32,353</text:p>
          </table:table-cell>
          <table:table-cell table:style-name="ce1" office:value-type="float" office:value="32.2369" calcext:value-type="float">
            <text:p>32,237</text:p>
          </table:table-cell>
          <table:table-cell table:style-name="ce1" office:value-type="float" office:value="32.4345" calcext:value-type="float">
            <text:p>32,435</text:p>
          </table:table-cell>
          <table:table-cell table:style-name="ce1" office:value-type="float" office:value="32.2243" calcext:value-type="float">
            <text:p>32,224</text:p>
          </table:table-cell>
          <table:table-cell table:style-name="ce1" office:value-type="float" office:value="32.3104" calcext:value-type="float">
            <text:p>32,310</text:p>
          </table:table-cell>
          <table:table-cell table:style-name="ce1" office:value-type="float" office:value="32.4286" calcext:value-type="float">
            <text:p>32,429</text:p>
          </table:table-cell>
          <table:table-cell table:style-name="ce1" office:value-type="float" office:value="32.2905" calcext:value-type="float">
            <text:p>32,291</text:p>
          </table:table-cell>
          <table:table-cell table:style-name="ce1" office:value-type="float" office:value="32.4793" calcext:value-type="float">
            <text:p>32,479</text:p>
          </table:table-cell>
          <table:table-cell table:style-name="ce1" office:value-type="float" office:value="32.4391" calcext:value-type="float">
            <text:p>32,439</text:p>
          </table:table-cell>
          <table:table-cell table:style-name="ce1" office:value-type="float" office:value="32.475" calcext:value-type="float">
            <text:p>32,475</text:p>
          </table:table-cell>
          <table:table-cell table:style-name="ce1" office:value-type="float" office:value="32.4247" calcext:value-type="float">
            <text:p>32,425</text:p>
          </table:table-cell>
          <table:table-cell table:style-name="ce1" office:value-type="float" office:value="32.4217" calcext:value-type="float">
            <text:p>32,422</text:p>
          </table:table-cell>
          <table:table-cell table:style-name="ce1" office:value-type="float" office:value="32.1778" calcext:value-type="float">
            <text:p>32,178</text:p>
          </table:table-cell>
          <table:table-cell table:style-name="ce1" office:value-type="float" office:value="32.3549" calcext:value-type="float">
            <text:p>32,355</text:p>
          </table:table-cell>
          <table:table-cell table:style-name="ce1" office:value-type="float" office:value="32.3909" calcext:value-type="float">
            <text:p>32,391</text:p>
          </table:table-cell>
          <table:table-cell table:style-name="ce1" office:value-type="float" office:value="32.2705" calcext:value-type="float">
            <text:p>32,271</text:p>
          </table:table-cell>
          <table:table-cell table:style-name="ce1" office:value-type="float" office:value="32.3587" calcext:value-type="float">
            <text:p>32,359</text:p>
          </table:table-cell>
          <table:table-cell table:style-name="ce1" office:value-type="float" office:value="32.4095" calcext:value-type="float">
            <text:p>32,410</text:p>
          </table:table-cell>
          <table:table-cell table:style-name="ce1" office:value-type="float" office:value="33.4967" calcext:value-type="float">
            <text:p>33,497</text:p>
          </table:table-cell>
          <table:table-cell table:style-name="ce1" office:value-type="float" office:value="32.6744" calcext:value-type="float">
            <text:p>32,674</text:p>
          </table:table-cell>
          <table:table-cell table:style-name="ce1" office:value-type="float" office:value="32.3923" calcext:value-type="float">
            <text:p>32,392</text:p>
          </table:table-cell>
          <table:table-cell table:style-name="ce2" table:number-matrix-columns-spanned="1" table:number-matrix-rows-spanned="1" table:formula="of:=(SUM(POWER([.F28:.BC28] - [.C28];2))) / (47)" office:value-type="float" office:value="0.0537476419999998" calcext:value-type="float">
            <text:p>0,05</text:p>
          </table:table-cell>
          <table:table-cell table:style-name="ce3" table:formula="of:=STDEV([.F28:.BC28])" office:value-type="percentage" office:value="0.226522185434181" calcext:value-type="percentage">
            <text:p>22,65 %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74.76105" calcext:value-type="float">
            <text:p>74,761</text:p>
          </table:table-cell>
          <table:table-cell table:style-name="ce1" office:value-type="float" office:value="74.0804" calcext:value-type="float">
            <text:p>74,080</text:p>
          </table:table-cell>
          <table:table-cell table:style-name="ce1" office:value-type="float" office:value="77.71" calcext:value-type="float">
            <text:p>77,710</text:p>
          </table:table-cell>
          <table:table-cell table:style-name="ce1" office:value-type="float" office:value="75.0609" calcext:value-type="float">
            <text:p>75,061</text:p>
          </table:table-cell>
          <table:table-cell table:style-name="ce1" office:value-type="float" office:value="74.2984" calcext:value-type="float">
            <text:p>74,298</text:p>
          </table:table-cell>
          <table:table-cell table:style-name="ce1" office:value-type="float" office:value="75.7918" calcext:value-type="float">
            <text:p>75,792</text:p>
          </table:table-cell>
          <table:table-cell table:style-name="ce1" office:value-type="float" office:value="74.8513" calcext:value-type="float">
            <text:p>74,851</text:p>
          </table:table-cell>
          <table:table-cell table:style-name="ce1" office:value-type="float" office:value="74.7298" calcext:value-type="float">
            <text:p>74,730</text:p>
          </table:table-cell>
          <table:table-cell table:style-name="ce1" office:value-type="float" office:value="75.0029" calcext:value-type="float">
            <text:p>75,003</text:p>
          </table:table-cell>
          <table:table-cell table:style-name="ce1" office:value-type="float" office:value="75.1218" calcext:value-type="float">
            <text:p>75,122</text:p>
          </table:table-cell>
          <table:table-cell table:style-name="ce1" office:value-type="float" office:value="75.2335" calcext:value-type="float">
            <text:p>75,234</text:p>
          </table:table-cell>
          <table:table-cell table:style-name="ce1" office:value-type="float" office:value="74.8103" calcext:value-type="float">
            <text:p>74,810</text:p>
          </table:table-cell>
          <table:table-cell table:style-name="ce1" office:value-type="float" office:value="75.4486" calcext:value-type="float">
            <text:p>75,449</text:p>
          </table:table-cell>
          <table:table-cell table:style-name="ce1" office:value-type="float" office:value="76.2805" calcext:value-type="float">
            <text:p>76,281</text:p>
          </table:table-cell>
          <table:table-cell table:style-name="ce1" office:value-type="float" office:value="75.0778" calcext:value-type="float">
            <text:p>75,078</text:p>
          </table:table-cell>
          <table:table-cell table:style-name="ce1" office:value-type="float" office:value="74.8142" calcext:value-type="float">
            <text:p>74,814</text:p>
          </table:table-cell>
          <table:table-cell table:style-name="ce1" office:value-type="float" office:value="74.5546" calcext:value-type="float">
            <text:p>74,555</text:p>
          </table:table-cell>
          <table:table-cell table:style-name="ce1" office:value-type="float" office:value="74.6754" calcext:value-type="float">
            <text:p>74,675</text:p>
          </table:table-cell>
          <table:table-cell table:style-name="ce1" office:value-type="float" office:value="75.203" calcext:value-type="float">
            <text:p>75,203</text:p>
          </table:table-cell>
          <table:table-cell table:style-name="ce1" office:value-type="float" office:value="74.5922" calcext:value-type="float">
            <text:p>74,592</text:p>
          </table:table-cell>
          <table:table-cell table:style-name="ce1" office:value-type="float" office:value="74.5466" calcext:value-type="float">
            <text:p>74,547</text:p>
          </table:table-cell>
          <table:table-cell table:style-name="ce1" office:value-type="float" office:value="74.4234" calcext:value-type="float">
            <text:p>74,423</text:p>
          </table:table-cell>
          <table:table-cell table:style-name="ce1" office:value-type="float" office:value="74.9586" calcext:value-type="float">
            <text:p>74,959</text:p>
          </table:table-cell>
          <table:table-cell table:style-name="ce1" office:value-type="float" office:value="77.032" calcext:value-type="float">
            <text:p>77,032</text:p>
          </table:table-cell>
          <table:table-cell table:style-name="ce1" office:value-type="float" office:value="75.0845" calcext:value-type="float">
            <text:p>75,085</text:p>
          </table:table-cell>
          <table:table-cell table:style-name="ce1" office:value-type="float" office:value="74.5867" calcext:value-type="float">
            <text:p>74,587</text:p>
          </table:table-cell>
          <table:table-cell table:style-name="ce1" office:value-type="float" office:value="74.6033" calcext:value-type="float">
            <text:p>74,603</text:p>
          </table:table-cell>
          <table:table-cell table:style-name="ce1" office:value-type="float" office:value="74.5933" calcext:value-type="float">
            <text:p>74,593</text:p>
          </table:table-cell>
          <table:table-cell table:style-name="ce1" office:value-type="float" office:value="74.6736" calcext:value-type="float">
            <text:p>74,674</text:p>
          </table:table-cell>
          <table:table-cell table:style-name="ce1" office:value-type="float" office:value="74.6085" calcext:value-type="float">
            <text:p>74,609</text:p>
          </table:table-cell>
          <table:table-cell table:style-name="ce1" office:value-type="float" office:value="74.8566" calcext:value-type="float">
            <text:p>74,857</text:p>
          </table:table-cell>
          <table:table-cell table:style-name="ce1" office:value-type="float" office:value="74.9322" calcext:value-type="float">
            <text:p>74,932</text:p>
          </table:table-cell>
          <table:table-cell table:style-name="ce1" office:value-type="float" office:value="74.4304" calcext:value-type="float">
            <text:p>74,430</text:p>
          </table:table-cell>
          <table:table-cell table:style-name="ce1" office:value-type="float" office:value="74.415" calcext:value-type="float">
            <text:p>74,415</text:p>
          </table:table-cell>
          <table:table-cell table:style-name="ce1" office:value-type="float" office:value="74.2115" calcext:value-type="float">
            <text:p>74,212</text:p>
          </table:table-cell>
          <table:table-cell table:style-name="ce1" office:value-type="float" office:value="74.5042" calcext:value-type="float">
            <text:p>74,504</text:p>
          </table:table-cell>
          <table:table-cell table:style-name="ce1" office:value-type="float" office:value="74.3632" calcext:value-type="float">
            <text:p>74,363</text:p>
          </table:table-cell>
          <table:table-cell table:style-name="ce1" office:value-type="float" office:value="74.3597" calcext:value-type="float">
            <text:p>74,360</text:p>
          </table:table-cell>
          <table:table-cell table:style-name="ce1" office:value-type="float" office:value="74.822" calcext:value-type="float">
            <text:p>74,822</text:p>
          </table:table-cell>
          <table:table-cell table:style-name="ce1" office:value-type="float" office:value="74.3432" calcext:value-type="float">
            <text:p>74,343</text:p>
          </table:table-cell>
          <table:table-cell table:style-name="ce1" office:value-type="float" office:value="77.71" calcext:value-type="float">
            <text:p>77,710</text:p>
          </table:table-cell>
          <table:table-cell table:style-name="ce1" office:value-type="float" office:value="74.3895" calcext:value-type="float">
            <text:p>74,390</text:p>
          </table:table-cell>
          <table:table-cell table:style-name="ce1" office:value-type="float" office:value="74.4613" calcext:value-type="float">
            <text:p>74,461</text:p>
          </table:table-cell>
          <table:table-cell table:style-name="ce1" office:value-type="float" office:value="74.7156" calcext:value-type="float">
            <text:p>74,716</text:p>
          </table:table-cell>
          <table:table-cell table:style-name="ce1" office:value-type="float" office:value="74.2622" calcext:value-type="float">
            <text:p>74,262</text:p>
          </table:table-cell>
          <table:table-cell table:style-name="ce1" office:value-type="float" office:value="74.3368" calcext:value-type="float">
            <text:p>74,337</text:p>
          </table:table-cell>
          <table:table-cell table:style-name="ce1" office:value-type="float" office:value="74.2578" calcext:value-type="float">
            <text:p>74,258</text:p>
          </table:table-cell>
          <table:table-cell table:style-name="ce1" office:value-type="float" office:value="74.1259" calcext:value-type="float">
            <text:p>74,126</text:p>
          </table:table-cell>
          <table:table-cell table:style-name="ce1" office:value-type="float" office:value="74.3413" calcext:value-type="float">
            <text:p>74,341</text:p>
          </table:table-cell>
          <table:table-cell table:style-name="ce1" office:value-type="float" office:value="74.0804" calcext:value-type="float">
            <text:p>74,080</text:p>
          </table:table-cell>
          <table:table-cell table:style-name="ce1" office:value-type="float" office:value="74.8943" calcext:value-type="float">
            <text:p>74,894</text:p>
          </table:table-cell>
          <table:table-cell table:style-name="ce1" office:value-type="float" office:value="74.4233" calcext:value-type="float">
            <text:p>74,423</text:p>
          </table:table-cell>
          <table:table-cell table:style-name="ce1" office:value-type="float" office:value="74.4269" calcext:value-type="float">
            <text:p>74,427</text:p>
          </table:table-cell>
          <table:table-cell table:style-name="ce2" table:number-matrix-columns-spanned="1" table:number-matrix-rows-spanned="1" table:formula="of:=(SUM(POWER([.F29:.BC29] - [.C29];2))) / (47)" office:value-type="float" office:value="0.479814696276595" calcext:value-type="float">
            <text:p>0,48</text:p>
          </table:table-cell>
          <table:table-cell table:style-name="ce3" table:formula="of:=STDEV([.F29:.BC29])" office:value-type="percentage" office:value="0.676853268806376" calcext:value-type="percentage">
            <text:p>67,69 %</text:p>
          </table:table-cell>
        </table:table-row>
        <table:table-row table:style-name="ro2">
          <table:table-cell/>
          <table:table-cell office:value-type="float" office:value="4500000" calcext:value-type="float">
            <text:p>4500000</text:p>
          </table:table-cell>
          <table:table-cell table:style-name="ce1" office:value-type="float" office:value="354.405025" calcext:value-type="float">
            <text:p>354,405</text:p>
          </table:table-cell>
          <table:table-cell table:style-name="ce1" office:value-type="float" office:value="350.9297" calcext:value-type="float">
            <text:p>350,930</text:p>
          </table:table-cell>
          <table:table-cell table:style-name="ce1" office:value-type="float" office:value="369.2802" calcext:value-type="float">
            <text:p>369,280</text:p>
          </table:table-cell>
          <table:table-cell table:style-name="ce1" office:value-type="float" office:value="352.7378" calcext:value-type="float">
            <text:p>352,738</text:p>
          </table:table-cell>
          <table:table-cell table:style-name="ce1" office:value-type="float" office:value="352.2904" calcext:value-type="float">
            <text:p>352,290</text:p>
          </table:table-cell>
          <table:table-cell table:style-name="ce1" office:value-type="float" office:value="353.6981" calcext:value-type="float">
            <text:p>353,698</text:p>
          </table:table-cell>
          <table:table-cell table:style-name="ce1" office:value-type="float" office:value="352.2547" calcext:value-type="float">
            <text:p>352,255</text:p>
          </table:table-cell>
          <table:table-cell table:style-name="ce1" office:value-type="float" office:value="352.0766" calcext:value-type="float">
            <text:p>352,077</text:p>
          </table:table-cell>
          <table:table-cell table:style-name="ce1" office:value-type="float" office:value="354.5813" calcext:value-type="float">
            <text:p>354,581</text:p>
          </table:table-cell>
          <table:table-cell table:style-name="ce1" office:value-type="float" office:value="353.1371" calcext:value-type="float">
            <text:p>353,137</text:p>
          </table:table-cell>
          <table:table-cell table:style-name="ce1" office:value-type="float" office:value="351.4536" calcext:value-type="float">
            <text:p>351,454</text:p>
          </table:table-cell>
          <table:table-cell table:style-name="ce1" office:value-type="float" office:value="352.1981" calcext:value-type="float">
            <text:p>352,198</text:p>
          </table:table-cell>
          <table:table-cell table:style-name="ce1" office:value-type="float" office:value="351.3934" calcext:value-type="float">
            <text:p>351,393</text:p>
          </table:table-cell>
          <table:table-cell table:style-name="ce1" office:value-type="float" office:value="350.9297" calcext:value-type="float">
            <text:p>350,930</text:p>
          </table:table-cell>
          <table:table-cell table:style-name="ce1" office:value-type="float" office:value="352.0757" calcext:value-type="float">
            <text:p>352,076</text:p>
          </table:table-cell>
          <table:table-cell table:style-name="ce1" office:value-type="float" office:value="351.7673" calcext:value-type="float">
            <text:p>351,767</text:p>
          </table:table-cell>
          <table:table-cell table:style-name="ce1" office:value-type="float" office:value="354.0448" calcext:value-type="float">
            <text:p>354,045</text:p>
          </table:table-cell>
          <table:table-cell table:style-name="ce1" office:value-type="float" office:value="354.4847" calcext:value-type="float">
            <text:p>354,485</text:p>
          </table:table-cell>
          <table:table-cell table:style-name="ce1" office:value-type="float" office:value="353.0782" calcext:value-type="float">
            <text:p>353,078</text:p>
          </table:table-cell>
          <table:table-cell table:style-name="ce1" office:value-type="float" office:value="353.3573" calcext:value-type="float">
            <text:p>353,357</text:p>
          </table:table-cell>
          <table:table-cell table:style-name="ce1" office:value-type="float" office:value="353.2464" calcext:value-type="float">
            <text:p>353,246</text:p>
          </table:table-cell>
          <table:table-cell table:style-name="ce1" office:value-type="float" office:value="354.16" calcext:value-type="float">
            <text:p>354,160</text:p>
          </table:table-cell>
          <table:table-cell table:style-name="ce1" office:value-type="float" office:value="354.4668" calcext:value-type="float">
            <text:p>354,467</text:p>
          </table:table-cell>
          <table:table-cell table:style-name="ce1" office:value-type="float" office:value="351.2081" calcext:value-type="float">
            <text:p>351,208</text:p>
          </table:table-cell>
          <table:table-cell table:style-name="ce1" office:value-type="float" office:value="353.4638" calcext:value-type="float">
            <text:p>353,464</text:p>
          </table:table-cell>
          <table:table-cell table:style-name="ce1" office:value-type="float" office:value="354.7509" calcext:value-type="float">
            <text:p>354,751</text:p>
          </table:table-cell>
          <table:table-cell table:style-name="ce1" office:value-type="float" office:value="352.3246" calcext:value-type="float">
            <text:p>352,325</text:p>
          </table:table-cell>
          <table:table-cell table:style-name="ce1" office:value-type="float" office:value="353.9176" calcext:value-type="float">
            <text:p>353,918</text:p>
          </table:table-cell>
          <table:table-cell table:style-name="ce1" office:value-type="float" office:value="359.0326" calcext:value-type="float">
            <text:p>359,033</text:p>
          </table:table-cell>
          <table:table-cell table:style-name="ce1" office:value-type="float" office:value="354.1159" calcext:value-type="float">
            <text:p>354,116</text:p>
          </table:table-cell>
          <table:table-cell table:style-name="ce1" office:value-type="float" office:value="351.8564" calcext:value-type="float">
            <text:p>351,856</text:p>
          </table:table-cell>
          <table:table-cell table:style-name="ce1" office:value-type="float" office:value="353.6339" calcext:value-type="float">
            <text:p>353,634</text:p>
          </table:table-cell>
          <table:table-cell table:style-name="ce1" office:value-type="float" office:value="353.5756" calcext:value-type="float">
            <text:p>353,576</text:p>
          </table:table-cell>
          <table:table-cell table:style-name="ce1" office:value-type="float" office:value="354.2322" calcext:value-type="float">
            <text:p>354,232</text:p>
          </table:table-cell>
          <table:table-cell table:style-name="ce1" office:value-type="float" office:value="356.4892" calcext:value-type="float">
            <text:p>356,489</text:p>
          </table:table-cell>
          <table:table-cell table:style-name="ce1" office:value-type="float" office:value="354.7618" calcext:value-type="float">
            <text:p>354,762</text:p>
          </table:table-cell>
          <table:table-cell table:style-name="ce1" office:value-type="float" office:value="353.9812" calcext:value-type="float">
            <text:p>353,981</text:p>
          </table:table-cell>
          <table:table-cell table:style-name="ce1" office:value-type="float" office:value="352.6759" calcext:value-type="float">
            <text:p>352,676</text:p>
          </table:table-cell>
          <table:table-cell table:style-name="ce1" office:value-type="float" office:value="353.5771" calcext:value-type="float">
            <text:p>353,577</text:p>
          </table:table-cell>
          <table:table-cell table:style-name="ce1" office:value-type="float" office:value="354.8389" calcext:value-type="float">
            <text:p>354,839</text:p>
          </table:table-cell>
          <table:table-cell table:style-name="ce1" office:value-type="float" office:value="353.7311" calcext:value-type="float">
            <text:p>353,731</text:p>
          </table:table-cell>
          <table:table-cell table:style-name="ce1" office:value-type="float" office:value="355.2925" calcext:value-type="float">
            <text:p>355,293</text:p>
          </table:table-cell>
          <table:table-cell table:style-name="ce1" office:value-type="float" office:value="360.2306" calcext:value-type="float">
            <text:p>360,231</text:p>
          </table:table-cell>
          <table:table-cell table:style-name="ce1" office:value-type="float" office:value="369.2802" calcext:value-type="float">
            <text:p>369,280</text:p>
          </table:table-cell>
          <table:table-cell table:style-name="ce1" office:value-type="float" office:value="353.738" calcext:value-type="float">
            <text:p>353,738</text:p>
          </table:table-cell>
          <table:table-cell table:style-name="ce1" office:value-type="float" office:value="364.5987" calcext:value-type="float">
            <text:p>364,599</text:p>
          </table:table-cell>
          <table:table-cell table:style-name="ce1" office:value-type="float" office:value="359.9223" calcext:value-type="float">
            <text:p>359,922</text:p>
          </table:table-cell>
          <table:table-cell table:style-name="ce1" office:value-type="float" office:value="356.5223" calcext:value-type="float">
            <text:p>356,522</text:p>
          </table:table-cell>
          <table:table-cell table:style-name="ce1" office:value-type="float" office:value="354.2991" calcext:value-type="float">
            <text:p>354,299</text:p>
          </table:table-cell>
          <table:table-cell table:style-name="ce1" office:value-type="float" office:value="354.4022" calcext:value-type="float">
            <text:p>354,402</text:p>
          </table:table-cell>
          <table:table-cell table:style-name="ce1" office:value-type="float" office:value="354.2587" calcext:value-type="float">
            <text:p>354,259</text:p>
          </table:table-cell>
          <table:table-cell table:style-name="ce1" office:value-type="float" office:value="353.9652" calcext:value-type="float">
            <text:p>353,965</text:p>
          </table:table-cell>
          <table:table-cell table:style-name="ce1" office:value-type="float" office:value="365.5425" calcext:value-type="float">
            <text:p>365,543</text:p>
          </table:table-cell>
          <table:table-cell table:style-name="ce2" table:number-matrix-columns-spanned="1" table:number-matrix-rows-spanned="1" table:formula="of:=(SUM(POWER([.F30:.BC30] - [.C30];2))) / (47)" office:value-type="float" office:value="13.7140141367287" calcext:value-type="float">
            <text:p>13,71</text:p>
          </table:table-cell>
          <table:table-cell table:style-name="ce3" table:formula="of:=STDEV([.F30:.BC30])" office:value-type="percentage" office:value="3.61956005001003" calcext:value-type="percentage">
            <text:p>361,96 %</text:p>
          </table:table-cell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1" office:value-type="float" office:value="804.11321" calcext:value-type="float">
            <text:p>804,113</text:p>
          </table:table-cell>
          <table:table-cell table:style-name="ce1" office:value-type="float" office:value="797.9905" calcext:value-type="float">
            <text:p>797,991</text:p>
          </table:table-cell>
          <table:table-cell table:style-name="ce1" office:value-type="float" office:value="827.3215" calcext:value-type="float">
            <text:p>827,322</text:p>
          </table:table-cell>
          <table:table-cell table:style-name="ce1" office:value-type="float" office:value="805.1949" calcext:value-type="float">
            <text:p>805,195</text:p>
          </table:table-cell>
          <table:table-cell table:style-name="ce1" office:value-type="float" office:value="816.3356" calcext:value-type="float">
            <text:p>816,336</text:p>
          </table:table-cell>
          <table:table-cell table:style-name="ce1" office:value-type="float" office:value="827.3215" calcext:value-type="float">
            <text:p>827,322</text:p>
          </table:table-cell>
          <table:table-cell table:style-name="ce1" office:value-type="float" office:value="805.7856" calcext:value-type="float">
            <text:p>805,786</text:p>
          </table:table-cell>
          <table:table-cell table:style-name="ce1" office:value-type="float" office:value="806.09" calcext:value-type="float">
            <text:p>806,090</text:p>
          </table:table-cell>
          <table:table-cell table:style-name="ce1" office:value-type="float" office:value="827.2487" calcext:value-type="float">
            <text:p>827,249</text:p>
          </table:table-cell>
          <table:table-cell table:style-name="ce1" office:value-type="float" office:value="802.628" calcext:value-type="float">
            <text:p>802,628</text:p>
          </table:table-cell>
          <table:table-cell table:style-name="ce1" office:value-type="float" office:value="799.8625" calcext:value-type="float">
            <text:p>799,863</text:p>
          </table:table-cell>
          <table:table-cell table:style-name="ce1" office:value-type="float" office:value="805.6468" calcext:value-type="float">
            <text:p>805,647</text:p>
          </table:table-cell>
          <table:table-cell table:style-name="ce1" office:value-type="float" office:value="805.9886" calcext:value-type="float">
            <text:p>805,989</text:p>
          </table:table-cell>
          <table:table-cell table:style-name="ce1" office:value-type="float" office:value="799.5507" calcext:value-type="float">
            <text:p>799,551</text:p>
          </table:table-cell>
          <table:table-cell table:style-name="ce1" office:value-type="float" office:value="803.9307" calcext:value-type="float">
            <text:p>803,931</text:p>
          </table:table-cell>
          <table:table-cell table:style-name="ce1" office:value-type="float" office:value="806.2718" calcext:value-type="float">
            <text:p>806,272</text:p>
          </table:table-cell>
          <table:table-cell table:style-name="ce1" office:value-type="float" office:value="807.186" calcext:value-type="float">
            <text:p>807,186</text:p>
          </table:table-cell>
          <table:table-cell table:style-name="ce1" office:value-type="float" office:value="798.335" calcext:value-type="float">
            <text:p>798,335</text:p>
          </table:table-cell>
          <table:table-cell table:style-name="ce1" office:value-type="float" office:value="799.6892" calcext:value-type="float">
            <text:p>799,689</text:p>
          </table:table-cell>
          <table:table-cell table:style-name="ce1" office:value-type="float" office:value="801.4962" calcext:value-type="float">
            <text:p>801,496</text:p>
          </table:table-cell>
          <table:table-cell table:style-name="ce1" office:value-type="float" office:value="802.8005" calcext:value-type="float">
            <text:p>802,801</text:p>
          </table:table-cell>
          <table:table-cell table:style-name="ce1" office:value-type="float" office:value="803.4681" calcext:value-type="float">
            <text:p>803,468</text:p>
          </table:table-cell>
          <table:table-cell table:style-name="ce1" office:value-type="float" office:value="799.3024" calcext:value-type="float">
            <text:p>799,302</text:p>
          </table:table-cell>
          <table:table-cell table:style-name="ce1" office:value-type="float" office:value="797.9905" calcext:value-type="float">
            <text:p>797,991</text:p>
          </table:table-cell>
          <table:table-cell table:style-name="ce1" office:value-type="float" office:value="804.895" calcext:value-type="float">
            <text:p>804,895</text:p>
          </table:table-cell>
          <table:table-cell table:style-name="ce1" office:value-type="float" office:value="802.7066" calcext:value-type="float">
            <text:p>802,707</text:p>
          </table:table-cell>
          <table:table-cell table:style-name="ce1" office:value-type="float" office:value="802.6879" calcext:value-type="float">
            <text:p>802,688</text:p>
          </table:table-cell>
          <table:table-cell table:style-name="ce1" office:value-type="float" office:value="806.1378" calcext:value-type="float">
            <text:p>806,138</text:p>
          </table:table-cell>
          <table:table-cell table:style-name="ce1" office:value-type="float" office:value="799.4983" calcext:value-type="float">
            <text:p>799,498</text:p>
          </table:table-cell>
          <table:table-cell table:style-name="ce1" office:value-type="float" office:value="805.7172" calcext:value-type="float">
            <text:p>805,717</text:p>
          </table:table-cell>
          <table:table-cell table:style-name="ce1" office:value-type="float" office:value="806.3763" calcext:value-type="float">
            <text:p>806,376</text:p>
          </table:table-cell>
          <table:table-cell table:style-name="ce1" office:value-type="float" office:value="803.92" calcext:value-type="float">
            <text:p>803,920</text:p>
          </table:table-cell>
          <table:table-cell table:style-name="ce1" office:value-type="float" office:value="803.0919" calcext:value-type="float">
            <text:p>803,092</text:p>
          </table:table-cell>
          <table:table-cell table:style-name="ce1" office:value-type="float" office:value="799.7071" calcext:value-type="float">
            <text:p>799,707</text:p>
          </table:table-cell>
          <table:table-cell table:style-name="ce1" office:value-type="float" office:value="801.9349" calcext:value-type="float">
            <text:p>801,935</text:p>
          </table:table-cell>
          <table:table-cell table:style-name="ce1" office:value-type="float" office:value="802.513" calcext:value-type="float">
            <text:p>802,513</text:p>
          </table:table-cell>
          <table:table-cell table:style-name="ce1" office:value-type="float" office:value="804.5864" calcext:value-type="float">
            <text:p>804,586</text:p>
          </table:table-cell>
          <table:table-cell table:style-name="ce1" office:value-type="float" office:value="799.8098" calcext:value-type="float">
            <text:p>799,810</text:p>
          </table:table-cell>
          <table:table-cell table:style-name="ce1" office:value-type="float" office:value="804.1359" calcext:value-type="float">
            <text:p>804,136</text:p>
          </table:table-cell>
          <table:table-cell table:style-name="ce1" office:value-type="float" office:value="799.8761" calcext:value-type="float">
            <text:p>799,876</text:p>
          </table:table-cell>
          <table:table-cell table:style-name="ce1" office:value-type="float" office:value="801.0732" calcext:value-type="float">
            <text:p>801,073</text:p>
          </table:table-cell>
          <table:table-cell table:style-name="ce1" office:value-type="float" office:value="803.2237" calcext:value-type="float">
            <text:p>803,224</text:p>
          </table:table-cell>
          <table:table-cell table:style-name="ce1" office:value-type="float" office:value="805.2654" calcext:value-type="float">
            <text:p>805,265</text:p>
          </table:table-cell>
          <table:table-cell table:style-name="ce1" office:value-type="float" office:value="806.0449" calcext:value-type="float">
            <text:p>806,045</text:p>
          </table:table-cell>
          <table:table-cell table:style-name="ce1" office:value-type="float" office:value="806.5639" calcext:value-type="float">
            <text:p>806,564</text:p>
          </table:table-cell>
          <table:table-cell table:style-name="ce1" office:value-type="float" office:value="803.8909" calcext:value-type="float">
            <text:p>803,891</text:p>
          </table:table-cell>
          <table:table-cell table:style-name="ce1" office:value-type="float" office:value="802.2265" calcext:value-type="float">
            <text:p>802,227</text:p>
          </table:table-cell>
          <table:table-cell table:style-name="ce1" office:value-type="float" office:value="807.5434" calcext:value-type="float">
            <text:p>807,543</text:p>
          </table:table-cell>
          <table:table-cell table:style-name="ce1" office:value-type="float" office:value="804.8235" calcext:value-type="float">
            <text:p>804,824</text:p>
          </table:table-cell>
          <table:table-cell table:style-name="ce1" office:value-type="float" office:value="801.1052" calcext:value-type="float">
            <text:p>801,105</text:p>
          </table:table-cell>
          <table:table-cell table:style-name="ce1" office:value-type="float" office:value="800.4002" calcext:value-type="float">
            <text:p>800,400</text:p>
          </table:table-cell>
          <table:table-cell table:style-name="ce1" office:value-type="float" office:value="805.8717" calcext:value-type="float">
            <text:p>805,872</text:p>
          </table:table-cell>
          <table:table-cell table:style-name="ce1" office:value-type="float" office:value="804.9961" calcext:value-type="float">
            <text:p>804,996</text:p>
          </table:table-cell>
          <table:table-cell table:style-name="ce2" table:number-matrix-columns-spanned="1" table:number-matrix-rows-spanned="1" table:formula="of:=(SUM(POWER([.F31:.BC31] - [.C31];2))) / (47)" office:value-type="float" office:value="33.6319919398511" calcext:value-type="float">
            <text:p>33,63</text:p>
          </table:table-cell>
          <table:table-cell table:style-name="ce3" table:formula="of:=STDEV([.F31:.BC31])" office:value-type="percentage" office:value="5.66922459267219" calcext:value-type="percentage">
            <text:p>566,92 %</text:p>
          </table:table-cell>
        </table:table-row>
        <table:table-row table:style-name="ro2">
          <table:table-cell/>
          <table:table-cell office:value-type="float" office:value="45000000" calcext:value-type="float">
            <text:p>45000000</text:p>
          </table:table-cell>
          <table:table-cell table:style-name="ce1" office:value-type="float" office:value="3825.092966" calcext:value-type="float">
            <text:p>3825,093</text:p>
          </table:table-cell>
          <table:table-cell table:style-name="ce1" office:value-type="float" office:value="3779.718" calcext:value-type="float">
            <text:p>3779,718</text:p>
          </table:table-cell>
          <table:table-cell table:style-name="ce1" office:value-type="float" office:value="3936.6316" calcext:value-type="float">
            <text:p>3936,632</text:p>
          </table:table-cell>
          <table:table-cell table:style-name="ce1" office:value-type="float" office:value="3805.2063" calcext:value-type="float">
            <text:p>3805,206</text:p>
          </table:table-cell>
          <table:table-cell table:style-name="ce1" office:value-type="float" office:value="3843.5111" calcext:value-type="float">
            <text:p>3843,511</text:p>
          </table:table-cell>
          <table:table-cell table:style-name="ce1" office:value-type="float" office:value="3793.8046" calcext:value-type="float">
            <text:p>3793,805</text:p>
          </table:table-cell>
          <table:table-cell table:style-name="ce1" office:value-type="float" office:value="3852.2128" calcext:value-type="float">
            <text:p>3852,213</text:p>
          </table:table-cell>
          <table:table-cell table:style-name="ce1" office:value-type="float" office:value="3794.1903" calcext:value-type="float">
            <text:p>3794,190</text:p>
          </table:table-cell>
          <table:table-cell table:style-name="ce1" office:value-type="float" office:value="3846.01" calcext:value-type="float">
            <text:p>3846,010</text:p>
          </table:table-cell>
          <table:table-cell table:style-name="ce1" office:value-type="float" office:value="3792.359" calcext:value-type="float">
            <text:p>3792,359</text:p>
          </table:table-cell>
          <table:table-cell table:style-name="ce1" office:value-type="float" office:value="3857.4525" calcext:value-type="float">
            <text:p>3857,453</text:p>
          </table:table-cell>
          <table:table-cell table:style-name="ce1" office:value-type="float" office:value="3795.8305" calcext:value-type="float">
            <text:p>3795,831</text:p>
          </table:table-cell>
          <table:table-cell table:style-name="ce1" office:value-type="float" office:value="3847.2955" calcext:value-type="float">
            <text:p>3847,296</text:p>
          </table:table-cell>
          <table:table-cell table:style-name="ce1" office:value-type="float" office:value="3788.0854" calcext:value-type="float">
            <text:p>3788,085</text:p>
          </table:table-cell>
          <table:table-cell table:style-name="ce1" office:value-type="float" office:value="3849.659" calcext:value-type="float">
            <text:p>3849,659</text:p>
          </table:table-cell>
          <table:table-cell table:style-name="ce1" office:value-type="float" office:value="3779.718" calcext:value-type="float">
            <text:p>3779,718</text:p>
          </table:table-cell>
          <table:table-cell table:style-name="ce1" office:value-type="float" office:value="3841.964" calcext:value-type="float">
            <text:p>3841,964</text:p>
          </table:table-cell>
          <table:table-cell table:style-name="ce1" office:value-type="float" office:value="3785.5153" calcext:value-type="float">
            <text:p>3785,515</text:p>
          </table:table-cell>
          <table:table-cell table:style-name="ce1" office:value-type="float" office:value="3850.3457" calcext:value-type="float">
            <text:p>3850,346</text:p>
          </table:table-cell>
          <table:table-cell table:style-name="ce1" office:value-type="float" office:value="3797.7068" calcext:value-type="float">
            <text:p>3797,707</text:p>
          </table:table-cell>
          <table:table-cell table:style-name="ce1" office:value-type="float" office:value="3850.6843" calcext:value-type="float">
            <text:p>3850,684</text:p>
          </table:table-cell>
          <table:table-cell table:style-name="ce1" office:value-type="float" office:value="3793.8048" calcext:value-type="float">
            <text:p>3793,805</text:p>
          </table:table-cell>
          <table:table-cell table:style-name="ce1" office:value-type="float" office:value="3846.3059" calcext:value-type="float">
            <text:p>3846,306</text:p>
          </table:table-cell>
          <table:table-cell table:style-name="ce1" office:value-type="float" office:value="3788.9991" calcext:value-type="float">
            <text:p>3788,999</text:p>
          </table:table-cell>
          <table:table-cell table:style-name="ce1" office:value-type="float" office:value="3843.8056" calcext:value-type="float">
            <text:p>3843,806</text:p>
          </table:table-cell>
          <table:table-cell table:style-name="ce1" office:value-type="float" office:value="3799.9699" calcext:value-type="float">
            <text:p>3799,970</text:p>
          </table:table-cell>
          <table:table-cell table:style-name="ce1" office:value-type="float" office:value="3856.7518" calcext:value-type="float">
            <text:p>3856,752</text:p>
          </table:table-cell>
          <table:table-cell table:style-name="ce1" office:value-type="float" office:value="3793.787" calcext:value-type="float">
            <text:p>3793,787</text:p>
          </table:table-cell>
          <table:table-cell table:style-name="ce1" office:value-type="float" office:value="3847.2607" calcext:value-type="float">
            <text:p>3847,261</text:p>
          </table:table-cell>
          <table:table-cell table:style-name="ce1" office:value-type="float" office:value="3791.416" calcext:value-type="float">
            <text:p>3791,416</text:p>
          </table:table-cell>
          <table:table-cell table:style-name="ce1" office:value-type="float" office:value="3851.6029" calcext:value-type="float">
            <text:p>3851,603</text:p>
          </table:table-cell>
          <table:table-cell table:style-name="ce1" office:value-type="float" office:value="3782.477" calcext:value-type="float">
            <text:p>3782,477</text:p>
          </table:table-cell>
          <table:table-cell table:style-name="ce1" office:value-type="float" office:value="3849.9761" calcext:value-type="float">
            <text:p>3849,976</text:p>
          </table:table-cell>
          <table:table-cell table:style-name="ce1" office:value-type="float" office:value="3812.3923" calcext:value-type="float">
            <text:p>3812,392</text:p>
          </table:table-cell>
          <table:table-cell table:style-name="ce1" office:value-type="float" office:value="3875.2612" calcext:value-type="float">
            <text:p>3875,261</text:p>
          </table:table-cell>
          <table:table-cell table:style-name="ce1" office:value-type="float" office:value="3812.7622" calcext:value-type="float">
            <text:p>3812,762</text:p>
          </table:table-cell>
          <table:table-cell table:style-name="ce1" office:value-type="float" office:value="3936.6316" calcext:value-type="float">
            <text:p>3936,632</text:p>
          </table:table-cell>
          <table:table-cell table:style-name="ce1" office:value-type="float" office:value="3804.1887" calcext:value-type="float">
            <text:p>3804,189</text:p>
          </table:table-cell>
          <table:table-cell table:style-name="ce1" office:value-type="float" office:value="3848.6616" calcext:value-type="float">
            <text:p>3848,662</text:p>
          </table:table-cell>
          <table:table-cell table:style-name="ce1" office:value-type="float" office:value="3795.9274" calcext:value-type="float">
            <text:p>3795,927</text:p>
          </table:table-cell>
          <table:table-cell table:style-name="ce1" office:value-type="float" office:value="3864.9288" calcext:value-type="float">
            <text:p>3864,929</text:p>
          </table:table-cell>
          <table:table-cell table:style-name="ce1" office:value-type="float" office:value="3788.3779" calcext:value-type="float">
            <text:p>3788,378</text:p>
          </table:table-cell>
          <table:table-cell table:style-name="ce1" office:value-type="float" office:value="3853.7431" calcext:value-type="float">
            <text:p>3853,743</text:p>
          </table:table-cell>
          <table:table-cell table:style-name="ce1" office:value-type="float" office:value="3807.9729" calcext:value-type="float">
            <text:p>3807,973</text:p>
          </table:table-cell>
          <table:table-cell table:style-name="ce1" office:value-type="float" office:value="3854.5378" calcext:value-type="float">
            <text:p>3854,538</text:p>
          </table:table-cell>
          <table:table-cell table:style-name="ce1" office:value-type="float" office:value="3799.984" calcext:value-type="float">
            <text:p>3799,984</text:p>
          </table:table-cell>
          <table:table-cell table:style-name="ce1" office:value-type="float" office:value="3874.3373" calcext:value-type="float">
            <text:p>3874,337</text:p>
          </table:table-cell>
          <table:table-cell table:style-name="ce1" office:value-type="float" office:value="3803.416" calcext:value-type="float">
            <text:p>3803,416</text:p>
          </table:table-cell>
          <table:table-cell table:style-name="ce1" office:value-type="float" office:value="3847.8434" calcext:value-type="float">
            <text:p>3847,843</text:p>
          </table:table-cell>
          <table:table-cell table:style-name="ce1" office:value-type="float" office:value="3794.7189" calcext:value-type="float">
            <text:p>3794,719</text:p>
          </table:table-cell>
          <table:table-cell table:style-name="ce1" office:value-type="float" office:value="3858.1123" calcext:value-type="float">
            <text:p>3858,112</text:p>
          </table:table-cell>
          <table:table-cell table:style-name="ce1" office:value-type="float" office:value="3788.7076" calcext:value-type="float">
            <text:p>3788,708</text:p>
          </table:table-cell>
          <table:table-cell table:style-name="ce1" office:value-type="float" office:value="3880.5991" calcext:value-type="float">
            <text:p>3880,599</text:p>
          </table:table-cell>
          <table:table-cell table:style-name="ce2" table:number-matrix-columns-spanned="1" table:number-matrix-rows-spanned="1" table:formula="of:=(SUM(POWER([.F32:.BC32] - [.C32];2))) / (47)" office:value-type="float" office:value="1237.97306960497" calcext:value-type="float">
            <text:p>1.237,97</text:p>
          </table:table-cell>
          <table:table-cell table:style-name="ce3" table:formula="of:=STDEV([.F32:.BC32])" office:value-type="percentage" office:value="34.4333670541129" calcext:value-type="percentage">
            <text:p>3443,34 %</text:p>
          </table:table-cell>
        </table:table-row>
        <table:table-row table:style-name="ro2">
          <table:table-cell/>
          <table:table-cell office:value-type="float" office:value="100000000" calcext:value-type="float">
            <text:p>100000000</text:p>
          </table:table-cell>
          <table:table-cell table:style-name="ce1" office:value-type="float" office:value="8534.542962" calcext:value-type="float">
            <text:p>8534,543</text:p>
          </table:table-cell>
          <table:table-cell table:style-name="ce1" office:value-type="float" office:value="8496.5015" calcext:value-type="float">
            <text:p>8496,502</text:p>
          </table:table-cell>
          <table:table-cell table:style-name="ce1" office:value-type="float" office:value="8771.4699" calcext:value-type="float">
            <text:p>8771,470</text:p>
          </table:table-cell>
          <table:table-cell table:style-name="ce1" office:value-type="float" office:value="8557.6479" calcext:value-type="float">
            <text:p>8557,648</text:p>
          </table:table-cell>
          <table:table-cell table:style-name="ce1" office:value-type="float" office:value="8566.7345" calcext:value-type="float">
            <text:p>8566,735</text:p>
          </table:table-cell>
          <table:table-cell table:style-name="ce1" office:value-type="float" office:value="8540.8769" calcext:value-type="float">
            <text:p>8540,877</text:p>
          </table:table-cell>
          <table:table-cell table:style-name="ce1" office:value-type="float" office:value="8559.7129" calcext:value-type="float">
            <text:p>8559,713</text:p>
          </table:table-cell>
          <table:table-cell table:style-name="ce1" office:value-type="float" office:value="8545.2936" calcext:value-type="float">
            <text:p>8545,294</text:p>
          </table:table-cell>
          <table:table-cell table:style-name="ce1" office:value-type="float" office:value="8550.0395" calcext:value-type="float">
            <text:p>8550,040</text:p>
          </table:table-cell>
          <table:table-cell table:style-name="ce1" office:value-type="float" office:value="8536.3155" calcext:value-type="float">
            <text:p>8536,316</text:p>
          </table:table-cell>
          <table:table-cell table:style-name="ce1" office:value-type="float" office:value="8532.9949" calcext:value-type="float">
            <text:p>8532,995</text:p>
          </table:table-cell>
          <table:table-cell table:style-name="ce1" office:value-type="float" office:value="8535.4259" calcext:value-type="float">
            <text:p>8535,426</text:p>
          </table:table-cell>
          <table:table-cell table:style-name="ce1" office:value-type="float" office:value="8543.7226" calcext:value-type="float">
            <text:p>8543,723</text:p>
          </table:table-cell>
          <table:table-cell table:style-name="ce1" office:value-type="float" office:value="8552.527" calcext:value-type="float">
            <text:p>8552,527</text:p>
          </table:table-cell>
          <table:table-cell table:style-name="ce1" office:value-type="float" office:value="8561.2162" calcext:value-type="float">
            <text:p>8561,216</text:p>
          </table:table-cell>
          <table:table-cell table:style-name="ce1" office:value-type="float" office:value="8552.4886" calcext:value-type="float">
            <text:p>8552,489</text:p>
          </table:table-cell>
          <table:table-cell table:style-name="ce1" office:value-type="float" office:value="8547.0383" calcext:value-type="float">
            <text:p>8547,038</text:p>
          </table:table-cell>
          <table:table-cell table:style-name="ce1" office:value-type="float" office:value="8561.6342" calcext:value-type="float">
            <text:p>8561,634</text:p>
          </table:table-cell>
          <table:table-cell table:style-name="ce1" office:value-type="float" office:value="8546.1205" calcext:value-type="float">
            <text:p>8546,121</text:p>
          </table:table-cell>
          <table:table-cell table:style-name="ce1" office:value-type="float" office:value="8588.47" calcext:value-type="float">
            <text:p>8588,470</text:p>
          </table:table-cell>
          <table:table-cell table:style-name="ce1" office:value-type="float" office:value="8554.7543" calcext:value-type="float">
            <text:p>8554,754</text:p>
          </table:table-cell>
          <table:table-cell table:style-name="ce1" office:value-type="float" office:value="8507.2547" calcext:value-type="float">
            <text:p>8507,255</text:p>
          </table:table-cell>
          <table:table-cell table:style-name="ce1" office:value-type="float" office:value="8551.8941" calcext:value-type="float">
            <text:p>8551,894</text:p>
          </table:table-cell>
          <table:table-cell table:style-name="ce1" office:value-type="float" office:value="8570.8134" calcext:value-type="float">
            <text:p>8570,813</text:p>
          </table:table-cell>
          <table:table-cell table:style-name="ce1" office:value-type="float" office:value="8504.871" calcext:value-type="float">
            <text:p>8504,871</text:p>
          </table:table-cell>
          <table:table-cell table:style-name="ce1" office:value-type="float" office:value="8771.4699" calcext:value-type="float">
            <text:p>8771,470</text:p>
          </table:table-cell>
          <table:table-cell table:style-name="ce1" office:value-type="float" office:value="8512.0414" calcext:value-type="float">
            <text:p>8512,041</text:p>
          </table:table-cell>
          <table:table-cell table:style-name="ce1" office:value-type="float" office:value="8517.8605" calcext:value-type="float">
            <text:p>8517,861</text:p>
          </table:table-cell>
          <table:table-cell table:style-name="ce1" office:value-type="float" office:value="8496.5015" calcext:value-type="float">
            <text:p>8496,502</text:p>
          </table:table-cell>
          <table:table-cell table:style-name="ce1" office:value-type="float" office:value="8505.4362" calcext:value-type="float">
            <text:p>8505,436</text:p>
          </table:table-cell>
          <table:table-cell table:style-name="ce1" office:value-type="float" office:value="8650.8552" calcext:value-type="float">
            <text:p>8650,855</text:p>
          </table:table-cell>
          <table:table-cell table:style-name="ce1" office:value-type="float" office:value="8584.3005" calcext:value-type="float">
            <text:p>8584,301</text:p>
          </table:table-cell>
          <table:table-cell table:style-name="ce1" office:value-type="float" office:value="8507.888" calcext:value-type="float">
            <text:p>8507,888</text:p>
          </table:table-cell>
          <table:table-cell table:style-name="ce1" office:value-type="float" office:value="8511.6405" calcext:value-type="float">
            <text:p>8511,641</text:p>
          </table:table-cell>
          <table:table-cell table:style-name="ce1" office:value-type="float" office:value="8602.138" calcext:value-type="float">
            <text:p>8602,138</text:p>
          </table:table-cell>
          <table:table-cell table:style-name="ce1" office:value-type="float" office:value="8504.6902" calcext:value-type="float">
            <text:p>8504,690</text:p>
          </table:table-cell>
          <table:table-cell table:style-name="ce1" office:value-type="float" office:value="8512.0926" calcext:value-type="float">
            <text:p>8512,093</text:p>
          </table:table-cell>
          <table:table-cell table:style-name="ce1" office:value-type="float" office:value="8543.6228" calcext:value-type="float">
            <text:p>8543,623</text:p>
          </table:table-cell>
          <table:table-cell table:style-name="ce1" office:value-type="float" office:value="8511.3172" calcext:value-type="float">
            <text:p>8511,317</text:p>
          </table:table-cell>
          <table:table-cell table:style-name="ce1" office:value-type="float" office:value="8503.9442" calcext:value-type="float">
            <text:p>8503,944</text:p>
          </table:table-cell>
          <table:table-cell table:style-name="ce1" office:value-type="float" office:value="8498.7923" calcext:value-type="float">
            <text:p>8498,792</text:p>
          </table:table-cell>
          <table:table-cell table:style-name="ce1" office:value-type="float" office:value="8507.5798" calcext:value-type="float">
            <text:p>8507,580</text:p>
          </table:table-cell>
          <table:table-cell table:style-name="ce1" office:value-type="float" office:value="8509.5538" calcext:value-type="float">
            <text:p>8509,554</text:p>
          </table:table-cell>
          <table:table-cell table:style-name="ce1" office:value-type="float" office:value="8505.2179" calcext:value-type="float">
            <text:p>8505,218</text:p>
          </table:table-cell>
          <table:table-cell table:style-name="ce1" office:value-type="float" office:value="8514.0518" calcext:value-type="float">
            <text:p>8514,052</text:p>
          </table:table-cell>
          <table:table-cell table:style-name="ce1" office:value-type="float" office:value="8516.6753" calcext:value-type="float">
            <text:p>8516,675</text:p>
          </table:table-cell>
          <table:table-cell table:style-name="ce1" office:value-type="float" office:value="8499.6801" calcext:value-type="float">
            <text:p>8499,680</text:p>
          </table:table-cell>
          <table:table-cell table:style-name="ce1" office:value-type="float" office:value="8511.7944" calcext:value-type="float">
            <text:p>8511,794</text:p>
          </table:table-cell>
          <table:table-cell table:style-name="ce1" office:value-type="float" office:value="8515.8933" calcext:value-type="float">
            <text:p>8515,893</text:p>
          </table:table-cell>
          <table:table-cell table:style-name="ce1" office:value-type="float" office:value="8509.007" calcext:value-type="float">
            <text:p>8509,007</text:p>
          </table:table-cell>
          <table:table-cell table:style-name="ce1" office:value-type="float" office:value="8496.7745" calcext:value-type="float">
            <text:p>8496,775</text:p>
          </table:table-cell>
          <table:table-cell table:style-name="ce1" office:value-type="float" office:value="8516.2838" calcext:value-type="float">
            <text:p>8516,284</text:p>
          </table:table-cell>
          <table:table-cell table:style-name="ce1" office:value-type="float" office:value="8521.0844" calcext:value-type="float">
            <text:p>8521,084</text:p>
          </table:table-cell>
          <table:table-cell table:style-name="ce2" table:number-matrix-columns-spanned="1" table:number-matrix-rows-spanned="1" table:formula="of:=(SUM(POWER([.F33:.BC33] - [.C33];2))) / (47)" office:value-type="float" office:value="2223.55485882695" calcext:value-type="float">
            <text:p>2.223,55</text:p>
          </table:table-cell>
          <table:table-cell table:style-name="ce3" table:formula="of:=STDEV([.F33:.BC33])" office:value-type="percentage" office:value="46.0070911842727" calcext:value-type="percentage">
            <text:p>4600,71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1T20:05:37.911000000</dc:date>
    <meta:editing-duration>PT7H3M17S</meta:editing-duration>
    <meta:editing-cycles>2</meta:editing-cycles>
    <meta:generator>LibreOffice/24.2.0.3$Windows_X86_64 LibreOffice_project/da48488a73ddd66ea24cf16bbc4f7b9c08e9bea1</meta:generator>
    <meta:document-statistic meta:table-count="1" meta:cell-count="1760" meta:object-count="0"/>
  </office:meta>
</office:document-meta>
</file>